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30000026B6077197A17D9E066.png" manifest:media-type="image/png"/>
  <manifest:file-entry manifest:full-path="Pictures/10000001000001A30000026B03CBC87C2FB0D2B1.png" manifest:media-type="image/png"/>
  <manifest:file-entry manifest:full-path="Pictures/10000001000001A30000026BF4FEFF2D87E1A428.png" manifest:media-type="image/png"/>
  <manifest:file-entry manifest:full-path="Pictures/10000001000001A30000026B104567FE79FF35E5.png" manifest:media-type="image/png"/>
  <manifest:file-entry manifest:full-path="Pictures/10000001000001A30000026BD2A593334824EE0A.png" manifest:media-type="image/png"/>
  <manifest:file-entry manifest:full-path="Pictures/10000001000001A30000026B18D04236255151A2.png" manifest:media-type="image/png"/>
  <manifest:file-entry manifest:full-path="Pictures/10000001000001A30000026BAEFEDE72BDF6E1FC.png" manifest:media-type="image/png"/>
  <manifest:file-entry manifest:full-path="Pictures/10000001000001A30000026BDA7A3AD0DCAEE335.png" manifest:media-type="image/png"/>
  <manifest:file-entry manifest:full-path="Pictures/10000001000001A30000026BEF79B40AB92974D6.png" manifest:media-type="image/png"/>
  <manifest:file-entry manifest:full-path="Pictures/10000001000001A30000026B14F346C29E0772B3.png" manifest:media-type="image/png"/>
  <manifest:file-entry manifest:full-path="Pictures/10000001000001A30000026BE3F2F77B8CE3563C.png" manifest:media-type="image/png"/>
  <manifest:file-entry manifest:full-path="Pictures/10000001000001A30000026B5ADE1E9DD4554A13.png" manifest:media-type="image/png"/>
  <manifest:file-entry manifest:full-path="Pictures/10000001000001A30000026BA4CF8CAC49B5DA2E.png" manifest:media-type="image/png"/>
  <manifest:file-entry manifest:full-path="Pictures/10000001000001A30000026BEA10D189467668A2.png" manifest:media-type="image/png"/>
  <manifest:file-entry manifest:full-path="Pictures/10000001000001A30000026B7CB7C67A12AD036D.png" manifest:media-type="image/png"/>
  <manifest:file-entry manifest:full-path="Pictures/10000001000001A30000026BA1C8767DC6D74407.png" manifest:media-type="image/png"/>
  <manifest:file-entry manifest:full-path="Pictures/10000001000001A30000026BE4D8C231BC864339.png" manifest:media-type="image/png"/>
  <manifest:file-entry manifest:full-path="Pictures/10000001000001A30000026B5EFAE9BC90A62B75.png" manifest:media-type="image/png"/>
  <manifest:file-entry manifest:full-path="Pictures/10000001000001A30000026B654B5B99FB563AB0.png" manifest:media-type="image/png"/>
  <manifest:file-entry manifest:full-path="Pictures/10000001000001A30000026B772D0A51E350BBC9.png" manifest:media-type="image/png"/>
  <manifest:file-entry manifest:full-path="Pictures/10000001000001A30000026BB1042A5ED1E4F680.png" manifest:media-type="image/png"/>
  <manifest:file-entry manifest:full-path="Pictures/10000001000001A30000026B2254F5B8D24F0D59.png" manifest:media-type="image/png"/>
  <manifest:file-entry manifest:full-path="Pictures/10000001000001A30000026B4636CC2C039B3A5D.png" manifest:media-type="image/png"/>
  <manifest:file-entry manifest:full-path="Pictures/10000001000001A30000026B31A62C1A7D1953CD.png" manifest:media-type="image/png"/>
  <manifest:file-entry manifest:full-path="Pictures/10000001000001A30000026B4A9CA911864ED1DC.png" manifest:media-type="image/png"/>
  <manifest:file-entry manifest:full-path="Pictures/100000010000015E000000C3FCC54AB49ADE24E9.png" manifest:media-type="image/png"/>
  <manifest:file-entry manifest:full-path="Pictures/10000001000001A30000026B3A65A891FEB7B64C.png" manifest:media-type="image/png"/>
  <manifest:file-entry manifest:full-path="Pictures/10000001000001A30000026BEDF0EFCD22A96EE3.png" manifest:media-type="image/png"/>
  <manifest:file-entry manifest:full-path="Pictures/1000245D0000242A0000141B5E638895706BF5B1.svg" manifest:media-type="image/svg+xml"/>
  <manifest:file-entry manifest:full-path="Pictures/10000001000001A30000026B2B1A8D3683ECC28C.png" manifest:media-type="image/png"/>
  <manifest:file-entry manifest:full-path="Pictures/10000001000001A30000026B55AB4B1FE9FF603C.png" manifest:media-type="image/png"/>
  <manifest:file-entry manifest:full-path="Pictures/10000001000001A30000026BCC042C4F4B86E6DC.png" manifest:media-type="image/png"/>
  <manifest:file-entry manifest:full-path="Pictures/10000001000001A30000026BB32468E5DEB0C9B8.png" manifest:media-type="image/png"/>
  <manifest:file-entry manifest:full-path="Pictures/10000001000001A30000026BA827993F02434B93.png" manifest:media-type="image/png"/>
  <manifest:file-entry manifest:full-path="Pictures/10000001000001A30000026B3B8EC40CF9874979.png" manifest:media-type="image/png"/>
  <manifest:file-entry manifest:full-path="Pictures/10000001000001A30000026B3FA20ED835ECC109.png" manifest:media-type="image/png"/>
  <manifest:file-entry manifest:full-path="Pictures/10000001000001A30000026BBE04DC88F521364F.png" manifest:media-type="image/png"/>
  <manifest:file-entry manifest:full-path="Pictures/10000001000001A30000026BE9426C5E7D63BA55.png" manifest:media-type="image/png"/>
  <manifest:file-entry manifest:full-path="Pictures/10000001000001A30000026BE4D52EC46454EA81.png" manifest:media-type="image/png"/>
  <manifest:file-entry manifest:full-path="Pictures/10000001000001A30000026B174B37FBF76EE7EF.png" manifest:media-type="image/png"/>
  <manifest:file-entry manifest:full-path="Pictures/10000001000001A30000026BE5A6E5905B497760.png" manifest:media-type="image/png"/>
  <manifest:file-entry manifest:full-path="Pictures/10000001000001A30000026BA61E469D0EA614BF.png" manifest:media-type="image/png"/>
  <manifest:file-entry manifest:full-path="Pictures/10000001000001A30000026BE629FCB77E807243.png" manifest:media-type="image/png"/>
  <manifest:file-entry manifest:full-path="Pictures/10000001000001A30000026B5DDBF882CE0222B7.png" manifest:media-type="image/png"/>
  <manifest:file-entry manifest:full-path="Pictures/10000001000001A30000026B394A2DD5D2F3EF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9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3.1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6cm" fo:min-width="0cm"/>
      <style:paragraph-properties style:writing-mode="lr-tb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8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3.9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1cm" fo:min-width="4.3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6cm" fo:min-width="5.4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1cm" fo:min-width="1.21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1.8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1cm" fo:min-width="1.9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51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47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6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26cm" fo:min-width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0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4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4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4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4</text:span></text:p>
          </draw:text-box>
        </draw:frame>
        <draw:frame draw:style-name="gr4" draw:text-style-name="P2" draw:layer="layout" svg:width="3.639cm" svg:height="4.976cm" svg:x="2.547cm" svg:y="4.915cm">
          <draw:text-box>
            <text:p><text:span text:style-name="T2">5</text:span><text:span text:style-name="T2"> </text:span></text:p>
            <text:p><text:span text:style-name="T2">4</text:span><text:span text:style-name="T2"> </text:span></text:p>
            <text:p><text:span text:style-name="T2">6</text:span></text:p>
          </draw:text-box>
        </draw:frame>
        <draw:frame draw:style-name="gr5" draw:text-style-name="P2" draw:layer="layout" svg:width="5.266cm" svg:height="6.551cm" svg:x="12.648cm" svg:y="4.915cm">
          <draw:text-box>
            <text:p><text:span text:style-name="T2">5</text:span><text:span text:style-name="T2"> </text:span></text:p>
            <text:p><text:span text:style-name="T2">4</text:span></text:p>
            <text:p><text:span text:style-name="T2">4</text:span><text:span text:style-name="T2"> </text:span></text:p>
            <text:p><text:span text:style-name="T2">2</text:span></text:p>
          </draw:text-box>
        </draw:frame>
        <draw:frame draw:style-name="gr6" draw:text-style-name="P2" draw:layer="layout" svg:width="1.999cm" svg:height="8.126cm" svg:x="2.549cm" svg:y="18.915cm">
          <draw:text-box>
            <text:p><text:span text:style-name="T2">5</text:span><text:span text:style-name="T2"> </text:span></text:p>
            <text:p><text:span text:style-name="T2">4</text:span><text:span text:style-name="T2"> </text:span></text:p>
            <text:p><text:span text:style-name="T2">3</text:span><text:span text:style-name="T2"> </text:span></text:p>
            <text:p><text:span text:style-name="T2">2</text:span><text:span text:style-name="T2"> </text:span></text:p>
            <text:p><text:span text:style-name="T2">1</text:span></text:p>
          </draw:text-box>
        </draw:frame>
        <draw:custom-shape draw:style-name="gr7" draw:text-style-name="P3" draw:layer="layout" svg:width="0.463cm" svg:height="0.48cm" svg:x="4.58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7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8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7.276cm" svg:x2="6.21cm" svg:y2="7.276cm">
          <text:p/>
        </draw:line>
        <draw:line draw:style-name="gr8" draw:text-style-name="P1" draw:layer="layout" svg:x1="4.788cm" svg:y1="8.876cm" svg:x2="6.21cm" svg:y2="8.876cm">
          <text:p/>
        </draw:line>
        <draw:line draw:style-name="gr8" draw:text-style-name="P1" draw:layer="layout" svg:x1="6.188cm" svg:y1="8.876cm" svg:x2="7.61cm" svg:y2="8.876cm">
          <text:p/>
        </draw:line>
        <draw:custom-shape draw:style-name="gr7" draw:text-style-name="P3" draw:layer="layout" svg:width="0.463cm" svg:height="0.48cm" svg:x="14.58cm" svg:y="5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8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3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788cm" svg:y1="7.277cm" svg:x2="16.21cm" svg:y2="7.277cm">
          <text:p/>
        </draw:line>
        <draw:line draw:style-name="gr8" draw:text-style-name="P1" draw:layer="layout" svg:x1="14.788cm" svg:y1="8.877cm" svg:x2="16.21cm" svg:y2="8.877cm">
          <text:p/>
        </draw:line>
        <draw:line draw:style-name="gr8" draw:text-style-name="P1" draw:layer="layout" svg:x1="16.188cm" svg:y1="8.877cm" svg:x2="17.61cm" svg:y2="8.877cm">
          <text:p/>
        </draw:line>
        <draw:custom-shape draw:style-name="gr7" draw:text-style-name="P3" draw:layer="layout" svg:width="0.463cm" svg:height="0.48cm" svg:x="14.58cm" svg:y="5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3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788cm" svg:y1="7.278cm" svg:x2="16.21cm" svg:y2="7.278cm">
          <text:p/>
        </draw:line>
        <draw:line draw:style-name="gr8" draw:text-style-name="P1" draw:layer="layout" svg:x1="14.788cm" svg:y1="8.878cm" svg:x2="16.21cm" svg:y2="8.878cm">
          <text:p/>
        </draw:line>
        <draw:line draw:style-name="gr8" draw:text-style-name="P1" draw:layer="layout" svg:x1="16.188cm" svg:y1="8.878cm" svg:x2="17.61cm" svg:y2="8.878cm">
          <text:p/>
        </draw:line>
        <draw:custom-shape draw:style-name="gr7" draw:text-style-name="P3" draw:layer="layout" svg:width="0.463cm" svg:height="0.48cm" svg:x="14.5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3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788cm" svg:y1="10.478cm" svg:x2="16.21cm" svg:y2="10.478cm">
          <text:p/>
        </draw:line>
        <draw:line draw:style-name="gr8" draw:text-style-name="P1" draw:layer="layout" svg:x1="16.188cm" svg:y1="10.478cm" svg:x2="17.61cm" svg:y2="10.478cm">
          <text:p/>
        </draw:line>
        <draw:custom-shape draw:style-name="gr7" draw:text-style-name="P3" draw:layer="layout" svg:width="0.463cm" svg:height="0.48cm" svg:x="14.58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3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788cm" svg:y1="10.479cm" svg:x2="16.21cm" svg:y2="10.479cm">
          <text:p/>
        </draw:line>
        <draw:line draw:style-name="gr8" draw:text-style-name="P1" draw:layer="layout" svg:x1="16.188cm" svg:y1="10.479cm" svg:x2="17.61cm" svg:y2="10.479cm">
          <text:p/>
        </draw:line>
        <draw:custom-shape draw:style-name="gr7" draw:text-style-name="P3" draw:layer="layout" svg:width="0.463cm" svg:height="0.48cm" svg:x="17.3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8.7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588cm" svg:y1="10.479cm" svg:x2="19.01cm" svg:y2="10.479cm">
          <text:p/>
        </draw:line>
        <draw:custom-shape draw:style-name="gr7" draw:text-style-name="P3" draw:layer="layout" svg:width="0.463cm" svg:height="0.48cm" svg:x="4.58cm" svg:y="1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1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1.278cm" svg:x2="6.21cm" svg:y2="21.278cm">
          <text:p/>
        </draw:line>
        <draw:line draw:style-name="gr8" draw:text-style-name="P1" draw:layer="layout" svg:x1="4.788cm" svg:y1="22.878cm" svg:x2="6.21cm" svg:y2="22.878cm">
          <text:p/>
        </draw:line>
        <draw:line draw:style-name="gr8" draw:text-style-name="P1" draw:layer="layout" svg:x1="6.188cm" svg:y1="22.878cm" svg:x2="7.61cm" svg:y2="22.878cm">
          <text:p/>
        </draw:line>
        <draw:custom-shape draw:style-name="gr7" draw:text-style-name="P3" draw:layer="layout" svg:width="0.463cm" svg:height="0.48cm" svg:x="4.58cm" svg:y="1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1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2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1.279cm" svg:x2="6.21cm" svg:y2="21.279cm">
          <text:p/>
        </draw:line>
        <draw:line draw:style-name="gr8" draw:text-style-name="P1" draw:layer="layout" svg:x1="4.788cm" svg:y1="22.879cm" svg:x2="6.21cm" svg:y2="22.879cm">
          <text:p/>
        </draw:line>
        <draw:line draw:style-name="gr8" draw:text-style-name="P1" draw:layer="layout" svg:x1="6.188cm" svg:y1="22.879cm" svg:x2="7.61cm" svg:y2="22.879cm">
          <text:p/>
        </draw:line>
        <draw:custom-shape draw:style-name="gr7" draw:text-style-name="P3" draw:layer="layout" svg:width="0.463cm" svg:height="0.48cm" svg:x="4.58cm" svg:y="24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4.479cm" svg:x2="6.21cm" svg:y2="24.479cm">
          <text:p/>
        </draw:line>
        <draw:line draw:style-name="gr8" draw:text-style-name="P1" draw:layer="layout" svg:x1="6.188cm" svg:y1="24.479cm" svg:x2="7.61cm" svg:y2="24.479cm">
          <text:p/>
        </draw:line>
        <draw:custom-shape draw:style-name="gr7" draw:text-style-name="P3" draw:layer="layout" svg:width="0.463cm" svg:height="0.48cm" svg:x="4.58cm" svg:y="2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4.48cm" svg:x2="6.21cm" svg:y2="24.48cm">
          <text:p/>
        </draw:line>
        <draw:line draw:style-name="gr8" draw:text-style-name="P1" draw:layer="layout" svg:x1="6.188cm" svg:y1="24.48cm" svg:x2="7.61cm" svg:y2="24.48cm">
          <text:p/>
        </draw:line>
        <draw:custom-shape draw:style-name="gr7" draw:text-style-name="P3" draw:layer="layout" svg:width="0.463cm" svg:height="0.48cm" svg:x="7.38cm" svg:y="24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8.7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588cm" svg:y1="24.48cm" svg:x2="9.01cm" svg:y2="24.48cm">
          <text:p/>
        </draw:line>
        <draw:custom-shape draw:style-name="gr7" draw:text-style-name="P3" draw:layer="layout" svg:width="0.463cm" svg:height="0.48cm" svg:x="4.58cm" svg:y="2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5.98cm" svg:x2="6.21cm" svg:y2="25.98cm">
          <text:p/>
        </draw:line>
        <draw:custom-shape draw:style-name="gr7" draw:text-style-name="P3" draw:layer="layout" svg:width="0.463cm" svg:height="0.48cm" svg:x="4.58cm" svg:y="2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5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5.981cm" svg:x2="6.21cm" svg:y2="25.981cm">
          <text:p/>
        </draw:line>
        <draw:custom-shape draw:style-name="gr7" draw:text-style-name="P3" draw:layer="layout" svg:width="0.463cm" svg:height="0.48cm" svg:x="7.38cm" svg:y="2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8.78cm" svg:y="2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588cm" svg:y1="25.981cm" svg:x2="9.01cm" svg:y2="25.981cm">
          <text:p/>
        </draw:line>
        <draw:frame draw:style-name="gr9" draw:text-style-name="P2" draw:layer="layout" svg:width="1.213cm" svg:height="1.195cm" svg:x="6.315cm" svg:y="25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6.432cm" svg:y="24.977cm">
          <draw:text-box>
            <text:p>2</text:p>
          </draw:text-box>
        </draw:frame>
        <draw:frame draw:style-name="gr11" draw:text-style-name="P2" draw:layer="layout" svg:width="0.502cm" svg:height="1.187cm" svg:x="15.264cm" svg:y="22.539cm">
          <draw:text-box>
            <text:p/>
          </draw:text-box>
        </draw:frame>
      </draw:page>
      <draw:page draw:name="page2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398cm" svg:height="13.97cm" svg:x="10.586cm" svg:y="1cm">
          <draw:image xlink:href="Pictures/10000001000001A30000026B2254F5B8D24F0D59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5ADE1E9DD4554A13.png" xlink:type="simple" xlink:show="embed" xlink:actuate="onLoad" draw:mime-type="image/png">
            <text:p/>
          </draw:image>
        </draw:frame>
        <draw:frame draw:style-name="gr2" draw:text-style-name="P1" draw:layer="layout" svg:width="9.273cm" svg:height="13.7cm" svg:x="10.727cm" svg:y="15.051cm">
          <draw:image xlink:href="Pictures/10000001000001A30000026B654B5B99FB563AB0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5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5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5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5</text:span></text:p>
          </draw:text-box>
        </draw:frame>
        <draw:frame draw:style-name="gr12" draw:text-style-name="P2" draw:layer="layout" svg:width="4.422cm" svg:height="4.976cm" svg:x="2.548cm" svg:y="4.915cm">
          <draw:text-box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1</text:span><text:span text:style-name="T2">0</text:span></text:p>
          </draw:text-box>
        </draw:frame>
        <draw:frame draw:style-name="gr13" draw:text-style-name="P2" draw:layer="layout" svg:width="4.816cm" svg:height="6.551cm" svg:x="11.548cm" svg:y="4.915cm">
          <draw:text-box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7</text:span><text:span text:style-name="T2"> </text:span></text:p>
            <text:p><text:span text:style-name="T2">3</text:span></text:p>
          </draw:text-box>
        </draw:frame>
        <draw:frame draw:style-name="gr14" draw:text-style-name="P2" draw:layer="layout" svg:width="5.993cm" svg:height="8.126cm" svg:x="11.548cm" svg:y="18.915cm">
          <draw:text-box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5</text:span><text:span text:style-name="T2"> </text:span></text:p>
            <text:p><text:span text:style-name="T2">4</text:span><text:span text:style-name="T2"> </text:span></text:p>
            <text:p><text:span text:style-name="T2">1</text:span></text:p>
          </draw:text-box>
        </draw:frame>
        <draw:frame draw:style-name="gr13" draw:text-style-name="P2" draw:layer="layout" svg:width="4.816cm" svg:height="6.551cm" svg:x="2.548cm" svg:y="18.915cm">
          <draw:text-box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6</text:span><text:span text:style-name="T2"> </text:span></text:p>
            <text:p><text:span text:style-name="T2">4</text:span></text:p>
          </draw:text-box>
        </draw:frame>
        <draw:custom-shape draw:style-name="gr7" draw:text-style-name="P3" draw:layer="layout" svg:width="0.463cm" svg:height="0.48cm" svg:x="4.58cm" svg:y="1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1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1.278cm" svg:x2="6.21cm" svg:y2="21.278cm">
          <text:p/>
        </draw:line>
        <draw:line draw:style-name="gr8" draw:text-style-name="P1" draw:layer="layout" svg:x1="4.788cm" svg:y1="22.878cm" svg:x2="6.21cm" svg:y2="22.878cm">
          <text:p/>
        </draw:line>
        <draw:line draw:style-name="gr8" draw:text-style-name="P1" draw:layer="layout" svg:x1="6.188cm" svg:y1="22.878cm" svg:x2="7.61cm" svg:y2="22.878cm">
          <text:p/>
        </draw:line>
        <draw:custom-shape draw:style-name="gr7" draw:text-style-name="P3" draw:layer="layout" svg:width="0.463cm" svg:height="0.48cm" svg:x="4.58cm" svg:y="1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1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2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1.279cm" svg:x2="6.21cm" svg:y2="21.279cm">
          <text:p/>
        </draw:line>
        <draw:line draw:style-name="gr8" draw:text-style-name="P1" draw:layer="layout" svg:x1="4.788cm" svg:y1="22.879cm" svg:x2="6.21cm" svg:y2="22.879cm">
          <text:p/>
        </draw:line>
        <draw:line draw:style-name="gr8" draw:text-style-name="P1" draw:layer="layout" svg:x1="6.188cm" svg:y1="22.879cm" svg:x2="7.61cm" svg:y2="22.879cm">
          <text:p/>
        </draw:line>
        <draw:custom-shape draw:style-name="gr7" draw:text-style-name="P3" draw:layer="layout" svg:width="0.463cm" svg:height="0.48cm" svg:x="4.58cm" svg:y="24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4.479cm" svg:x2="6.21cm" svg:y2="24.479cm">
          <text:p/>
        </draw:line>
        <draw:line draw:style-name="gr8" draw:text-style-name="P1" draw:layer="layout" svg:x1="6.188cm" svg:y1="24.479cm" svg:x2="7.61cm" svg:y2="24.479cm">
          <text:p/>
        </draw:line>
        <draw:custom-shape draw:style-name="gr7" draw:text-style-name="P3" draw:layer="layout" svg:width="0.463cm" svg:height="0.48cm" svg:x="4.58cm" svg:y="2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24.48cm" svg:x2="6.21cm" svg:y2="24.48cm">
          <text:p/>
        </draw:line>
        <draw:line draw:style-name="gr8" draw:text-style-name="P1" draw:layer="layout" svg:x1="6.188cm" svg:y1="24.48cm" svg:x2="7.61cm" svg:y2="24.48cm">
          <text:p/>
        </draw:line>
        <draw:custom-shape draw:style-name="gr7" draw:text-style-name="P3" draw:layer="layout" svg:width="0.463cm" svg:height="0.48cm" svg:x="7.38cm" svg:y="24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8.7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588cm" svg:y1="24.48cm" svg:x2="9.01cm" svg:y2="24.48cm">
          <text:p/>
        </draw:line>
        <draw:custom-shape draw:style-name="gr7" draw:text-style-name="P3" draw:layer="layout" svg:width="0.463cm" svg:height="0.48cm" svg:x="13.08cm" svg:y="19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08cm" svg:y="2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08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2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21.378cm" svg:x2="14.71cm" svg:y2="21.378cm">
          <text:p/>
        </draw:line>
        <draw:line draw:style-name="gr8" draw:text-style-name="P1" draw:layer="layout" svg:x1="13.288cm" svg:y1="22.978cm" svg:x2="14.71cm" svg:y2="22.978cm">
          <text:p/>
        </draw:line>
        <draw:line draw:style-name="gr8" draw:text-style-name="P1" draw:layer="layout" svg:x1="14.688cm" svg:y1="22.978cm" svg:x2="16.11cm" svg:y2="22.978cm">
          <text:p/>
        </draw:line>
        <draw:custom-shape draw:style-name="gr7" draw:text-style-name="P3" draw:layer="layout" svg:width="0.463cm" svg:height="0.48cm" svg:x="13.08cm" svg:y="19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08cm" svg:y="2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08cm" svg:y="2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2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21.379cm" svg:x2="14.71cm" svg:y2="21.379cm">
          <text:p/>
        </draw:line>
        <draw:line draw:style-name="gr8" draw:text-style-name="P1" draw:layer="layout" svg:x1="13.288cm" svg:y1="22.979cm" svg:x2="14.71cm" svg:y2="22.979cm">
          <text:p/>
        </draw:line>
        <draw:line draw:style-name="gr8" draw:text-style-name="P1" draw:layer="layout" svg:x1="14.688cm" svg:y1="22.979cm" svg:x2="16.11cm" svg:y2="22.979cm">
          <text:p/>
        </draw:line>
        <draw:custom-shape draw:style-name="gr7" draw:text-style-name="P3" draw:layer="layout" svg:width="0.463cm" svg:height="0.48cm" svg:x="13.08cm" svg:y="2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4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24.579cm" svg:x2="14.71cm" svg:y2="24.579cm">
          <text:p/>
        </draw:line>
        <draw:line draw:style-name="gr8" draw:text-style-name="P1" draw:layer="layout" svg:x1="14.688cm" svg:y1="24.579cm" svg:x2="16.11cm" svg:y2="24.579cm">
          <text:p/>
        </draw:line>
        <draw:custom-shape draw:style-name="gr7" draw:text-style-name="P3" draw:layer="layout" svg:width="0.463cm" svg:height="0.48cm" svg:x="13.08cm" svg:y="24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24.58cm" svg:x2="14.71cm" svg:y2="24.58cm">
          <text:p/>
        </draw:line>
        <draw:line draw:style-name="gr8" draw:text-style-name="P1" draw:layer="layout" svg:x1="14.688cm" svg:y1="24.58cm" svg:x2="16.11cm" svg:y2="24.58cm">
          <text:p/>
        </draw:line>
        <draw:custom-shape draw:style-name="gr7" draw:text-style-name="P3" draw:layer="layout" svg:width="0.463cm" svg:height="0.48cm" svg:x="15.88cm" svg:y="2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2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088cm" svg:y1="24.58cm" svg:x2="17.51cm" svg:y2="24.58cm">
          <text:p/>
        </draw:line>
        <draw:custom-shape draw:style-name="gr7" draw:text-style-name="P3" draw:layer="layout" svg:width="0.463cm" svg:height="0.48cm" svg:x="13.08cm" svg:y="25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5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25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26.08cm" svg:x2="14.71cm" svg:y2="26.08cm">
          <text:p/>
        </draw:line>
        <draw:custom-shape draw:style-name="gr7" draw:text-style-name="P3" draw:layer="layout" svg:width="0.463cm" svg:height="0.48cm" svg:x="13.08cm" svg:y="2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5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25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2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26.081cm" svg:x2="14.71cm" svg:y2="26.081cm">
          <text:p/>
        </draw:line>
        <draw:custom-shape draw:style-name="gr7" draw:text-style-name="P3" draw:layer="layout" svg:width="0.463cm" svg:height="0.48cm" svg:x="15.88cm" svg:y="25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28cm" svg:y="25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088cm" svg:y1="26.081cm" svg:x2="17.51cm" svg:y2="26.081cm">
          <text:p/>
        </draw:line>
        <draw:frame draw:style-name="gr9" draw:text-style-name="P2" draw:layer="layout" svg:width="1.213cm" svg:height="1.195cm" svg:x="14.815cm" svg:y="25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932cm" svg:y="25.077cm">
          <draw:text-box>
            <text:p>2</text:p>
          </draw:text-box>
        </draw:frame>
        <draw:custom-shape draw:style-name="gr7" draw:text-style-name="P3" draw:layer="layout" svg:width="0.463cm" svg:height="0.48cm" svg:x="4.58cm" svg:y="5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7.278cm" svg:x2="6.21cm" svg:y2="7.278cm">
          <text:p/>
        </draw:line>
        <draw:line draw:style-name="gr8" draw:text-style-name="P1" draw:layer="layout" svg:x1="4.788cm" svg:y1="8.878cm" svg:x2="6.21cm" svg:y2="8.878cm">
          <text:p/>
        </draw:line>
        <draw:line draw:style-name="gr8" draw:text-style-name="P1" draw:layer="layout" svg:x1="6.188cm" svg:y1="8.878cm" svg:x2="7.61cm" svg:y2="8.878cm">
          <text:p/>
        </draw:line>
        <draw:custom-shape draw:style-name="gr7" draw:text-style-name="P3" draw:layer="layout" svg:width="0.463cm" svg:height="0.48cm" svg:x="4.58cm" svg:y="5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7.279cm" svg:x2="6.21cm" svg:y2="7.279cm">
          <text:p/>
        </draw:line>
        <draw:line draw:style-name="gr8" draw:text-style-name="P1" draw:layer="layout" svg:x1="4.788cm" svg:y1="8.879cm" svg:x2="6.21cm" svg:y2="8.879cm">
          <text:p/>
        </draw:line>
        <draw:line draw:style-name="gr8" draw:text-style-name="P1" draw:layer="layout" svg:x1="6.188cm" svg:y1="8.879cm" svg:x2="7.61cm" svg:y2="8.879cm">
          <text:p/>
        </draw:line>
        <draw:custom-shape draw:style-name="gr7" draw:text-style-name="P3" draw:layer="layout" svg:width="0.463cm" svg:height="0.48cm" svg:x="13.58cm" svg:y="5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58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58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3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788cm" svg:y1="7.278cm" svg:x2="15.21cm" svg:y2="7.278cm">
          <text:p/>
        </draw:line>
        <draw:line draw:style-name="gr8" draw:text-style-name="P1" draw:layer="layout" svg:x1="13.788cm" svg:y1="8.878cm" svg:x2="15.21cm" svg:y2="8.878cm">
          <text:p/>
        </draw:line>
        <draw:line draw:style-name="gr8" draw:text-style-name="P1" draw:layer="layout" svg:x1="15.188cm" svg:y1="8.878cm" svg:x2="16.61cm" svg:y2="8.878cm">
          <text:p/>
        </draw:line>
        <draw:custom-shape draw:style-name="gr7" draw:text-style-name="P3" draw:layer="layout" svg:width="0.463cm" svg:height="0.48cm" svg:x="13.58cm" svg:y="5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5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5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38cm" svg:y="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788cm" svg:y1="7.279cm" svg:x2="15.21cm" svg:y2="7.279cm">
          <text:p/>
        </draw:line>
        <draw:line draw:style-name="gr8" draw:text-style-name="P1" draw:layer="layout" svg:x1="13.788cm" svg:y1="8.879cm" svg:x2="15.21cm" svg:y2="8.879cm">
          <text:p/>
        </draw:line>
        <draw:line draw:style-name="gr8" draw:text-style-name="P1" draw:layer="layout" svg:x1="15.188cm" svg:y1="8.879cm" svg:x2="16.61cm" svg:y2="8.879cm">
          <text:p/>
        </draw:line>
        <draw:custom-shape draw:style-name="gr7" draw:text-style-name="P3" draw:layer="layout" svg:width="0.463cm" svg:height="0.48cm" svg:x="13.58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3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788cm" svg:y1="10.479cm" svg:x2="15.21cm" svg:y2="10.479cm">
          <text:p/>
        </draw:line>
        <draw:line draw:style-name="gr8" draw:text-style-name="P1" draw:layer="layout" svg:x1="15.188cm" svg:y1="10.479cm" svg:x2="16.61cm" svg:y2="10.479cm">
          <text:p/>
        </draw:line>
        <draw:custom-shape draw:style-name="gr7" draw:text-style-name="P3" draw:layer="layout" svg:width="0.463cm" svg:height="0.48cm" svg:x="13.5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38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788cm" svg:y1="10.48cm" svg:x2="15.21cm" svg:y2="10.48cm">
          <text:p/>
        </draw:line>
        <draw:line draw:style-name="gr8" draw:text-style-name="P1" draw:layer="layout" svg:x1="15.188cm" svg:y1="10.48cm" svg:x2="16.61cm" svg:y2="10.48cm">
          <text:p/>
        </draw:line>
        <draw:custom-shape draw:style-name="gr7" draw:text-style-name="P3" draw:layer="layout" svg:width="0.463cm" svg:height="0.48cm" svg:x="16.38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7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588cm" svg:y1="10.48cm" svg:x2="18.01cm" svg:y2="10.48cm">
          <text:p/>
        </draw:line>
      </draw:page>
      <draw:page draw:name="page4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398cm" svg:height="13.97cm" svg:x="10.576cm" svg:y="1cm">
          <draw:image xlink:href="Pictures/10000001000001A30000026BE4D8C231BC864339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7CB7C67A12AD036D.png" xlink:type="simple" xlink:show="embed" xlink:actuate="onLoad" draw:mime-type="image/png">
            <text:p/>
          </draw:image>
        </draw:frame>
        <draw:frame draw:style-name="gr2" draw:text-style-name="P1" draw:layer="layout" svg:width="9.465cm" svg:height="13.983cm" svg:x="10.535cm" svg:y="14.979cm">
          <draw:image xlink:href="Pictures/10000001000001A30000026BA827993F02434B93.png" xlink:type="simple" xlink:show="embed" xlink:actuate="onLoad" draw:mime-type="image/png">
            <text:p/>
          </draw:image>
        </draw:frame>
        <draw:frame draw:style-name="gr2" draw:text-style-name="P1" draw:layer="layout" svg:width="9.287cm" svg:height="13.72cm" svg:x="1.224cm" svg:y="14.98cm">
          <draw:image xlink:href="Pictures/10000001000001A30000026BE3F2F77B8CE3563C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5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5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5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5</text:span></text:p>
          </draw:text-box>
        </draw:frame>
        <draw:frame draw:style-name="gr15" draw:text-style-name="P2" draw:layer="layout" svg:width="1.713cm" svg:height="9.701cm" svg:x="11.549cm" svg:y="3.915cm">
          <draw:text-box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4</text:span><text:span text:style-name="T2"> </text:span></text:p>
            <text:p><text:span text:style-name="T2">3</text:span><text:span text:style-name="T2"> </text:span></text:p>
            <text:p><text:span text:style-name="T2">2</text:span><text:span text:style-name="T2"> </text:span></text:p>
            <text:p><text:span text:style-name="T2">1</text:span></text:p>
          </draw:text-box>
        </draw:frame>
        <draw:frame draw:style-name="gr14" draw:text-style-name="P2" draw:layer="layout" svg:width="5.993cm" svg:height="8.126cm" svg:x="2.55cm" svg:y="4.915cm">
          <draw:text-box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5</text:span><text:span text:style-name="T2"> </text:span></text:p>
            <text:p><text:span text:style-name="T2">3</text:span><text:span text:style-name="T2"> </text:span></text:p>
            <text:p><text:span text:style-name="T2">2</text:span></text:p>
          </draw:text-box>
        </draw:frame>
        <draw:custom-shape draw:style-name="gr7" draw:text-style-name="P3" draw:layer="layout" svg:width="0.463cm" svg:height="0.48cm" svg:x="4.58cm" svg:y="5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7.278cm" svg:x2="6.21cm" svg:y2="7.278cm">
          <text:p/>
        </draw:line>
        <draw:line draw:style-name="gr8" draw:text-style-name="P1" draw:layer="layout" svg:x1="4.788cm" svg:y1="8.878cm" svg:x2="6.21cm" svg:y2="8.878cm">
          <text:p/>
        </draw:line>
        <draw:line draw:style-name="gr8" draw:text-style-name="P1" draw:layer="layout" svg:x1="6.188cm" svg:y1="8.878cm" svg:x2="7.61cm" svg:y2="8.878cm">
          <text:p/>
        </draw:line>
        <draw:custom-shape draw:style-name="gr7" draw:text-style-name="P3" draw:layer="layout" svg:width="0.463cm" svg:height="0.48cm" svg:x="4.58cm" svg:y="5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7.279cm" svg:x2="6.21cm" svg:y2="7.279cm">
          <text:p/>
        </draw:line>
        <draw:line draw:style-name="gr8" draw:text-style-name="P1" draw:layer="layout" svg:x1="4.788cm" svg:y1="8.879cm" svg:x2="6.21cm" svg:y2="8.879cm">
          <text:p/>
        </draw:line>
        <draw:line draw:style-name="gr8" draw:text-style-name="P1" draw:layer="layout" svg:x1="6.188cm" svg:y1="8.879cm" svg:x2="7.61cm" svg:y2="8.879cm">
          <text:p/>
        </draw:line>
        <draw:custom-shape draw:style-name="gr7" draw:text-style-name="P3" draw:layer="layout" svg:width="0.463cm" svg:height="0.48cm" svg:x="4.58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10.479cm" svg:x2="6.21cm" svg:y2="10.479cm">
          <text:p/>
        </draw:line>
        <draw:line draw:style-name="gr8" draw:text-style-name="P1" draw:layer="layout" svg:x1="6.188cm" svg:y1="10.479cm" svg:x2="7.61cm" svg:y2="10.479cm">
          <text:p/>
        </draw:line>
        <draw:custom-shape draw:style-name="gr7" draw:text-style-name="P3" draw:layer="layout" svg:width="0.463cm" svg:height="0.48cm" svg:x="4.5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10.48cm" svg:x2="6.21cm" svg:y2="10.48cm">
          <text:p/>
        </draw:line>
        <draw:line draw:style-name="gr8" draw:text-style-name="P1" draw:layer="layout" svg:x1="6.188cm" svg:y1="10.48cm" svg:x2="7.61cm" svg:y2="10.48cm">
          <text:p/>
        </draw:line>
        <draw:custom-shape draw:style-name="gr7" draw:text-style-name="P3" draw:layer="layout" svg:width="0.463cm" svg:height="0.48cm" svg:x="7.38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8.7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588cm" svg:y1="10.48cm" svg:x2="9.01cm" svg:y2="10.48cm">
          <text:p/>
        </draw:line>
        <draw:custom-shape draw:style-name="gr7" draw:text-style-name="P3" draw:layer="layout" svg:width="0.463cm" svg:height="0.48cm" svg:x="4.5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1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11.98cm" svg:x2="6.21cm" svg:y2="11.98cm">
          <text:p/>
        </draw:line>
        <draw:custom-shape draw:style-name="gr7" draw:text-style-name="P3" draw:layer="layout" svg:width="0.463cm" svg:height="0.48cm" svg:x="4.58cm" svg:y="1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1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88cm" svg:y1="11.981cm" svg:x2="6.21cm" svg:y2="11.981cm">
          <text:p/>
        </draw:line>
        <draw:custom-shape draw:style-name="gr7" draw:text-style-name="P3" draw:layer="layout" svg:width="0.463cm" svg:height="0.48cm" svg:x="7.3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8.78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588cm" svg:y1="11.981cm" svg:x2="9.01cm" svg:y2="11.981cm">
          <text:p/>
        </draw:line>
        <draw:frame draw:style-name="gr9" draw:text-style-name="P2" draw:layer="layout" svg:width="1.213cm" svg:height="1.195cm" svg:x="6.315cm" svg:y="11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6.432cm" svg:y="10.977cm">
          <draw:text-box>
            <text:p>2</text:p>
          </draw:text-box>
        </draw:frame>
        <draw:custom-shape draw:style-name="gr7" draw:text-style-name="P3" draw:layer="layout" svg:width="0.463cm" svg:height="0.48cm" svg:x="13.08cm" svg:y="4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08cm" svg:y="6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6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08cm" svg:y="7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7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7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6.378cm" svg:x2="14.71cm" svg:y2="6.378cm">
          <text:p/>
        </draw:line>
        <draw:line draw:style-name="gr8" draw:text-style-name="P1" draw:layer="layout" svg:x1="13.288cm" svg:y1="7.978cm" svg:x2="14.71cm" svg:y2="7.978cm">
          <text:p/>
        </draw:line>
        <draw:line draw:style-name="gr8" draw:text-style-name="P1" draw:layer="layout" svg:x1="14.688cm" svg:y1="7.978cm" svg:x2="16.11cm" svg:y2="7.978cm">
          <text:p/>
        </draw:line>
        <draw:custom-shape draw:style-name="gr7" draw:text-style-name="P3" draw:layer="layout" svg:width="0.463cm" svg:height="0.48cm" svg:x="13.08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08cm" svg:y="6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08cm" svg:y="7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7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6.379cm" svg:x2="14.71cm" svg:y2="6.379cm">
          <text:p/>
        </draw:line>
        <draw:line draw:style-name="gr8" draw:text-style-name="P1" draw:layer="layout" svg:x1="13.288cm" svg:y1="7.979cm" svg:x2="14.71cm" svg:y2="7.979cm">
          <text:p/>
        </draw:line>
        <draw:line draw:style-name="gr8" draw:text-style-name="P1" draw:layer="layout" svg:x1="14.688cm" svg:y1="7.979cm" svg:x2="16.11cm" svg:y2="7.979cm">
          <text:p/>
        </draw:line>
        <draw:custom-shape draw:style-name="gr7" draw:text-style-name="P3" draw:layer="layout" svg:width="0.463cm" svg:height="0.48cm" svg:x="13.08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9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9.579cm" svg:x2="14.71cm" svg:y2="9.579cm">
          <text:p/>
        </draw:line>
        <draw:line draw:style-name="gr8" draw:text-style-name="P1" draw:layer="layout" svg:x1="14.688cm" svg:y1="9.579cm" svg:x2="16.11cm" svg:y2="9.579cm">
          <text:p/>
        </draw:line>
        <draw:custom-shape draw:style-name="gr7" draw:text-style-name="P3" draw:layer="layout" svg:width="0.463cm" svg:height="0.48cm" svg:x="13.08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9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9.58cm" svg:x2="14.71cm" svg:y2="9.58cm">
          <text:p/>
        </draw:line>
        <draw:line draw:style-name="gr8" draw:text-style-name="P1" draw:layer="layout" svg:x1="14.688cm" svg:y1="9.58cm" svg:x2="16.11cm" svg:y2="9.58cm">
          <text:p/>
        </draw:line>
        <draw:custom-shape draw:style-name="gr7" draw:text-style-name="P3" draw:layer="layout" svg:width="0.463cm" svg:height="0.48cm" svg:x="15.88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2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088cm" svg:y1="9.58cm" svg:x2="17.51cm" svg:y2="9.58cm">
          <text:p/>
        </draw:line>
        <draw:custom-shape draw:style-name="gr7" draw:text-style-name="P3" draw:layer="layout" svg:width="0.463cm" svg:height="0.48cm" svg:x="13.08cm" svg:y="10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10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11.08cm" svg:x2="14.71cm" svg:y2="11.08cm">
          <text:p/>
        </draw:line>
        <draw:custom-shape draw:style-name="gr7" draw:text-style-name="P3" draw:layer="layout" svg:width="0.463cm" svg:height="0.48cm" svg:x="13.08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10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11.081cm" svg:x2="14.71cm" svg:y2="11.081cm">
          <text:p/>
        </draw:line>
        <draw:custom-shape draw:style-name="gr7" draw:text-style-name="P3" draw:layer="layout" svg:width="0.463cm" svg:height="0.48cm" svg:x="15.88cm" svg:y="10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2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088cm" svg:y1="11.081cm" svg:x2="17.51cm" svg:y2="11.081cm">
          <text:p/>
        </draw:line>
        <draw:frame draw:style-name="gr9" draw:text-style-name="P2" draw:layer="layout" svg:width="1.213cm" svg:height="1.195cm" svg:x="14.815cm" svg:y="10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932cm" svg:y="10.077cm">
          <draw:text-box>
            <text:p>2</text:p>
          </draw:text-box>
        </draw:frame>
        <draw:custom-shape draw:style-name="gr7" draw:text-style-name="P3" draw:layer="layout" svg:width="0.463cm" svg:height="0.48cm" svg:x="13.08cm" svg:y="1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12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1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12.681cm" svg:x2="14.71cm" svg:y2="12.681cm">
          <text:p/>
        </draw:line>
        <draw:custom-shape draw:style-name="gr7" draw:text-style-name="P3" draw:layer="layout" svg:width="0.463cm" svg:height="0.48cm" svg:x="13.08cm" svg:y="1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48cm" svg:y="12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88cm" svg:y="1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288cm" svg:y1="12.682cm" svg:x2="14.71cm" svg:y2="12.682cm">
          <text:p/>
        </draw:line>
        <draw:custom-shape draw:style-name="gr7" draw:text-style-name="P3" draw:layer="layout" svg:width="0.463cm" svg:height="0.48cm" svg:x="15.88cm" svg:y="1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28cm" svg:y="12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088cm" svg:y1="12.682cm" svg:x2="17.51cm" svg:y2="12.682cm">
          <text:p/>
        </draw:line>
        <draw:frame draw:style-name="gr9" draw:text-style-name="P2" draw:layer="layout" svg:width="1.213cm" svg:height="1.195cm" svg:x="14.815cm" svg:y="11.9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932cm" svg:y="11.678cm">
          <draw:text-box>
            <text:p>3</text:p>
          </draw:text-box>
        </draw:frame>
      </draw:page>
      <draw:page draw:name="page6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415cm" svg:height="13.91cm" svg:x="10.585cm" svg:y="1cm">
          <draw:image xlink:href="Pictures/10000001000001A30000026B4A9CA911864ED1DC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4636CC2C039B3A5D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16" draw:text-style-name="P2" draw:layer="layout" svg:width="2.369cm" svg:height="4.976cm" svg:x="1.551cm" svg:y="4.915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1</text:span><text:span text:style-name="T2">5</text:span></text:p>
          </draw:text-box>
        </draw:frame>
        <draw:frame draw:style-name="gr17" draw:text-style-name="P2" draw:layer="layout" svg:width="2.462cm" svg:height="6.551cm" svg:x="11.551cm" svg:y="4.915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1</text:span><text:span text:style-name="T2">1</text:span><text:span text:style-name="T2"> </text:span></text:p>
            <text:p><text:span text:style-name="T2">4</text:span></text:p>
          </draw:text-box>
        </draw:frame>
        <draw:frame draw:style-name="gr6" draw:text-style-name="P2" draw:layer="layout" svg:width="1.413cm" svg:height="8.126cm" svg:x="11.551cm" svg:y="18.915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8</text:span><text:span text:style-name="T2"> </text:span></text:p>
            <text:p><text:span text:style-name="T2">6</text:span><text:span text:style-name="T2"> </text:span></text:p>
            <text:p><text:span text:style-name="T2">1</text:span></text:p>
          </draw:text-box>
        </draw:frame>
        <draw:frame draw:style-name="gr5" draw:text-style-name="P2" draw:layer="layout" svg:width="1.484cm" svg:height="6.551cm" svg:x="1.551cm" svg:y="18.915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9</text:span><text:span text:style-name="T2"> </text:span></text:p>
            <text:p><text:span text:style-name="T2">6</text:span></text:p>
          </draw:text-box>
        </draw:frame>
        <draw:custom-shape draw:style-name="gr7" draw:text-style-name="P3" draw:layer="layout" svg:width="0.463cm" svg:height="0.48cm" svg:x="3.98cm" svg:y="5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98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3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3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98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3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3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7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188cm" svg:y1="7.278cm" svg:x2="5.61cm" svg:y2="7.278cm">
          <text:p/>
        </draw:line>
        <draw:line draw:style-name="gr8" draw:text-style-name="P1" draw:layer="layout" svg:x1="4.188cm" svg:y1="8.878cm" svg:x2="5.61cm" svg:y2="8.878cm">
          <text:p/>
        </draw:line>
        <draw:line draw:style-name="gr8" draw:text-style-name="P1" draw:layer="layout" svg:x1="5.588cm" svg:y1="8.878cm" svg:x2="7.01cm" svg:y2="8.878cm">
          <text:p/>
        </draw:line>
        <draw:custom-shape draw:style-name="gr7" draw:text-style-name="P3" draw:layer="layout" svg:width="0.463cm" svg:height="0.48cm" svg:x="3.98cm" svg:y="5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9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3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38cm" svg:y="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9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3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3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78cm" svg:y="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188cm" svg:y1="7.279cm" svg:x2="5.61cm" svg:y2="7.279cm">
          <text:p/>
        </draw:line>
        <draw:line draw:style-name="gr8" draw:text-style-name="P1" draw:layer="layout" svg:x1="4.188cm" svg:y1="8.879cm" svg:x2="5.61cm" svg:y2="8.879cm">
          <text:p/>
        </draw:line>
        <draw:line draw:style-name="gr8" draw:text-style-name="P1" draw:layer="layout" svg:x1="5.588cm" svg:y1="8.879cm" svg:x2="7.01cm" svg:y2="8.879cm">
          <text:p/>
        </draw:line>
        <draw:custom-shape draw:style-name="gr7" draw:text-style-name="P3" draw:layer="layout" svg:width="0.463cm" svg:height="0.48cm" svg:x="13.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58cm" svg:y="7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7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58cm" svg:y="8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38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788cm" svg:y1="7.378cm" svg:x2="15.21cm" svg:y2="7.378cm">
          <text:p/>
        </draw:line>
        <draw:line draw:style-name="gr8" draw:text-style-name="P1" draw:layer="layout" svg:x1="13.788cm" svg:y1="8.978cm" svg:x2="15.21cm" svg:y2="8.978cm">
          <text:p/>
        </draw:line>
        <draw:line draw:style-name="gr8" draw:text-style-name="P1" draw:layer="layout" svg:x1="15.188cm" svg:y1="8.978cm" svg:x2="16.61cm" svg:y2="8.978cm">
          <text:p/>
        </draw:line>
        <draw:custom-shape draw:style-name="gr7" draw:text-style-name="P3" draw:layer="layout" svg:width="0.463cm" svg:height="0.48cm" svg:x="13.58cm" svg:y="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58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7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58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38cm" svg:y="8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788cm" svg:y1="7.379cm" svg:x2="15.21cm" svg:y2="7.379cm">
          <text:p/>
        </draw:line>
        <draw:line draw:style-name="gr8" draw:text-style-name="P1" draw:layer="layout" svg:x1="13.788cm" svg:y1="8.979cm" svg:x2="15.21cm" svg:y2="8.979cm">
          <text:p/>
        </draw:line>
        <draw:line draw:style-name="gr8" draw:text-style-name="P1" draw:layer="layout" svg:x1="15.188cm" svg:y1="8.979cm" svg:x2="16.61cm" svg:y2="8.979cm">
          <text:p/>
        </draw:line>
        <draw:custom-shape draw:style-name="gr7" draw:text-style-name="P3" draw:layer="layout" svg:width="0.463cm" svg:height="0.48cm" svg:x="13.58cm" svg:y="10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10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38cm" svg:y="1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788cm" svg:y1="10.579cm" svg:x2="15.21cm" svg:y2="10.579cm">
          <text:p/>
        </draw:line>
        <draw:line draw:style-name="gr8" draw:text-style-name="P1" draw:layer="layout" svg:x1="15.188cm" svg:y1="10.579cm" svg:x2="16.61cm" svg:y2="10.579cm">
          <text:p/>
        </draw:line>
        <draw:custom-shape draw:style-name="gr7" draw:text-style-name="P3" draw:layer="layout" svg:width="0.463cm" svg:height="0.48cm" svg:x="13.58cm" svg:y="10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1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98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38cm" svg:y="1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788cm" svg:y1="10.58cm" svg:x2="15.21cm" svg:y2="10.58cm">
          <text:p/>
        </draw:line>
        <draw:line draw:style-name="gr8" draw:text-style-name="P1" draw:layer="layout" svg:x1="15.188cm" svg:y1="10.58cm" svg:x2="16.61cm" svg:y2="10.58cm">
          <text:p/>
        </draw:line>
        <draw:custom-shape draw:style-name="gr7" draw:text-style-name="P3" draw:layer="layout" svg:width="0.463cm" svg:height="0.48cm" svg:x="16.38cm" svg:y="10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78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588cm" svg:y1="10.58cm" svg:x2="18.01cm" svg:y2="10.58cm">
          <text:p/>
        </draw:line>
        <draw:custom-shape draw:style-name="gr7" draw:text-style-name="P3" draw:layer="layout" svg:width="0.463cm" svg:height="0.48cm" svg:x="3.18cm" svg:y="19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18cm" svg:y="2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18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388cm" svg:y1="21.378cm" svg:x2="4.81cm" svg:y2="21.378cm">
          <text:p/>
        </draw:line>
        <draw:line draw:style-name="gr8" draw:text-style-name="P1" draw:layer="layout" svg:x1="3.388cm" svg:y1="22.978cm" svg:x2="4.81cm" svg:y2="22.978cm">
          <text:p/>
        </draw:line>
        <draw:line draw:style-name="gr8" draw:text-style-name="P1" draw:layer="layout" svg:x1="4.788cm" svg:y1="22.978cm" svg:x2="6.21cm" svg:y2="22.978cm">
          <text:p/>
        </draw:line>
        <draw:custom-shape draw:style-name="gr7" draw:text-style-name="P3" draw:layer="layout" svg:width="0.463cm" svg:height="0.48cm" svg:x="3.18cm" svg:y="19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18cm" svg:y="2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18cm" svg:y="2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388cm" svg:y1="21.379cm" svg:x2="4.81cm" svg:y2="21.379cm">
          <text:p/>
        </draw:line>
        <draw:line draw:style-name="gr8" draw:text-style-name="P1" draw:layer="layout" svg:x1="3.388cm" svg:y1="22.979cm" svg:x2="4.81cm" svg:y2="22.979cm">
          <text:p/>
        </draw:line>
        <draw:line draw:style-name="gr8" draw:text-style-name="P1" draw:layer="layout" svg:x1="4.788cm" svg:y1="22.979cm" svg:x2="6.21cm" svg:y2="22.979cm">
          <text:p/>
        </draw:line>
        <draw:custom-shape draw:style-name="gr7" draw:text-style-name="P3" draw:layer="layout" svg:width="0.463cm" svg:height="0.48cm" svg:x="3.18cm" svg:y="2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4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388cm" svg:y1="24.579cm" svg:x2="4.81cm" svg:y2="24.579cm">
          <text:p/>
        </draw:line>
        <draw:line draw:style-name="gr8" draw:text-style-name="P1" draw:layer="layout" svg:x1="4.788cm" svg:y1="24.579cm" svg:x2="6.21cm" svg:y2="24.579cm">
          <text:p/>
        </draw:line>
        <draw:custom-shape draw:style-name="gr7" draw:text-style-name="P3" draw:layer="layout" svg:width="0.463cm" svg:height="0.48cm" svg:x="3.18cm" svg:y="24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5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9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388cm" svg:y1="24.58cm" svg:x2="4.81cm" svg:y2="24.58cm">
          <text:p/>
        </draw:line>
        <draw:line draw:style-name="gr8" draw:text-style-name="P1" draw:layer="layout" svg:x1="4.788cm" svg:y1="24.58cm" svg:x2="6.21cm" svg:y2="24.58cm">
          <text:p/>
        </draw:line>
        <draw:custom-shape draw:style-name="gr7" draw:text-style-name="P3" draw:layer="layout" svg:width="0.463cm" svg:height="0.48cm" svg:x="5.98cm" svg:y="2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3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188cm" svg:y1="24.58cm" svg:x2="7.61cm" svg:y2="24.58cm">
          <text:p/>
        </draw:line>
        <draw:custom-shape draw:style-name="gr7" draw:text-style-name="P3" draw:layer="layout" svg:width="0.463cm" svg:height="0.48cm" svg:x="13.38cm" svg:y="1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21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2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2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588cm" svg:y1="21.278cm" svg:x2="15.01cm" svg:y2="21.278cm">
          <text:p/>
        </draw:line>
        <draw:line draw:style-name="gr8" draw:text-style-name="P1" draw:layer="layout" svg:x1="13.588cm" svg:y1="22.878cm" svg:x2="15.01cm" svg:y2="22.878cm">
          <text:p/>
        </draw:line>
        <draw:line draw:style-name="gr8" draw:text-style-name="P1" draw:layer="layout" svg:x1="14.988cm" svg:y1="22.878cm" svg:x2="16.41cm" svg:y2="22.878cm">
          <text:p/>
        </draw:line>
        <draw:custom-shape draw:style-name="gr7" draw:text-style-name="P3" draw:layer="layout" svg:width="0.463cm" svg:height="0.48cm" svg:x="13.38cm" svg:y="1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2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1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2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22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588cm" svg:y1="21.279cm" svg:x2="15.01cm" svg:y2="21.279cm">
          <text:p/>
        </draw:line>
        <draw:line draw:style-name="gr8" draw:text-style-name="P1" draw:layer="layout" svg:x1="13.588cm" svg:y1="22.879cm" svg:x2="15.01cm" svg:y2="22.879cm">
          <text:p/>
        </draw:line>
        <draw:line draw:style-name="gr8" draw:text-style-name="P1" draw:layer="layout" svg:x1="14.988cm" svg:y1="22.879cm" svg:x2="16.41cm" svg:y2="22.879cm">
          <text:p/>
        </draw:line>
        <draw:custom-shape draw:style-name="gr7" draw:text-style-name="P3" draw:layer="layout" svg:width="0.463cm" svg:height="0.48cm" svg:x="13.38cm" svg:y="24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588cm" svg:y1="24.479cm" svg:x2="15.01cm" svg:y2="24.479cm">
          <text:p/>
        </draw:line>
        <draw:line draw:style-name="gr8" draw:text-style-name="P1" draw:layer="layout" svg:x1="14.988cm" svg:y1="24.479cm" svg:x2="16.41cm" svg:y2="24.479cm">
          <text:p/>
        </draw:line>
        <draw:custom-shape draw:style-name="gr7" draw:text-style-name="P3" draw:layer="layout" svg:width="0.463cm" svg:height="0.48cm" svg:x="13.38cm" svg:y="2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2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588cm" svg:y1="24.48cm" svg:x2="15.01cm" svg:y2="24.48cm">
          <text:p/>
        </draw:line>
        <draw:line draw:style-name="gr8" draw:text-style-name="P1" draw:layer="layout" svg:x1="14.988cm" svg:y1="24.48cm" svg:x2="16.41cm" svg:y2="24.48cm">
          <text:p/>
        </draw:line>
        <draw:custom-shape draw:style-name="gr7" draw:text-style-name="P3" draw:layer="layout" svg:width="0.463cm" svg:height="0.48cm" svg:x="16.18cm" svg:y="24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5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388cm" svg:y1="24.48cm" svg:x2="17.81cm" svg:y2="24.48cm">
          <text:p/>
        </draw:line>
        <draw:custom-shape draw:style-name="gr7" draw:text-style-name="P3" draw:layer="layout" svg:width="0.463cm" svg:height="0.48cm" svg:x="13.38cm" svg:y="2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588cm" svg:y1="25.98cm" svg:x2="15.01cm" svg:y2="25.98cm">
          <text:p/>
        </draw:line>
        <draw:custom-shape draw:style-name="gr7" draw:text-style-name="P3" draw:layer="layout" svg:width="0.463cm" svg:height="0.48cm" svg:x="13.38cm" svg:y="2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2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25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588cm" svg:y1="25.981cm" svg:x2="15.01cm" svg:y2="25.981cm">
          <text:p/>
        </draw:line>
        <draw:custom-shape draw:style-name="gr7" draw:text-style-name="P3" draw:layer="layout" svg:width="0.463cm" svg:height="0.48cm" svg:x="16.18cm" svg:y="2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58cm" svg:y="2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388cm" svg:y1="25.981cm" svg:x2="17.81cm" svg:y2="25.981cm">
          <text:p/>
        </draw:line>
        <draw:frame draw:style-name="gr9" draw:text-style-name="P2" draw:layer="layout" svg:width="1.213cm" svg:height="1.195cm" svg:x="15.115cm" svg:y="25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5.232cm" svg:y="24.977cm">
          <draw:text-box>
            <text:p>2</text:p>
          </draw:text-box>
        </draw:frame>
      </draw:page>
      <draw:page draw:name="page8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391cm" svg:height="13.874cm" svg:x="10.609cm" svg:y="1cm">
          <draw:image xlink:href="Pictures/10000001000001A30000026BA4CF8CAC49B5DA2E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A1C8767DC6D74407.png" xlink:type="simple" xlink:show="embed" xlink:actuate="onLoad" draw:mime-type="image/png">
            <text:p/>
          </draw:image>
        </draw:frame>
        <draw:frame draw:style-name="gr2" draw:text-style-name="P1" draw:layer="layout" svg:width="9.414cm" svg:height="13.909cm" svg:x="10.686cm" svg:y="15.016cm">
          <draw:image xlink:href="Pictures/10000001000001A30000026B2B1A8D3683ECC28C.png" xlink:type="simple" xlink:show="embed" xlink:actuate="onLoad" draw:mime-type="image/png">
            <text:p/>
          </draw:image>
        </draw:frame>
        <draw:frame draw:style-name="gr2" draw:text-style-name="P1" draw:layer="layout" svg:width="9.56cm" svg:height="14.124cm" svg:x="0.888cm" svg:y="15.016cm">
          <draw:image xlink:href="Pictures/10000001000001A30000026B55AB4B1FE9FF603C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6" draw:text-style-name="P2" draw:layer="layout" svg:width="1.55cm" svg:height="8.126cm" svg:x="2.551cm" svg:y="3.915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8</text:span><text:span text:style-name="T2"> </text:span></text:p>
            <text:p><text:span text:style-name="T2">4</text:span><text:span text:style-name="T2"> </text:span></text:p>
            <text:p><text:span text:style-name="T2">3</text:span></text:p>
          </draw:text-box>
        </draw:frame>
        <draw:frame draw:style-name="gr6" draw:text-style-name="P2" draw:layer="layout" svg:width="1.472cm" svg:height="8.126cm" svg:x="11.551cm" svg:y="3.815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2</text:span></text:p>
          </draw:text-box>
        </draw:frame>
        <draw:frame draw:style-name="gr18" draw:text-style-name="P2" draw:layer="layout" svg:width="1.596cm" svg:height="9.701cm" svg:x="11.051cm" svg:y="17.315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3</text:span><text:span text:style-name="T2"> </text:span></text:p>
            <text:p><text:span text:style-name="T2">1</text:span></text:p>
          </draw:text-box>
        </draw:frame>
        <draw:frame draw:style-name="gr6" draw:text-style-name="P2" draw:layer="layout" svg:width="1.707cm" svg:height="8.126cm" svg:x="2.551cm" svg:y="17.915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6</text:span><text:span text:style-name="T2"> </text:span></text:p>
            <text:p><text:span text:style-name="T2">6</text:span><text:span text:style-name="T2"> </text:span></text:p>
            <text:p><text:span text:style-name="T2">3</text:span></text:p>
          </draw:text-box>
        </draw:frame>
        <draw:custom-shape draw:style-name="gr7" draw:text-style-name="P3" draw:layer="layout" svg:width="0.463cm" svg:height="0.48cm" svg:x="4.18cm" svg:y="4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7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9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388cm" svg:y1="6.278cm" svg:x2="5.81cm" svg:y2="6.278cm">
          <text:p/>
        </draw:line>
        <draw:line draw:style-name="gr8" draw:text-style-name="P1" draw:layer="layout" svg:x1="4.388cm" svg:y1="7.878cm" svg:x2="5.81cm" svg:y2="7.878cm">
          <text:p/>
        </draw:line>
        <draw:line draw:style-name="gr8" draw:text-style-name="P1" draw:layer="layout" svg:x1="5.788cm" svg:y1="7.878cm" svg:x2="7.21cm" svg:y2="7.878cm">
          <text:p/>
        </draw:line>
        <draw:custom-shape draw:style-name="gr7" draw:text-style-name="P3" draw:layer="layout" svg:width="0.463cm" svg:height="0.48cm" svg:x="4.18cm" svg:y="4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98cm" svg:y="7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388cm" svg:y1="6.279cm" svg:x2="5.81cm" svg:y2="6.279cm">
          <text:p/>
        </draw:line>
        <draw:line draw:style-name="gr8" draw:text-style-name="P1" draw:layer="layout" svg:x1="4.388cm" svg:y1="7.879cm" svg:x2="5.81cm" svg:y2="7.879cm">
          <text:p/>
        </draw:line>
        <draw:line draw:style-name="gr8" draw:text-style-name="P1" draw:layer="layout" svg:x1="5.788cm" svg:y1="7.879cm" svg:x2="7.21cm" svg:y2="7.879cm">
          <text:p/>
        </draw:line>
        <draw:custom-shape draw:style-name="gr7" draw:text-style-name="P3" draw:layer="layout" svg:width="0.463cm" svg:height="0.48cm" svg:x="4.1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9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388cm" svg:y1="9.479cm" svg:x2="5.81cm" svg:y2="9.479cm">
          <text:p/>
        </draw:line>
        <draw:line draw:style-name="gr8" draw:text-style-name="P1" draw:layer="layout" svg:x1="5.788cm" svg:y1="9.479cm" svg:x2="7.21cm" svg:y2="9.479cm">
          <text:p/>
        </draw:line>
        <draw:custom-shape draw:style-name="gr7" draw:text-style-name="P3" draw:layer="layout" svg:width="0.463cm" svg:height="0.48cm" svg:x="4.1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98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388cm" svg:y1="9.48cm" svg:x2="5.81cm" svg:y2="9.48cm">
          <text:p/>
        </draw:line>
        <draw:line draw:style-name="gr8" draw:text-style-name="P1" draw:layer="layout" svg:x1="5.788cm" svg:y1="9.48cm" svg:x2="7.21cm" svg:y2="9.48cm">
          <text:p/>
        </draw:line>
        <draw:custom-shape draw:style-name="gr7" draw:text-style-name="P3" draw:layer="layout" svg:width="0.463cm" svg:height="0.48cm" svg:x="6.9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8.3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188cm" svg:y1="9.48cm" svg:x2="8.61cm" svg:y2="9.48cm">
          <text:p/>
        </draw:line>
        <draw:custom-shape draw:style-name="gr7" draw:text-style-name="P3" draw:layer="layout" svg:width="0.463cm" svg:height="0.48cm" svg:x="4.1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9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388cm" svg:y1="10.98cm" svg:x2="5.81cm" svg:y2="10.98cm">
          <text:p/>
        </draw:line>
        <draw:custom-shape draw:style-name="gr7" draw:text-style-name="P3" draw:layer="layout" svg:width="0.463cm" svg:height="0.48cm" svg:x="4.1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98cm" svg:y="10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388cm" svg:y1="10.981cm" svg:x2="5.81cm" svg:y2="10.981cm">
          <text:p/>
        </draw:line>
        <draw:custom-shape draw:style-name="gr7" draw:text-style-name="P3" draw:layer="layout" svg:width="0.463cm" svg:height="0.48cm" svg:x="6.9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8.3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188cm" svg:y1="10.981cm" svg:x2="8.61cm" svg:y2="10.981cm">
          <text:p/>
        </draw:line>
        <draw:frame draw:style-name="gr9" draw:text-style-name="P2" draw:layer="layout" svg:width="1.213cm" svg:height="1.195cm" svg:x="5.915cm" svg:y="10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6.032cm" svg:y="9.977cm">
          <draw:text-box>
            <text:p>2</text:p>
          </draw:text-box>
        </draw:frame>
        <draw:custom-shape draw:style-name="gr7" draw:text-style-name="P3" draw:layer="layout" svg:width="0.463cm" svg:height="0.48cm" svg:x="13.18cm" svg:y="4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7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6.278cm" svg:x2="14.81cm" svg:y2="6.278cm">
          <text:p/>
        </draw:line>
        <draw:line draw:style-name="gr8" draw:text-style-name="P1" draw:layer="layout" svg:x1="13.388cm" svg:y1="7.878cm" svg:x2="14.81cm" svg:y2="7.878cm">
          <text:p/>
        </draw:line>
        <draw:line draw:style-name="gr8" draw:text-style-name="P1" draw:layer="layout" svg:x1="14.788cm" svg:y1="7.878cm" svg:x2="16.21cm" svg:y2="7.878cm">
          <text:p/>
        </draw:line>
        <draw:custom-shape draw:style-name="gr7" draw:text-style-name="P3" draw:layer="layout" svg:width="0.463cm" svg:height="0.48cm" svg:x="13.18cm" svg:y="4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7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6.279cm" svg:x2="14.81cm" svg:y2="6.279cm">
          <text:p/>
        </draw:line>
        <draw:line draw:style-name="gr8" draw:text-style-name="P1" draw:layer="layout" svg:x1="13.388cm" svg:y1="7.879cm" svg:x2="14.81cm" svg:y2="7.879cm">
          <text:p/>
        </draw:line>
        <draw:line draw:style-name="gr8" draw:text-style-name="P1" draw:layer="layout" svg:x1="14.788cm" svg:y1="7.879cm" svg:x2="16.21cm" svg:y2="7.879cm">
          <text:p/>
        </draw:line>
        <draw:custom-shape draw:style-name="gr7" draw:text-style-name="P3" draw:layer="layout" svg:width="0.463cm" svg:height="0.48cm" svg:x="13.1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9.479cm" svg:x2="14.81cm" svg:y2="9.479cm">
          <text:p/>
        </draw:line>
        <draw:line draw:style-name="gr8" draw:text-style-name="P1" draw:layer="layout" svg:x1="14.788cm" svg:y1="9.479cm" svg:x2="16.21cm" svg:y2="9.479cm">
          <text:p/>
        </draw:line>
        <draw:custom-shape draw:style-name="gr7" draw:text-style-name="P3" draw:layer="layout" svg:width="0.463cm" svg:height="0.48cm" svg:x="13.1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9.48cm" svg:x2="14.81cm" svg:y2="9.48cm">
          <text:p/>
        </draw:line>
        <draw:line draw:style-name="gr8" draw:text-style-name="P1" draw:layer="layout" svg:x1="14.788cm" svg:y1="9.48cm" svg:x2="16.21cm" svg:y2="9.48cm">
          <text:p/>
        </draw:line>
        <draw:custom-shape draw:style-name="gr7" draw:text-style-name="P3" draw:layer="layout" svg:width="0.463cm" svg:height="0.48cm" svg:x="15.9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3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188cm" svg:y1="9.48cm" svg:x2="17.61cm" svg:y2="9.48cm">
          <text:p/>
        </draw:line>
        <draw:custom-shape draw:style-name="gr7" draw:text-style-name="P3" draw:layer="layout" svg:width="0.463cm" svg:height="0.48cm" svg:x="13.1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10.98cm" svg:x2="14.81cm" svg:y2="10.98cm">
          <text:p/>
        </draw:line>
        <draw:custom-shape draw:style-name="gr7" draw:text-style-name="P3" draw:layer="layout" svg:width="0.463cm" svg:height="0.48cm" svg:x="13.1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10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10.981cm" svg:x2="14.81cm" svg:y2="10.981cm">
          <text:p/>
        </draw:line>
        <draw:custom-shape draw:style-name="gr7" draw:text-style-name="P3" draw:layer="layout" svg:width="0.463cm" svg:height="0.48cm" svg:x="15.9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3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188cm" svg:y1="10.981cm" svg:x2="17.61cm" svg:y2="10.981cm">
          <text:p/>
        </draw:line>
        <draw:frame draw:style-name="gr9" draw:text-style-name="P2" draw:layer="layout" svg:width="1.213cm" svg:height="1.195cm" svg:x="14.915cm" svg:y="10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5.032cm" svg:y="9.977cm">
          <draw:text-box>
            <text:p>2</text:p>
          </draw:text-box>
        </draw:frame>
        <draw:custom-shape draw:style-name="gr7" draw:text-style-name="P3" draw:layer="layout" svg:width="0.463cm" svg:height="0.48cm" svg:x="4.28cm" svg:y="18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20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2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2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88cm" svg:y1="20.378cm" svg:x2="5.91cm" svg:y2="20.378cm">
          <text:p/>
        </draw:line>
        <draw:line draw:style-name="gr8" draw:text-style-name="P1" draw:layer="layout" svg:x1="4.488cm" svg:y1="21.978cm" svg:x2="5.91cm" svg:y2="21.978cm">
          <text:p/>
        </draw:line>
        <draw:line draw:style-name="gr8" draw:text-style-name="P1" draw:layer="layout" svg:x1="5.888cm" svg:y1="21.978cm" svg:x2="7.31cm" svg:y2="21.978cm">
          <text:p/>
        </draw:line>
        <draw:custom-shape draw:style-name="gr7" draw:text-style-name="P3" draw:layer="layout" svg:width="0.463cm" svg:height="0.48cm" svg:x="4.28cm" svg:y="18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2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2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2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88cm" svg:y1="20.379cm" svg:x2="5.91cm" svg:y2="20.379cm">
          <text:p/>
        </draw:line>
        <draw:line draw:style-name="gr8" draw:text-style-name="P1" draw:layer="layout" svg:x1="4.488cm" svg:y1="21.979cm" svg:x2="5.91cm" svg:y2="21.979cm">
          <text:p/>
        </draw:line>
        <draw:line draw:style-name="gr8" draw:text-style-name="P1" draw:layer="layout" svg:x1="5.888cm" svg:y1="21.979cm" svg:x2="7.31cm" svg:y2="21.979cm">
          <text:p/>
        </draw:line>
        <draw:custom-shape draw:style-name="gr7" draw:text-style-name="P3" draw:layer="layout" svg:width="0.463cm" svg:height="0.48cm" svg:x="4.28cm" svg:y="23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23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88cm" svg:y1="23.579cm" svg:x2="5.91cm" svg:y2="23.579cm">
          <text:p/>
        </draw:line>
        <draw:line draw:style-name="gr8" draw:text-style-name="P1" draw:layer="layout" svg:x1="5.888cm" svg:y1="23.579cm" svg:x2="7.31cm" svg:y2="23.579cm">
          <text:p/>
        </draw:line>
        <draw:custom-shape draw:style-name="gr7" draw:text-style-name="P3" draw:layer="layout" svg:width="0.463cm" svg:height="0.48cm" svg:x="4.28cm" svg:y="2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3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23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88cm" svg:y1="23.58cm" svg:x2="5.91cm" svg:y2="23.58cm">
          <text:p/>
        </draw:line>
        <draw:line draw:style-name="gr8" draw:text-style-name="P1" draw:layer="layout" svg:x1="5.888cm" svg:y1="23.58cm" svg:x2="7.31cm" svg:y2="23.58cm">
          <text:p/>
        </draw:line>
        <draw:custom-shape draw:style-name="gr7" draw:text-style-name="P3" draw:layer="layout" svg:width="0.463cm" svg:height="0.48cm" svg:x="7.08cm" svg:y="23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8.48cm" svg:y="2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288cm" svg:y1="23.58cm" svg:x2="8.71cm" svg:y2="23.58cm">
          <text:p/>
        </draw:line>
        <draw:custom-shape draw:style-name="gr7" draw:text-style-name="P3" draw:layer="layout" svg:width="0.463cm" svg:height="0.48cm" svg:x="4.28cm" svg:y="2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2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88cm" svg:y1="25.08cm" svg:x2="5.91cm" svg:y2="25.08cm">
          <text:p/>
        </draw:line>
        <draw:custom-shape draw:style-name="gr7" draw:text-style-name="P3" draw:layer="layout" svg:width="0.463cm" svg:height="0.48cm" svg:x="4.28cm" svg:y="2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2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24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88cm" svg:y1="25.081cm" svg:x2="5.91cm" svg:y2="25.081cm">
          <text:p/>
        </draw:line>
        <draw:custom-shape draw:style-name="gr7" draw:text-style-name="P3" draw:layer="layout" svg:width="0.463cm" svg:height="0.48cm" svg:x="7.08cm" svg:y="2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8.48cm" svg:y="2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288cm" svg:y1="25.081cm" svg:x2="8.71cm" svg:y2="25.081cm">
          <text:p/>
        </draw:line>
        <draw:frame draw:style-name="gr9" draw:text-style-name="P2" draw:layer="layout" svg:width="1.213cm" svg:height="1.195cm" svg:x="6.015cm" svg:y="24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6.132cm" svg:y="24.077cm">
          <draw:text-box>
            <text:p>2</text:p>
          </draw:text-box>
        </draw:frame>
        <draw:custom-shape draw:style-name="gr7" draw:text-style-name="P3" draw:layer="layout" svg:width="0.463cm" svg:height="0.48cm" svg:x="12.58cm" svg:y="1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58cm" svg:y="1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58cm" svg:y="2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2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19.778cm" svg:x2="14.21cm" svg:y2="19.778cm">
          <text:p/>
        </draw:line>
        <draw:line draw:style-name="gr8" draw:text-style-name="P1" draw:layer="layout" svg:x1="12.788cm" svg:y1="21.378cm" svg:x2="14.21cm" svg:y2="21.378cm">
          <text:p/>
        </draw:line>
        <draw:line draw:style-name="gr8" draw:text-style-name="P1" draw:layer="layout" svg:x1="14.188cm" svg:y1="21.378cm" svg:x2="15.61cm" svg:y2="21.378cm">
          <text:p/>
        </draw:line>
        <draw:custom-shape draw:style-name="gr7" draw:text-style-name="P3" draw:layer="layout" svg:width="0.463cm" svg:height="0.48cm" svg:x="12.58cm" svg:y="18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58cm" svg:y="1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58cm" svg:y="2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21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19.779cm" svg:x2="14.21cm" svg:y2="19.779cm">
          <text:p/>
        </draw:line>
        <draw:line draw:style-name="gr8" draw:text-style-name="P1" draw:layer="layout" svg:x1="12.788cm" svg:y1="21.379cm" svg:x2="14.21cm" svg:y2="21.379cm">
          <text:p/>
        </draw:line>
        <draw:line draw:style-name="gr8" draw:text-style-name="P1" draw:layer="layout" svg:x1="14.188cm" svg:y1="21.379cm" svg:x2="15.61cm" svg:y2="21.379cm">
          <text:p/>
        </draw:line>
        <draw:custom-shape draw:style-name="gr7" draw:text-style-name="P3" draw:layer="layout" svg:width="0.463cm" svg:height="0.48cm" svg:x="12.58cm" svg:y="2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2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22.979cm" svg:x2="14.21cm" svg:y2="22.979cm">
          <text:p/>
        </draw:line>
        <draw:line draw:style-name="gr8" draw:text-style-name="P1" draw:layer="layout" svg:x1="14.188cm" svg:y1="22.979cm" svg:x2="15.61cm" svg:y2="22.979cm">
          <text:p/>
        </draw:line>
        <draw:custom-shape draw:style-name="gr7" draw:text-style-name="P3" draw:layer="layout" svg:width="0.463cm" svg:height="0.48cm" svg:x="12.58cm" svg:y="2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2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22.98cm" svg:x2="14.21cm" svg:y2="22.98cm">
          <text:p/>
        </draw:line>
        <draw:line draw:style-name="gr8" draw:text-style-name="P1" draw:layer="layout" svg:x1="14.188cm" svg:y1="22.98cm" svg:x2="15.61cm" svg:y2="22.98cm">
          <text:p/>
        </draw:line>
        <draw:custom-shape draw:style-name="gr7" draw:text-style-name="P3" draw:layer="layout" svg:width="0.463cm" svg:height="0.48cm" svg:x="15.38cm" svg:y="2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78cm" svg:y="2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88cm" svg:y1="22.98cm" svg:x2="17.01cm" svg:y2="22.98cm">
          <text:p/>
        </draw:line>
        <draw:custom-shape draw:style-name="gr7" draw:text-style-name="P3" draw:layer="layout" svg:width="0.463cm" svg:height="0.48cm" svg:x="12.58cm" svg:y="2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2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24.48cm" svg:x2="14.21cm" svg:y2="24.48cm">
          <text:p/>
        </draw:line>
        <draw:custom-shape draw:style-name="gr7" draw:text-style-name="P3" draw:layer="layout" svg:width="0.463cm" svg:height="0.48cm" svg:x="12.58cm" svg:y="2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24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24.481cm" svg:x2="14.21cm" svg:y2="24.481cm">
          <text:p/>
        </draw:line>
        <draw:custom-shape draw:style-name="gr7" draw:text-style-name="P3" draw:layer="layout" svg:width="0.463cm" svg:height="0.48cm" svg:x="15.38cm" svg:y="2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78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88cm" svg:y1="24.481cm" svg:x2="17.01cm" svg:y2="24.481cm">
          <text:p/>
        </draw:line>
        <draw:frame draw:style-name="gr9" draw:text-style-name="P2" draw:layer="layout" svg:width="1.213cm" svg:height="1.195cm" svg:x="14.315cm" svg:y="23.7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432cm" svg:y="23.477cm">
          <draw:text-box>
            <text:p>2</text:p>
          </draw:text-box>
        </draw:frame>
        <draw:custom-shape draw:style-name="gr7" draw:text-style-name="P3" draw:layer="layout" svg:width="0.463cm" svg:height="0.48cm" svg:x="12.58cm" svg:y="2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25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25.981cm" svg:x2="14.21cm" svg:y2="25.981cm">
          <text:p/>
        </draw:line>
        <draw:custom-shape draw:style-name="gr7" draw:text-style-name="P3" draw:layer="layout" svg:width="0.463cm" svg:height="0.48cm" svg:x="12.58cm" svg:y="2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5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25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25.982cm" svg:x2="14.21cm" svg:y2="25.982cm">
          <text:p/>
        </draw:line>
        <draw:custom-shape draw:style-name="gr7" draw:text-style-name="P3" draw:layer="layout" svg:width="0.463cm" svg:height="0.48cm" svg:x="15.38cm" svg:y="2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78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88cm" svg:y1="25.982cm" svg:x2="17.01cm" svg:y2="25.982cm">
          <text:p/>
        </draw:line>
        <draw:frame draw:style-name="gr9" draw:text-style-name="P2" draw:layer="layout" svg:width="1.213cm" svg:height="1.195cm" svg:x="14.315cm" svg:y="25.2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432cm" svg:y="24.978cm">
          <draw:text-box>
            <text:p>3</text:p>
          </draw:text-box>
        </draw:frame>
      </draw:page>
      <draw:page draw:name="page10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415cm" svg:height="13.91cm" svg:x="10.585cm" svg:y="1cm">
          <draw:image xlink:href="Pictures/10000001000001A30000026BB1042A5ED1E4F680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3B8EC40CF9874979.png" xlink:type="simple" xlink:show="embed" xlink:actuate="onLoad" draw:mime-type="image/png">
            <text:p/>
          </draw:image>
        </draw:frame>
        <draw:frame draw:style-name="gr2" draw:text-style-name="P1" draw:layer="layout" svg:width="9.439cm" svg:height="13.945cm" svg:x="10.561cm" svg:y="15.016cm">
          <draw:image xlink:href="Pictures/10000001000001A30000026B174B37FBF76EE7EF.png" xlink:type="simple" xlink:show="embed" xlink:actuate="onLoad" draw:mime-type="image/png">
            <text:p/>
          </draw:image>
        </draw:frame>
        <draw:frame draw:style-name="gr2" draw:text-style-name="P1" draw:layer="layout" svg:width="9.585cm" svg:height="14.161cm" svg:x="0.963cm" svg:y="15.015cm">
          <draw:image xlink:href="Pictures/10000001000001A30000026B3FA20ED835ECC109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6</text:span></text:p>
          </draw:text-box>
        </draw:frame>
        <draw:frame draw:style-name="gr6" draw:text-style-name="P2" draw:layer="layout" svg:width="1.558cm" svg:height="8.126cm" svg:x="1.552cm" svg:y="3.916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7</text:span><text:span text:style-name="T2"> </text:span></text:p>
            <text:p><text:span text:style-name="T2">4</text:span><text:span text:style-name="T2"> </text:span></text:p>
            <text:p><text:span text:style-name="T2">4</text:span></text:p>
          </draw:text-box>
        </draw:frame>
        <draw:frame draw:style-name="gr18" draw:text-style-name="P2" draw:layer="layout" svg:width="7.447cm" svg:height="9.701cm" svg:x="11.553cm" svg:y="3.617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6</text:span><text:span text:style-name="T2"> </text:span></text:p>
            <text:p><text:span text:style-name="T2">4</text:span><text:span text:style-name="T2"> </text:span></text:p>
            <text:p><text:span text:style-name="T2">3</text:span><text:span text:style-name="T2"> </text:span></text:p>
            <text:p><text:span text:style-name="T2">2</text:span></text:p>
          </draw:text-box>
        </draw:frame>
        <draw:frame draw:style-name="gr19" draw:text-style-name="P2" draw:layer="layout" svg:width="1.854cm" svg:height="20.726cm" svg:x="1.155cm" svg:y="15.919cm">
          <draw:text-box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4</text:span><text:span text:style-name="T2"> </text:span></text:p>
            <text:p><text:span text:style-name="T2">3</text:span><text:span text:style-name="T2"> </text:span></text:p>
            <text:p><text:span text:style-name="T2">2</text:span><text:span text:style-name="T2"> </text:span></text:p>
            <text:p><text:span text:style-name="T2">1</text:span></text:p>
          </draw:text-box>
        </draw:frame>
        <draw:custom-shape draw:style-name="gr7" draw:text-style-name="P3" draw:layer="layout" svg:width="0.463cm" svg:height="0.48cm" svg:x="3.08cm" svg:y="4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0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08cm" svg:y="7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6.278cm" svg:x2="4.71cm" svg:y2="6.278cm">
          <text:p/>
        </draw:line>
        <draw:line draw:style-name="gr8" draw:text-style-name="P1" draw:layer="layout" svg:x1="3.288cm" svg:y1="7.878cm" svg:x2="4.71cm" svg:y2="7.878cm">
          <text:p/>
        </draw:line>
        <draw:line draw:style-name="gr8" draw:text-style-name="P1" draw:layer="layout" svg:x1="4.688cm" svg:y1="7.878cm" svg:x2="6.11cm" svg:y2="7.878cm">
          <text:p/>
        </draw:line>
        <draw:custom-shape draw:style-name="gr7" draw:text-style-name="P3" draw:layer="layout" svg:width="0.463cm" svg:height="0.48cm" svg:x="3.08cm" svg:y="4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0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0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7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6.279cm" svg:x2="4.71cm" svg:y2="6.279cm">
          <text:p/>
        </draw:line>
        <draw:line draw:style-name="gr8" draw:text-style-name="P1" draw:layer="layout" svg:x1="3.288cm" svg:y1="7.879cm" svg:x2="4.71cm" svg:y2="7.879cm">
          <text:p/>
        </draw:line>
        <draw:line draw:style-name="gr8" draw:text-style-name="P1" draw:layer="layout" svg:x1="4.688cm" svg:y1="7.879cm" svg:x2="6.11cm" svg:y2="7.879cm">
          <text:p/>
        </draw:line>
        <draw:custom-shape draw:style-name="gr7" draw:text-style-name="P3" draw:layer="layout" svg:width="0.463cm" svg:height="0.48cm" svg:x="3.0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9.479cm" svg:x2="4.71cm" svg:y2="9.479cm">
          <text:p/>
        </draw:line>
        <draw:line draw:style-name="gr8" draw:text-style-name="P1" draw:layer="layout" svg:x1="4.688cm" svg:y1="9.479cm" svg:x2="6.11cm" svg:y2="9.479cm">
          <text:p/>
        </draw:line>
        <draw:custom-shape draw:style-name="gr7" draw:text-style-name="P3" draw:layer="layout" svg:width="0.463cm" svg:height="0.48cm" svg:x="3.0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9.48cm" svg:x2="4.71cm" svg:y2="9.48cm">
          <text:p/>
        </draw:line>
        <draw:line draw:style-name="gr8" draw:text-style-name="P1" draw:layer="layout" svg:x1="4.688cm" svg:y1="9.48cm" svg:x2="6.11cm" svg:y2="9.48cm">
          <text:p/>
        </draw:line>
        <draw:custom-shape draw:style-name="gr7" draw:text-style-name="P3" draw:layer="layout" svg:width="0.463cm" svg:height="0.48cm" svg:x="5.8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2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088cm" svg:y1="9.48cm" svg:x2="7.51cm" svg:y2="9.48cm">
          <text:p/>
        </draw:line>
        <draw:custom-shape draw:style-name="gr7" draw:text-style-name="P3" draw:layer="layout" svg:width="0.463cm" svg:height="0.48cm" svg:x="3.0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10.98cm" svg:x2="4.71cm" svg:y2="10.98cm">
          <text:p/>
        </draw:line>
        <draw:custom-shape draw:style-name="gr7" draw:text-style-name="P3" draw:layer="layout" svg:width="0.463cm" svg:height="0.48cm" svg:x="3.0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10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10.981cm" svg:x2="4.71cm" svg:y2="10.981cm">
          <text:p/>
        </draw:line>
        <draw:custom-shape draw:style-name="gr7" draw:text-style-name="P3" draw:layer="layout" svg:width="0.463cm" svg:height="0.48cm" svg:x="5.8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2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088cm" svg:y1="10.981cm" svg:x2="7.51cm" svg:y2="10.981cm">
          <text:p/>
        </draw:line>
        <draw:frame draw:style-name="gr9" draw:text-style-name="P2" draw:layer="layout" svg:width="1.213cm" svg:height="1.195cm" svg:x="4.815cm" svg:y="10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932cm" svg:y="9.977cm">
          <draw:text-box>
            <text:p>2</text:p>
          </draw:text-box>
        </draw:frame>
        <draw:custom-shape draw:style-name="gr7" draw:text-style-name="P3" draw:layer="layout" svg:width="0.463cm" svg:height="0.48cm" svg:x="12.98cm" svg:y="4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98cm" svg:y="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5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98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7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7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6.078cm" svg:x2="14.61cm" svg:y2="6.078cm">
          <text:p/>
        </draw:line>
        <draw:line draw:style-name="gr8" draw:text-style-name="P1" draw:layer="layout" svg:x1="13.188cm" svg:y1="7.678cm" svg:x2="14.61cm" svg:y2="7.678cm">
          <text:p/>
        </draw:line>
        <draw:line draw:style-name="gr8" draw:text-style-name="P1" draw:layer="layout" svg:x1="14.588cm" svg:y1="7.678cm" svg:x2="16.01cm" svg:y2="7.678cm">
          <text:p/>
        </draw:line>
        <draw:custom-shape draw:style-name="gr7" draw:text-style-name="P3" draw:layer="layout" svg:width="0.463cm" svg:height="0.48cm" svg:x="12.98cm" svg:y="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98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5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5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98cm" svg:y="7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7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6.079cm" svg:x2="14.61cm" svg:y2="6.079cm">
          <text:p/>
        </draw:line>
        <draw:line draw:style-name="gr8" draw:text-style-name="P1" draw:layer="layout" svg:x1="13.188cm" svg:y1="7.679cm" svg:x2="14.61cm" svg:y2="7.679cm">
          <text:p/>
        </draw:line>
        <draw:line draw:style-name="gr8" draw:text-style-name="P1" draw:layer="layout" svg:x1="14.588cm" svg:y1="7.679cm" svg:x2="16.01cm" svg:y2="7.679cm">
          <text:p/>
        </draw:line>
        <draw:custom-shape draw:style-name="gr7" draw:text-style-name="P3" draw:layer="layout" svg:width="0.463cm" svg:height="0.48cm" svg:x="12.98cm" svg:y="9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9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9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9.279cm" svg:x2="14.61cm" svg:y2="9.279cm">
          <text:p/>
        </draw:line>
        <draw:line draw:style-name="gr8" draw:text-style-name="P1" draw:layer="layout" svg:x1="14.588cm" svg:y1="9.279cm" svg:x2="16.01cm" svg:y2="9.279cm">
          <text:p/>
        </draw:line>
        <draw:custom-shape draw:style-name="gr7" draw:text-style-name="P3" draw:layer="layout" svg:width="0.463cm" svg:height="0.48cm" svg:x="12.98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9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9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9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9.28cm" svg:x2="14.61cm" svg:y2="9.28cm">
          <text:p/>
        </draw:line>
        <draw:line draw:style-name="gr8" draw:text-style-name="P1" draw:layer="layout" svg:x1="14.588cm" svg:y1="9.28cm" svg:x2="16.01cm" svg:y2="9.28cm">
          <text:p/>
        </draw:line>
        <draw:custom-shape draw:style-name="gr7" draw:text-style-name="P3" draw:layer="layout" svg:width="0.463cm" svg:height="0.48cm" svg:x="15.78cm" svg:y="9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18cm" svg:y="9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988cm" svg:y1="9.28cm" svg:x2="17.41cm" svg:y2="9.28cm">
          <text:p/>
        </draw:line>
        <draw:custom-shape draw:style-name="gr7" draw:text-style-name="P3" draw:layer="layout" svg:width="0.463cm" svg:height="0.48cm" svg:x="12.98cm" svg:y="10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0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10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10.78cm" svg:x2="14.61cm" svg:y2="10.78cm">
          <text:p/>
        </draw:line>
        <draw:custom-shape draw:style-name="gr7" draw:text-style-name="P3" draw:layer="layout" svg:width="0.463cm" svg:height="0.48cm" svg:x="12.98cm" svg:y="10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0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10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10.781cm" svg:x2="14.61cm" svg:y2="10.781cm">
          <text:p/>
        </draw:line>
        <draw:custom-shape draw:style-name="gr7" draw:text-style-name="P3" draw:layer="layout" svg:width="0.463cm" svg:height="0.48cm" svg:x="15.78cm" svg:y="10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18cm" svg:y="1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988cm" svg:y1="10.781cm" svg:x2="17.41cm" svg:y2="10.781cm">
          <text:p/>
        </draw:line>
        <draw:frame draw:style-name="gr9" draw:text-style-name="P2" draw:layer="layout" svg:width="1.213cm" svg:height="1.195cm" svg:x="14.715cm" svg:y="10.0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832cm" svg:y="9.777cm">
          <draw:text-box>
            <text:p>2</text:p>
          </draw:text-box>
        </draw:frame>
        <draw:custom-shape draw:style-name="gr7" draw:text-style-name="P3" draw:layer="layout" svg:width="0.463cm" svg:height="0.48cm" svg:x="12.98cm" svg:y="12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12.281cm" svg:x2="14.61cm" svg:y2="12.281cm">
          <text:p/>
        </draw:line>
        <draw:custom-shape draw:style-name="gr7" draw:text-style-name="P3" draw:layer="layout" svg:width="0.463cm" svg:height="0.48cm" svg:x="12.98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1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12.282cm" svg:x2="14.61cm" svg:y2="12.282cm">
          <text:p/>
        </draw:line>
        <draw:custom-shape draw:style-name="gr7" draw:text-style-name="P3" draw:layer="layout" svg:width="0.463cm" svg:height="0.48cm" svg:x="15.78cm" svg:y="12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1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988cm" svg:y1="12.282cm" svg:x2="17.41cm" svg:y2="12.282cm">
          <text:p/>
        </draw:line>
        <draw:frame draw:style-name="gr9" draw:text-style-name="P2" draw:layer="layout" svg:width="1.213cm" svg:height="1.195cm" svg:x="14.715cm" svg:y="11.5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832cm" svg:y="11.278cm">
          <draw:text-box>
            <text:p>3</text:p>
          </draw:text-box>
        </draw:frame>
        <draw:custom-shape draw:style-name="gr7" draw:text-style-name="P3" draw:layer="layout" svg:width="0.463cm" svg:height="0.48cm" svg:x="2.68cm" svg:y="1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8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9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18.378cm" svg:x2="4.31cm" svg:y2="18.378cm">
          <text:p/>
        </draw:line>
        <draw:line draw:style-name="gr8" draw:text-style-name="P1" draw:layer="layout" svg:x1="2.888cm" svg:y1="19.978cm" svg:x2="4.31cm" svg:y2="19.978cm">
          <text:p/>
        </draw:line>
        <draw:line draw:style-name="gr8" draw:text-style-name="P1" draw:layer="layout" svg:x1="4.288cm" svg:y1="19.978cm" svg:x2="5.71cm" svg:y2="19.978cm">
          <text:p/>
        </draw:line>
        <draw:custom-shape draw:style-name="gr7" draw:text-style-name="P3" draw:layer="layout" svg:width="0.463cm" svg:height="0.48cm" svg:x="2.68cm" svg:y="1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19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18.379cm" svg:x2="4.31cm" svg:y2="18.379cm">
          <text:p/>
        </draw:line>
        <draw:line draw:style-name="gr8" draw:text-style-name="P1" draw:layer="layout" svg:x1="2.888cm" svg:y1="19.979cm" svg:x2="4.31cm" svg:y2="19.979cm">
          <text:p/>
        </draw:line>
        <draw:line draw:style-name="gr8" draw:text-style-name="P1" draw:layer="layout" svg:x1="4.288cm" svg:y1="19.979cm" svg:x2="5.71cm" svg:y2="19.979cm">
          <text:p/>
        </draw:line>
        <draw:custom-shape draw:style-name="gr7" draw:text-style-name="P3" draw:layer="layout" svg:width="0.463cm" svg:height="0.48cm" svg:x="2.6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1.579cm" svg:x2="4.31cm" svg:y2="21.579cm">
          <text:p/>
        </draw:line>
        <draw:line draw:style-name="gr8" draw:text-style-name="P1" draw:layer="layout" svg:x1="4.288cm" svg:y1="21.579cm" svg:x2="5.71cm" svg:y2="21.579cm">
          <text:p/>
        </draw:line>
        <draw:custom-shape draw:style-name="gr7" draw:text-style-name="P3" draw:layer="layout" svg:width="0.463cm" svg:height="0.48cm" svg:x="2.6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1.58cm" svg:x2="4.31cm" svg:y2="21.58cm">
          <text:p/>
        </draw:line>
        <draw:line draw:style-name="gr8" draw:text-style-name="P1" draw:layer="layout" svg:x1="4.288cm" svg:y1="21.58cm" svg:x2="5.71cm" svg:y2="21.58cm">
          <text:p/>
        </draw:line>
        <draw:custom-shape draw:style-name="gr7" draw:text-style-name="P3" draw:layer="layout" svg:width="0.463cm" svg:height="0.48cm" svg:x="5.4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1.58cm" svg:x2="7.11cm" svg:y2="21.58cm">
          <text:p/>
        </draw:line>
        <draw:custom-shape draw:style-name="gr7" draw:text-style-name="P3" draw:layer="layout" svg:width="0.463cm" svg:height="0.48cm" svg:x="2.6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3.08cm" svg:x2="4.31cm" svg:y2="23.08cm">
          <text:p/>
        </draw:line>
        <draw:custom-shape draw:style-name="gr7" draw:text-style-name="P3" draw:layer="layout" svg:width="0.463cm" svg:height="0.48cm" svg:x="2.6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2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3.081cm" svg:x2="4.31cm" svg:y2="23.081cm">
          <text:p/>
        </draw:line>
        <draw:custom-shape draw:style-name="gr7" draw:text-style-name="P3" draw:layer="layout" svg:width="0.463cm" svg:height="0.48cm" svg:x="5.4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3.081cm" svg:x2="7.11cm" svg:y2="23.081cm">
          <text:p/>
        </draw:line>
        <draw:frame draw:style-name="gr9" draw:text-style-name="P2" draw:layer="layout" svg:width="1.213cm" svg:height="1.195cm" svg:x="4.415cm" svg:y="22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2.077cm">
          <draw:text-box>
            <text:p>2</text:p>
          </draw:text-box>
        </draw:frame>
        <draw:custom-shape draw:style-name="gr7" draw:text-style-name="P3" draw:layer="layout" svg:width="0.463cm" svg:height="0.48cm" svg:x="2.6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4.581cm" svg:x2="4.31cm" svg:y2="24.581cm">
          <text:p/>
        </draw:line>
        <draw:custom-shape draw:style-name="gr7" draw:text-style-name="P3" draw:layer="layout" svg:width="0.463cm" svg:height="0.48cm" svg:x="2.6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4.582cm" svg:x2="4.31cm" svg:y2="24.582cm">
          <text:p/>
        </draw:line>
        <draw:custom-shape draw:style-name="gr7" draw:text-style-name="P3" draw:layer="layout" svg:width="0.463cm" svg:height="0.48cm" svg:x="5.4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4.582cm" svg:x2="7.11cm" svg:y2="24.582cm">
          <text:p/>
        </draw:line>
        <draw:frame draw:style-name="gr9" draw:text-style-name="P2" draw:layer="layout" svg:width="1.213cm" svg:height="1.195cm" svg:x="4.415cm" svg:y="23.8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3.578cm">
          <draw:text-box>
            <text:p>3</text:p>
          </draw:text-box>
        </draw:frame>
        <draw:custom-shape draw:style-name="gr7" draw:text-style-name="P3" draw:layer="layout" svg:width="0.463cm" svg:height="0.48cm" svg:x="2.68cm" svg:y="26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6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6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6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6.282cm" svg:x2="4.31cm" svg:y2="26.282cm">
          <text:p/>
        </draw:line>
        <draw:custom-shape draw:style-name="gr7" draw:text-style-name="P3" draw:layer="layout" svg:width="0.463cm" svg:height="0.48cm" svg:x="2.68cm" svg:y="26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6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6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6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6.283cm" svg:x2="4.31cm" svg:y2="26.283cm">
          <text:p/>
        </draw:line>
        <draw:custom-shape draw:style-name="gr7" draw:text-style-name="P3" draw:layer="layout" svg:width="0.463cm" svg:height="0.48cm" svg:x="5.48cm" svg:y="26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6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6.283cm" svg:x2="7.11cm" svg:y2="26.283cm">
          <text:p/>
        </draw:line>
        <draw:frame draw:style-name="gr9" draw:text-style-name="P2" draw:layer="layout" svg:width="1.213cm" svg:height="1.195cm" svg:x="4.415cm" svg:y="25.531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5.279cm">
          <draw:text-box>
            <text:p>4</text:p>
          </draw:text-box>
        </draw:frame>
      </draw:page>
      <draw:page draw:name="page12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221cm" svg:height="13.623cm" svg:x="10.779cm" svg:y="1cm">
          <draw:image xlink:href="Pictures/10000001000001A30000026B31A62C1A7D1953CD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EA10D189467668A2.png" xlink:type="simple" xlink:show="embed" xlink:actuate="onLoad" draw:mime-type="image/png">
            <text:p/>
          </draw:image>
        </draw:frame>
        <draw:frame draw:style-name="gr2" draw:text-style-name="P1" draw:layer="layout" svg:width="9.345cm" svg:height="13.806cm" svg:x="10.655cm" svg:y="15.016cm">
          <draw:image xlink:href="Pictures/10000001000001A30000026BE9426C5E7D63BA55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5" draw:text-style-name="P2" draw:layer="layout" svg:width="2.111cm" svg:height="6.551cm" svg:x="1.555cm" svg:y="17.92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1</text:span><text:span text:style-name="T2">3</text:span><text:span text:style-name="T2"> </text:span></text:p>
            <text:p><text:span text:style-name="T2">8</text:span></text:p>
          </draw:text-box>
        </draw:frame>
        <draw:frame draw:style-name="gr20" draw:text-style-name="P2" draw:layer="layout" svg:width="2.26cm" svg:height="4.976cm" svg:x="2.055cm" svg:y="4.621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2</text:span><text:span text:style-name="T2">1</text:span></text:p>
          </draw:text-box>
        </draw:frame>
        <draw:frame draw:style-name="gr5" draw:text-style-name="P2" draw:layer="layout" svg:width="2.268cm" svg:height="6.551cm" svg:x="10.755cm" svg:y="4.422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1</text:span><text:span text:style-name="T2">6</text:span><text:span text:style-name="T2"> </text:span></text:p>
            <text:p><text:span text:style-name="T2">5</text:span></text:p>
          </draw:text-box>
        </draw:frame>
        <draw:frame draw:style-name="gr6" draw:text-style-name="P2" draw:layer="layout" svg:width="2.334cm" svg:height="8.126cm" svg:x="10.755cm" svg:y="17.823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1</text:span><text:span text:style-name="T2">2</text:span><text:span text:style-name="T2"> </text:span></text:p>
            <text:p><text:span text:style-name="T2">8</text:span><text:span text:style-name="T2"> </text:span></text:p>
            <text:p><text:span text:style-name="T2">1</text:span></text:p>
          </draw:text-box>
        </draw:frame>
        <draw:custom-shape draw:style-name="gr7" draw:text-style-name="P3" draw:layer="layout" svg:width="0.463cm" svg:height="0.48cm" svg:x="4.0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8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8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8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288cm" svg:y1="7.078cm" svg:x2="5.71cm" svg:y2="7.078cm">
          <text:p/>
        </draw:line>
        <draw:line draw:style-name="gr8" draw:text-style-name="P1" draw:layer="layout" svg:x1="4.288cm" svg:y1="8.678cm" svg:x2="5.71cm" svg:y2="8.678cm">
          <text:p/>
        </draw:line>
        <draw:line draw:style-name="gr8" draw:text-style-name="P1" draw:layer="layout" svg:x1="5.688cm" svg:y1="8.678cm" svg:x2="7.11cm" svg:y2="8.678cm">
          <text:p/>
        </draw:line>
        <draw:custom-shape draw:style-name="gr7" draw:text-style-name="P3" draw:layer="layout" svg:width="0.463cm" svg:height="0.48cm" svg:x="4.08cm" svg:y="5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6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8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8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8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288cm" svg:y1="7.079cm" svg:x2="5.71cm" svg:y2="7.079cm">
          <text:p/>
        </draw:line>
        <draw:line draw:style-name="gr8" draw:text-style-name="P1" draw:layer="layout" svg:x1="4.288cm" svg:y1="8.679cm" svg:x2="5.71cm" svg:y2="8.679cm">
          <text:p/>
        </draw:line>
        <draw:line draw:style-name="gr8" draw:text-style-name="P1" draw:layer="layout" svg:x1="5.688cm" svg:y1="8.679cm" svg:x2="7.11cm" svg:y2="8.679cm">
          <text:p/>
        </draw:line>
        <draw:custom-shape draw:style-name="gr7" draw:text-style-name="P3" draw:layer="layout" svg:width="0.463cm" svg:height="0.48cm" svg:x="12.88cm" svg:y="5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6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8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8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6.778cm" svg:x2="14.51cm" svg:y2="6.778cm">
          <text:p/>
        </draw:line>
        <draw:line draw:style-name="gr8" draw:text-style-name="P1" draw:layer="layout" svg:x1="13.088cm" svg:y1="8.378cm" svg:x2="14.51cm" svg:y2="8.378cm">
          <text:p/>
        </draw:line>
        <draw:line draw:style-name="gr8" draw:text-style-name="P1" draw:layer="layout" svg:x1="14.488cm" svg:y1="8.378cm" svg:x2="15.91cm" svg:y2="8.378cm">
          <text:p/>
        </draw:line>
        <draw:custom-shape draw:style-name="gr7" draw:text-style-name="P3" draw:layer="layout" svg:width="0.463cm" svg:height="0.48cm" svg:x="12.88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6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8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8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6.779cm" svg:x2="14.51cm" svg:y2="6.779cm">
          <text:p/>
        </draw:line>
        <draw:line draw:style-name="gr8" draw:text-style-name="P1" draw:layer="layout" svg:x1="13.088cm" svg:y1="8.379cm" svg:x2="14.51cm" svg:y2="8.379cm">
          <text:p/>
        </draw:line>
        <draw:line draw:style-name="gr8" draw:text-style-name="P1" draw:layer="layout" svg:x1="14.488cm" svg:y1="8.379cm" svg:x2="15.91cm" svg:y2="8.379cm">
          <text:p/>
        </draw:line>
        <draw:custom-shape draw:style-name="gr7" draw:text-style-name="P3" draw:layer="layout" svg:width="0.463cm" svg:height="0.48cm" svg:x="12.88cm" svg:y="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9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9.979cm" svg:x2="14.51cm" svg:y2="9.979cm">
          <text:p/>
        </draw:line>
        <draw:line draw:style-name="gr8" draw:text-style-name="P1" draw:layer="layout" svg:x1="14.488cm" svg:y1="9.979cm" svg:x2="15.91cm" svg:y2="9.979cm">
          <text:p/>
        </draw:line>
        <draw:custom-shape draw:style-name="gr7" draw:text-style-name="P3" draw:layer="layout" svg:width="0.463cm" svg:height="0.48cm" svg:x="12.88cm" svg:y="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9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9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9.98cm" svg:x2="14.51cm" svg:y2="9.98cm">
          <text:p/>
        </draw:line>
        <draw:line draw:style-name="gr8" draw:text-style-name="P1" draw:layer="layout" svg:x1="14.488cm" svg:y1="9.98cm" svg:x2="15.91cm" svg:y2="9.98cm">
          <text:p/>
        </draw:line>
        <draw:custom-shape draw:style-name="gr7" draw:text-style-name="P3" draw:layer="layout" svg:width="0.463cm" svg:height="0.48cm" svg:x="15.68cm" svg:y="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0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888cm" svg:y1="9.98cm" svg:x2="17.31cm" svg:y2="9.98cm">
          <text:p/>
        </draw:line>
        <draw:custom-shape draw:style-name="gr7" draw:text-style-name="P3" draw:layer="layout" svg:width="0.463cm" svg:height="0.48cm" svg:x="3.68cm" svg:y="18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68cm" svg:y="20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68cm" svg:y="2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48cm" svg:y="2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888cm" svg:y1="20.378cm" svg:x2="5.31cm" svg:y2="20.378cm">
          <text:p/>
        </draw:line>
        <draw:line draw:style-name="gr8" draw:text-style-name="P1" draw:layer="layout" svg:x1="3.888cm" svg:y1="21.978cm" svg:x2="5.31cm" svg:y2="21.978cm">
          <text:p/>
        </draw:line>
        <draw:line draw:style-name="gr8" draw:text-style-name="P1" draw:layer="layout" svg:x1="5.288cm" svg:y1="21.978cm" svg:x2="6.71cm" svg:y2="21.978cm">
          <text:p/>
        </draw:line>
        <draw:custom-shape draw:style-name="gr7" draw:text-style-name="P3" draw:layer="layout" svg:width="0.463cm" svg:height="0.48cm" svg:x="3.68cm" svg:y="18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68cm" svg:y="2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68cm" svg:y="2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48cm" svg:y="2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888cm" svg:y1="20.379cm" svg:x2="5.31cm" svg:y2="20.379cm">
          <text:p/>
        </draw:line>
        <draw:line draw:style-name="gr8" draw:text-style-name="P1" draw:layer="layout" svg:x1="3.888cm" svg:y1="21.979cm" svg:x2="5.31cm" svg:y2="21.979cm">
          <text:p/>
        </draw:line>
        <draw:line draw:style-name="gr8" draw:text-style-name="P1" draw:layer="layout" svg:x1="5.288cm" svg:y1="21.979cm" svg:x2="6.71cm" svg:y2="21.979cm">
          <text:p/>
        </draw:line>
        <draw:custom-shape draw:style-name="gr7" draw:text-style-name="P3" draw:layer="layout" svg:width="0.463cm" svg:height="0.48cm" svg:x="3.68cm" svg:y="23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48cm" svg:y="23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888cm" svg:y1="23.579cm" svg:x2="5.31cm" svg:y2="23.579cm">
          <text:p/>
        </draw:line>
        <draw:line draw:style-name="gr8" draw:text-style-name="P1" draw:layer="layout" svg:x1="5.288cm" svg:y1="23.579cm" svg:x2="6.71cm" svg:y2="23.579cm">
          <text:p/>
        </draw:line>
        <draw:custom-shape draw:style-name="gr7" draw:text-style-name="P3" draw:layer="layout" svg:width="0.463cm" svg:height="0.48cm" svg:x="3.68cm" svg:y="2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3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08cm" svg:y="2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48cm" svg:y="23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888cm" svg:y1="23.58cm" svg:x2="5.31cm" svg:y2="23.58cm">
          <text:p/>
        </draw:line>
        <draw:line draw:style-name="gr8" draw:text-style-name="P1" draw:layer="layout" svg:x1="5.288cm" svg:y1="23.58cm" svg:x2="6.71cm" svg:y2="23.58cm">
          <text:p/>
        </draw:line>
        <draw:custom-shape draw:style-name="gr7" draw:text-style-name="P3" draw:layer="layout" svg:width="0.463cm" svg:height="0.48cm" svg:x="6.48cm" svg:y="23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88cm" svg:y="2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688cm" svg:y1="23.58cm" svg:x2="8.11cm" svg:y2="23.58cm">
          <text:p/>
        </draw:line>
        <draw:custom-shape draw:style-name="gr7" draw:text-style-name="P3" draw:layer="layout" svg:width="0.463cm" svg:height="0.48cm" svg:x="12.88cm" svg:y="1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20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0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2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2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20.278cm" svg:x2="14.51cm" svg:y2="20.278cm">
          <text:p/>
        </draw:line>
        <draw:line draw:style-name="gr8" draw:text-style-name="P1" draw:layer="layout" svg:x1="13.088cm" svg:y1="21.878cm" svg:x2="14.51cm" svg:y2="21.878cm">
          <text:p/>
        </draw:line>
        <draw:line draw:style-name="gr8" draw:text-style-name="P1" draw:layer="layout" svg:x1="14.488cm" svg:y1="21.878cm" svg:x2="15.91cm" svg:y2="21.878cm">
          <text:p/>
        </draw:line>
        <draw:custom-shape draw:style-name="gr7" draw:text-style-name="P3" draw:layer="layout" svg:width="0.463cm" svg:height="0.48cm" svg:x="12.88cm" svg:y="18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0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0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2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2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20.279cm" svg:x2="14.51cm" svg:y2="20.279cm">
          <text:p/>
        </draw:line>
        <draw:line draw:style-name="gr8" draw:text-style-name="P1" draw:layer="layout" svg:x1="13.088cm" svg:y1="21.879cm" svg:x2="14.51cm" svg:y2="21.879cm">
          <text:p/>
        </draw:line>
        <draw:line draw:style-name="gr8" draw:text-style-name="P1" draw:layer="layout" svg:x1="14.488cm" svg:y1="21.879cm" svg:x2="15.91cm" svg:y2="21.879cm">
          <text:p/>
        </draw:line>
        <draw:custom-shape draw:style-name="gr7" draw:text-style-name="P3" draw:layer="layout" svg:width="0.463cm" svg:height="0.48cm" svg:x="12.88cm" svg:y="2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23.479cm" svg:x2="14.51cm" svg:y2="23.479cm">
          <text:p/>
        </draw:line>
        <draw:line draw:style-name="gr8" draw:text-style-name="P1" draw:layer="layout" svg:x1="14.488cm" svg:y1="23.479cm" svg:x2="15.91cm" svg:y2="23.479cm">
          <text:p/>
        </draw:line>
        <draw:custom-shape draw:style-name="gr7" draw:text-style-name="P3" draw:layer="layout" svg:width="0.463cm" svg:height="0.48cm" svg:x="12.88cm" svg:y="2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2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23.48cm" svg:x2="14.51cm" svg:y2="23.48cm">
          <text:p/>
        </draw:line>
        <draw:line draw:style-name="gr8" draw:text-style-name="P1" draw:layer="layout" svg:x1="14.488cm" svg:y1="23.48cm" svg:x2="15.91cm" svg:y2="23.48cm">
          <text:p/>
        </draw:line>
        <draw:custom-shape draw:style-name="gr7" draw:text-style-name="P3" draw:layer="layout" svg:width="0.463cm" svg:height="0.48cm" svg:x="15.68cm" svg:y="2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0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888cm" svg:y1="23.48cm" svg:x2="17.31cm" svg:y2="23.48cm">
          <text:p/>
        </draw:line>
        <draw:custom-shape draw:style-name="gr7" draw:text-style-name="P3" draw:layer="layout" svg:width="0.463cm" svg:height="0.48cm" svg:x="12.88cm" svg:y="2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24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24.98cm" svg:x2="14.51cm" svg:y2="24.98cm">
          <text:p/>
        </draw:line>
        <draw:custom-shape draw:style-name="gr7" draw:text-style-name="P3" draw:layer="layout" svg:width="0.463cm" svg:height="0.48cm" svg:x="12.88cm" svg:y="2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4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2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24.981cm" svg:x2="14.51cm" svg:y2="24.981cm">
          <text:p/>
        </draw:line>
        <draw:custom-shape draw:style-name="gr7" draw:text-style-name="P3" draw:layer="layout" svg:width="0.463cm" svg:height="0.48cm" svg:x="15.68cm" svg:y="2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0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888cm" svg:y1="24.981cm" svg:x2="17.31cm" svg:y2="24.981cm">
          <text:p/>
        </draw:line>
        <draw:frame draw:style-name="gr9" draw:text-style-name="P2" draw:layer="layout" svg:width="1.213cm" svg:height="1.195cm" svg:x="14.615cm" svg:y="24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732cm" svg:y="23.977cm">
          <draw:text-box>
            <text:p>2</text:p>
          </draw:text-box>
        </draw:frame>
      </draw:page>
      <draw:page draw:name="page14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245cm" svg:height="13.659cm" svg:x="10.755cm" svg:y="1cm">
          <draw:image xlink:href="Pictures/10000001000001A30000026BBE04DC88F521364F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E4D52EC46454EA81.png" xlink:type="simple" xlink:show="embed" xlink:actuate="onLoad" draw:mime-type="image/png">
            <text:p/>
          </draw:image>
        </draw:frame>
        <draw:frame draw:style-name="gr2" draw:text-style-name="P1" draw:layer="layout" svg:width="9.463cm" svg:height="13.98cm" svg:x="10.537cm" svg:y="14.981cm">
          <draw:image xlink:href="Pictures/10000001000001A30000026BE5A6E5905B497760.png" xlink:type="simple" xlink:show="embed" xlink:actuate="onLoad" draw:mime-type="image/png">
            <text:p/>
          </draw:image>
        </draw:frame>
        <draw:frame draw:style-name="gr2" draw:text-style-name="P1" draw:layer="layout" svg:width="9.488cm" svg:height="14.017cm" svg:x="0.988cm" svg:y="15.015cm">
          <draw:image xlink:href="Pictures/10000001000001A30000026BEDF0EFCD22A96EE3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6" draw:text-style-name="P2" draw:layer="layout" svg:width="2.144cm" svg:height="8.126cm" svg:x="1.155cm" svg:y="3.922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1</text:span><text:span text:style-name="T2">2</text:span><text:span text:style-name="T2"> </text:span></text:p>
            <text:p><text:span text:style-name="T2">5</text:span><text:span text:style-name="T2"> </text:span></text:p>
            <text:p><text:span text:style-name="T2">4</text:span></text:p>
          </draw:text-box>
        </draw:frame>
        <draw:frame draw:style-name="gr5" draw:text-style-name="P2" draw:layer="layout" svg:width="2.165cm" svg:height="6.551cm" svg:x="11.155cm" svg:y="4.923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1</text:span><text:span text:style-name="T2">2</text:span><text:span text:style-name="T2"> </text:span></text:p>
            <text:p><text:span text:style-name="T2">9</text:span></text:p>
          </draw:text-box>
        </draw:frame>
        <draw:frame draw:style-name="gr6" draw:text-style-name="P2" draw:layer="layout" svg:width="2.199cm" svg:height="8.126cm" svg:x="11.055cm" svg:y="17.924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1</text:span><text:span text:style-name="T2">0</text:span><text:span text:style-name="T2"> </text:span></text:p>
            <text:p><text:span text:style-name="T2">8</text:span><text:span text:style-name="T2"> </text:span></text:p>
            <text:p><text:span text:style-name="T2">3</text:span></text:p>
          </draw:text-box>
        </draw:frame>
        <draw:frame draw:style-name="gr6" draw:text-style-name="P2" draw:layer="layout" svg:width="2.21cm" svg:height="8.126cm" svg:x="1.155cm" svg:y="17.925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1</text:span><text:span text:style-name="T2">0</text:span><text:span text:style-name="T2"> </text:span></text:p>
            <text:p><text:span text:style-name="T2">9</text:span><text:span text:style-name="T2"> </text:span></text:p>
            <text:p><text:span text:style-name="T2">2</text:span></text:p>
          </draw:text-box>
        </draw:frame>
        <draw:custom-shape draw:style-name="gr7" draw:text-style-name="P3" draw:layer="layout" svg:width="0.463cm" svg:height="0.48cm" svg:x="3.38cm" svg:y="4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38cm" svg:y="6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6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38cm" svg:y="7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7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18cm" svg:y="7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88cm" svg:y1="6.378cm" svg:x2="5.01cm" svg:y2="6.378cm">
          <text:p/>
        </draw:line>
        <draw:line draw:style-name="gr8" draw:text-style-name="P1" draw:layer="layout" svg:x1="3.588cm" svg:y1="7.978cm" svg:x2="5.01cm" svg:y2="7.978cm">
          <text:p/>
        </draw:line>
        <draw:line draw:style-name="gr8" draw:text-style-name="P1" draw:layer="layout" svg:x1="4.988cm" svg:y1="7.978cm" svg:x2="6.41cm" svg:y2="7.978cm">
          <text:p/>
        </draw:line>
        <draw:custom-shape draw:style-name="gr7" draw:text-style-name="P3" draw:layer="layout" svg:width="0.463cm" svg:height="0.48cm" svg:x="3.38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38cm" svg:y="6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38cm" svg:y="7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7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18cm" svg:y="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88cm" svg:y1="6.379cm" svg:x2="5.01cm" svg:y2="6.379cm">
          <text:p/>
        </draw:line>
        <draw:line draw:style-name="gr8" draw:text-style-name="P1" draw:layer="layout" svg:x1="3.588cm" svg:y1="7.979cm" svg:x2="5.01cm" svg:y2="7.979cm">
          <text:p/>
        </draw:line>
        <draw:line draw:style-name="gr8" draw:text-style-name="P1" draw:layer="layout" svg:x1="4.988cm" svg:y1="7.979cm" svg:x2="6.41cm" svg:y2="7.979cm">
          <text:p/>
        </draw:line>
        <draw:custom-shape draw:style-name="gr7" draw:text-style-name="P3" draw:layer="layout" svg:width="0.463cm" svg:height="0.48cm" svg:x="3.38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18cm" svg:y="9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88cm" svg:y1="9.579cm" svg:x2="5.01cm" svg:y2="9.579cm">
          <text:p/>
        </draw:line>
        <draw:line draw:style-name="gr8" draw:text-style-name="P1" draw:layer="layout" svg:x1="4.988cm" svg:y1="9.579cm" svg:x2="6.41cm" svg:y2="9.579cm">
          <text:p/>
        </draw:line>
        <draw:custom-shape draw:style-name="gr7" draw:text-style-name="P3" draw:layer="layout" svg:width="0.463cm" svg:height="0.48cm" svg:x="3.38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9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18cm" svg:y="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88cm" svg:y1="9.58cm" svg:x2="5.01cm" svg:y2="9.58cm">
          <text:p/>
        </draw:line>
        <draw:line draw:style-name="gr8" draw:text-style-name="P1" draw:layer="layout" svg:x1="4.988cm" svg:y1="9.58cm" svg:x2="6.41cm" svg:y2="9.58cm">
          <text:p/>
        </draw:line>
        <draw:custom-shape draw:style-name="gr7" draw:text-style-name="P3" draw:layer="layout" svg:width="0.463cm" svg:height="0.48cm" svg:x="6.18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5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388cm" svg:y1="9.58cm" svg:x2="7.81cm" svg:y2="9.58cm">
          <text:p/>
        </draw:line>
        <draw:custom-shape draw:style-name="gr7" draw:text-style-name="P3" draw:layer="layout" svg:width="0.463cm" svg:height="0.48cm" svg:x="3.38cm" svg:y="10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18cm" svg:y="10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88cm" svg:y1="11.08cm" svg:x2="5.01cm" svg:y2="11.08cm">
          <text:p/>
        </draw:line>
        <draw:custom-shape draw:style-name="gr7" draw:text-style-name="P3" draw:layer="layout" svg:width="0.463cm" svg:height="0.48cm" svg:x="3.38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10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7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18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88cm" svg:y1="11.081cm" svg:x2="5.01cm" svg:y2="11.081cm">
          <text:p/>
        </draw:line>
        <draw:custom-shape draw:style-name="gr7" draw:text-style-name="P3" draw:layer="layout" svg:width="0.463cm" svg:height="0.48cm" svg:x="6.18cm" svg:y="10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5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388cm" svg:y1="11.081cm" svg:x2="7.81cm" svg:y2="11.081cm">
          <text:p/>
        </draw:line>
        <draw:frame draw:style-name="gr9" draw:text-style-name="P2" draw:layer="layout" svg:width="1.213cm" svg:height="1.195cm" svg:x="5.115cm" svg:y="10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5.232cm" svg:y="10.077cm">
          <draw:text-box>
            <text:p>2</text:p>
          </draw:text-box>
        </draw:frame>
        <draw:custom-shape draw:style-name="gr7" draw:text-style-name="P3" draw:layer="layout" svg:width="0.463cm" svg:height="0.48cm" svg:x="13.18cm" svg:y="5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7.278cm" svg:x2="14.81cm" svg:y2="7.278cm">
          <text:p/>
        </draw:line>
        <draw:line draw:style-name="gr8" draw:text-style-name="P1" draw:layer="layout" svg:x1="13.388cm" svg:y1="8.878cm" svg:x2="14.81cm" svg:y2="8.878cm">
          <text:p/>
        </draw:line>
        <draw:line draw:style-name="gr8" draw:text-style-name="P1" draw:layer="layout" svg:x1="14.788cm" svg:y1="8.878cm" svg:x2="16.21cm" svg:y2="8.878cm">
          <text:p/>
        </draw:line>
        <draw:custom-shape draw:style-name="gr7" draw:text-style-name="P3" draw:layer="layout" svg:width="0.463cm" svg:height="0.48cm" svg:x="13.18cm" svg:y="5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7.279cm" svg:x2="14.81cm" svg:y2="7.279cm">
          <text:p/>
        </draw:line>
        <draw:line draw:style-name="gr8" draw:text-style-name="P1" draw:layer="layout" svg:x1="13.388cm" svg:y1="8.879cm" svg:x2="14.81cm" svg:y2="8.879cm">
          <text:p/>
        </draw:line>
        <draw:line draw:style-name="gr8" draw:text-style-name="P1" draw:layer="layout" svg:x1="14.788cm" svg:y1="8.879cm" svg:x2="16.21cm" svg:y2="8.879cm">
          <text:p/>
        </draw:line>
        <draw:custom-shape draw:style-name="gr7" draw:text-style-name="P3" draw:layer="layout" svg:width="0.463cm" svg:height="0.48cm" svg:x="13.18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10.479cm" svg:x2="14.81cm" svg:y2="10.479cm">
          <text:p/>
        </draw:line>
        <draw:line draw:style-name="gr8" draw:text-style-name="P1" draw:layer="layout" svg:x1="14.788cm" svg:y1="10.479cm" svg:x2="16.21cm" svg:y2="10.479cm">
          <text:p/>
        </draw:line>
        <draw:custom-shape draw:style-name="gr7" draw:text-style-name="P3" draw:layer="layout" svg:width="0.463cm" svg:height="0.48cm" svg:x="13.1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10.48cm" svg:x2="14.81cm" svg:y2="10.48cm">
          <text:p/>
        </draw:line>
        <draw:line draw:style-name="gr8" draw:text-style-name="P1" draw:layer="layout" svg:x1="14.788cm" svg:y1="10.48cm" svg:x2="16.21cm" svg:y2="10.48cm">
          <text:p/>
        </draw:line>
        <draw:custom-shape draw:style-name="gr7" draw:text-style-name="P3" draw:layer="layout" svg:width="0.463cm" svg:height="0.48cm" svg:x="15.98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3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188cm" svg:y1="10.48cm" svg:x2="17.61cm" svg:y2="10.48cm">
          <text:p/>
        </draw:line>
        <draw:custom-shape draw:style-name="gr7" draw:text-style-name="P3" draw:layer="layout" svg:width="0.463cm" svg:height="0.48cm" svg:x="3.28cm" svg:y="1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28cm" svg:y="20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0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28cm" svg:y="2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08cm" svg:y="2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488cm" svg:y1="20.278cm" svg:x2="4.91cm" svg:y2="20.278cm">
          <text:p/>
        </draw:line>
        <draw:line draw:style-name="gr8" draw:text-style-name="P1" draw:layer="layout" svg:x1="3.488cm" svg:y1="21.878cm" svg:x2="4.91cm" svg:y2="21.878cm">
          <text:p/>
        </draw:line>
        <draw:line draw:style-name="gr8" draw:text-style-name="P1" draw:layer="layout" svg:x1="4.888cm" svg:y1="21.878cm" svg:x2="6.31cm" svg:y2="21.878cm">
          <text:p/>
        </draw:line>
        <draw:custom-shape draw:style-name="gr7" draw:text-style-name="P3" draw:layer="layout" svg:width="0.463cm" svg:height="0.48cm" svg:x="3.28cm" svg:y="18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28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0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0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28cm" svg:y="2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08cm" svg:y="2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488cm" svg:y1="20.279cm" svg:x2="4.91cm" svg:y2="20.279cm">
          <text:p/>
        </draw:line>
        <draw:line draw:style-name="gr8" draw:text-style-name="P1" draw:layer="layout" svg:x1="3.488cm" svg:y1="21.879cm" svg:x2="4.91cm" svg:y2="21.879cm">
          <text:p/>
        </draw:line>
        <draw:line draw:style-name="gr8" draw:text-style-name="P1" draw:layer="layout" svg:x1="4.888cm" svg:y1="21.879cm" svg:x2="6.31cm" svg:y2="21.879cm">
          <text:p/>
        </draw:line>
        <draw:custom-shape draw:style-name="gr7" draw:text-style-name="P3" draw:layer="layout" svg:width="0.463cm" svg:height="0.48cm" svg:x="3.28cm" svg:y="2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0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488cm" svg:y1="23.479cm" svg:x2="4.91cm" svg:y2="23.479cm">
          <text:p/>
        </draw:line>
        <draw:line draw:style-name="gr8" draw:text-style-name="P1" draw:layer="layout" svg:x1="4.888cm" svg:y1="23.479cm" svg:x2="6.31cm" svg:y2="23.479cm">
          <text:p/>
        </draw:line>
        <draw:custom-shape draw:style-name="gr7" draw:text-style-name="P3" draw:layer="layout" svg:width="0.463cm" svg:height="0.48cm" svg:x="3.28cm" svg:y="2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08cm" svg:y="2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488cm" svg:y1="23.48cm" svg:x2="4.91cm" svg:y2="23.48cm">
          <text:p/>
        </draw:line>
        <draw:line draw:style-name="gr8" draw:text-style-name="P1" draw:layer="layout" svg:x1="4.888cm" svg:y1="23.48cm" svg:x2="6.31cm" svg:y2="23.48cm">
          <text:p/>
        </draw:line>
        <draw:custom-shape draw:style-name="gr7" draw:text-style-name="P3" draw:layer="layout" svg:width="0.463cm" svg:height="0.48cm" svg:x="6.08cm" svg:y="2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4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288cm" svg:y1="23.48cm" svg:x2="7.71cm" svg:y2="23.48cm">
          <text:p/>
        </draw:line>
        <draw:custom-shape draw:style-name="gr7" draw:text-style-name="P3" draw:layer="layout" svg:width="0.463cm" svg:height="0.48cm" svg:x="3.28cm" svg:y="2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08cm" svg:y="24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488cm" svg:y1="24.98cm" svg:x2="4.91cm" svg:y2="24.98cm">
          <text:p/>
        </draw:line>
        <draw:custom-shape draw:style-name="gr7" draw:text-style-name="P3" draw:layer="layout" svg:width="0.463cm" svg:height="0.48cm" svg:x="3.28cm" svg:y="2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4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6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08cm" svg:y="2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488cm" svg:y1="24.981cm" svg:x2="4.91cm" svg:y2="24.981cm">
          <text:p/>
        </draw:line>
        <draw:custom-shape draw:style-name="gr7" draw:text-style-name="P3" draw:layer="layout" svg:width="0.463cm" svg:height="0.48cm" svg:x="6.08cm" svg:y="2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4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288cm" svg:y1="24.981cm" svg:x2="7.71cm" svg:y2="24.981cm">
          <text:p/>
        </draw:line>
        <draw:frame draw:style-name="gr9" draw:text-style-name="P2" draw:layer="layout" svg:width="1.213cm" svg:height="1.195cm" svg:x="5.015cm" svg:y="24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5.132cm" svg:y="23.977cm">
          <draw:text-box>
            <text:p>2</text:p>
          </draw:text-box>
        </draw:frame>
        <draw:custom-shape draw:style-name="gr7" draw:text-style-name="P3" draw:layer="layout" svg:width="0.463cm" svg:height="0.48cm" svg:x="13.18cm" svg:y="1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20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0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2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2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20.278cm" svg:x2="14.81cm" svg:y2="20.278cm">
          <text:p/>
        </draw:line>
        <draw:line draw:style-name="gr8" draw:text-style-name="P1" draw:layer="layout" svg:x1="13.388cm" svg:y1="21.878cm" svg:x2="14.81cm" svg:y2="21.878cm">
          <text:p/>
        </draw:line>
        <draw:line draw:style-name="gr8" draw:text-style-name="P1" draw:layer="layout" svg:x1="14.788cm" svg:y1="21.878cm" svg:x2="16.21cm" svg:y2="21.878cm">
          <text:p/>
        </draw:line>
        <draw:custom-shape draw:style-name="gr7" draw:text-style-name="P3" draw:layer="layout" svg:width="0.463cm" svg:height="0.48cm" svg:x="13.18cm" svg:y="18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0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0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18cm" svg:y="2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2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20.279cm" svg:x2="14.81cm" svg:y2="20.279cm">
          <text:p/>
        </draw:line>
        <draw:line draw:style-name="gr8" draw:text-style-name="P1" draw:layer="layout" svg:x1="13.388cm" svg:y1="21.879cm" svg:x2="14.81cm" svg:y2="21.879cm">
          <text:p/>
        </draw:line>
        <draw:line draw:style-name="gr8" draw:text-style-name="P1" draw:layer="layout" svg:x1="14.788cm" svg:y1="21.879cm" svg:x2="16.21cm" svg:y2="21.879cm">
          <text:p/>
        </draw:line>
        <draw:custom-shape draw:style-name="gr7" draw:text-style-name="P3" draw:layer="layout" svg:width="0.463cm" svg:height="0.48cm" svg:x="13.18cm" svg:y="2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23.479cm" svg:x2="14.81cm" svg:y2="23.479cm">
          <text:p/>
        </draw:line>
        <draw:line draw:style-name="gr8" draw:text-style-name="P1" draw:layer="layout" svg:x1="14.788cm" svg:y1="23.479cm" svg:x2="16.21cm" svg:y2="23.479cm">
          <text:p/>
        </draw:line>
        <draw:custom-shape draw:style-name="gr7" draw:text-style-name="P3" draw:layer="layout" svg:width="0.463cm" svg:height="0.48cm" svg:x="13.18cm" svg:y="2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2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23.48cm" svg:x2="14.81cm" svg:y2="23.48cm">
          <text:p/>
        </draw:line>
        <draw:line draw:style-name="gr8" draw:text-style-name="P1" draw:layer="layout" svg:x1="14.788cm" svg:y1="23.48cm" svg:x2="16.21cm" svg:y2="23.48cm">
          <text:p/>
        </draw:line>
        <draw:custom-shape draw:style-name="gr7" draw:text-style-name="P3" draw:layer="layout" svg:width="0.463cm" svg:height="0.48cm" svg:x="15.98cm" svg:y="2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3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188cm" svg:y1="23.48cm" svg:x2="17.61cm" svg:y2="23.48cm">
          <text:p/>
        </draw:line>
        <draw:custom-shape draw:style-name="gr7" draw:text-style-name="P3" draw:layer="layout" svg:width="0.463cm" svg:height="0.48cm" svg:x="13.18cm" svg:y="2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24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24.98cm" svg:x2="14.81cm" svg:y2="24.98cm">
          <text:p/>
        </draw:line>
        <draw:custom-shape draw:style-name="gr7" draw:text-style-name="P3" draw:layer="layout" svg:width="0.463cm" svg:height="0.48cm" svg:x="13.18cm" svg:y="2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4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5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98cm" svg:y="2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88cm" svg:y1="24.981cm" svg:x2="14.81cm" svg:y2="24.981cm">
          <text:p/>
        </draw:line>
        <draw:custom-shape draw:style-name="gr7" draw:text-style-name="P3" draw:layer="layout" svg:width="0.463cm" svg:height="0.48cm" svg:x="15.98cm" svg:y="2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3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188cm" svg:y1="24.981cm" svg:x2="17.61cm" svg:y2="24.981cm">
          <text:p/>
        </draw:line>
        <draw:frame draw:style-name="gr9" draw:text-style-name="P2" draw:layer="layout" svg:width="1.213cm" svg:height="1.195cm" svg:x="14.915cm" svg:y="24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5.032cm" svg:y="23.977cm">
          <draw:text-box>
            <text:p>2</text:p>
          </draw:text-box>
        </draw:frame>
      </draw:page>
      <draw:page draw:name="page16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363cm" svg:height="13.833cm" svg:x="10.637cm" svg:y="1cm">
          <draw:image xlink:href="Pictures/10000001000001A30000026B5DDBF882CE0222B7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394A2DD5D2F3EFF0.png" xlink:type="simple" xlink:show="embed" xlink:actuate="onLoad" draw:mime-type="image/png">
            <text:p/>
          </draw:image>
        </draw:frame>
        <draw:frame draw:style-name="gr2" draw:text-style-name="P1" draw:layer="layout" svg:width="9.021cm" svg:height="13.327cm" svg:x="10.979cm" svg:y="15.373cm">
          <draw:image xlink:href="Pictures/10000001000001A30000026B5EFAE9BC90A62B75.png" xlink:type="simple" xlink:show="embed" xlink:actuate="onLoad" draw:mime-type="image/png">
            <text:p/>
          </draw:image>
        </draw:frame>
        <draw:frame draw:style-name="gr2" draw:text-style-name="P1" draw:layer="layout" svg:width="9.19cm" svg:height="13.577cm" svg:x="1.322cm" svg:y="15.123cm">
          <draw:image xlink:href="Pictures/10000001000001A30000026BEF79B40AB92974D6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6" draw:text-style-name="P2" draw:layer="layout" svg:width="1.615cm" svg:height="8.126cm" svg:x="1.355cm" svg:y="3.923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9</text:span><text:span text:style-name="T2"> </text:span></text:p>
            <text:p><text:span text:style-name="T2">9</text:span><text:span text:style-name="T2"> </text:span></text:p>
            <text:p><text:span text:style-name="T2">3</text:span></text:p>
          </draw:text-box>
        </draw:frame>
        <draw:frame draw:style-name="gr18" draw:text-style-name="P2" draw:layer="layout" svg:width="1.851cm" svg:height="9.701cm" svg:x="11.155cm" svg:y="3.624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9</text:span><text:span text:style-name="T2"> </text:span></text:p>
            <text:p><text:span text:style-name="T2">7</text:span><text:span text:style-name="T2"> </text:span></text:p>
            <text:p><text:span text:style-name="T2">4</text:span><text:span text:style-name="T2"> </text:span></text:p>
            <text:p><text:span text:style-name="T2">1</text:span></text:p>
          </draw:text-box>
        </draw:frame>
        <draw:frame draw:style-name="gr18" draw:text-style-name="P2" draw:layer="layout" svg:width="1.62cm" svg:height="9.701cm" svg:x="11.155cm" svg:y="16.825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9</text:span><text:span text:style-name="T2"> </text:span></text:p>
            <text:p><text:span text:style-name="T2">5</text:span><text:span text:style-name="T2"> </text:span></text:p>
            <text:p><text:span text:style-name="T2">4</text:span><text:span text:style-name="T2"> </text:span></text:p>
            <text:p><text:span text:style-name="T2">3</text:span></text:p>
          </draw:text-box>
        </draw:frame>
        <draw:frame draw:style-name="gr6" draw:text-style-name="P2" draw:layer="layout" svg:width="2.21cm" svg:height="8.126cm" svg:x="1.455cm" svg:y="17.826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1</text:span><text:span text:style-name="T2">0</text:span><text:span text:style-name="T2"> </text:span></text:p>
            <text:p><text:span text:style-name="T2">5</text:span><text:span text:style-name="T2"> </text:span></text:p>
            <text:p><text:span text:style-name="T2">6</text:span></text:p>
          </draw:text-box>
        </draw:frame>
        <draw:custom-shape draw:style-name="gr7" draw:text-style-name="P3" draw:layer="layout" svg:width="0.463cm" svg:height="0.48cm" svg:x="3.08cm" svg:y="4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0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08cm" svg:y="7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6.278cm" svg:x2="4.71cm" svg:y2="6.278cm">
          <text:p/>
        </draw:line>
        <draw:line draw:style-name="gr8" draw:text-style-name="P1" draw:layer="layout" svg:x1="3.288cm" svg:y1="7.878cm" svg:x2="4.71cm" svg:y2="7.878cm">
          <text:p/>
        </draw:line>
        <draw:line draw:style-name="gr8" draw:text-style-name="P1" draw:layer="layout" svg:x1="4.688cm" svg:y1="7.878cm" svg:x2="6.11cm" svg:y2="7.878cm">
          <text:p/>
        </draw:line>
        <draw:custom-shape draw:style-name="gr7" draw:text-style-name="P3" draw:layer="layout" svg:width="0.463cm" svg:height="0.48cm" svg:x="3.08cm" svg:y="4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0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0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7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6.279cm" svg:x2="4.71cm" svg:y2="6.279cm">
          <text:p/>
        </draw:line>
        <draw:line draw:style-name="gr8" draw:text-style-name="P1" draw:layer="layout" svg:x1="3.288cm" svg:y1="7.879cm" svg:x2="4.71cm" svg:y2="7.879cm">
          <text:p/>
        </draw:line>
        <draw:line draw:style-name="gr8" draw:text-style-name="P1" draw:layer="layout" svg:x1="4.688cm" svg:y1="7.879cm" svg:x2="6.11cm" svg:y2="7.879cm">
          <text:p/>
        </draw:line>
        <draw:custom-shape draw:style-name="gr7" draw:text-style-name="P3" draw:layer="layout" svg:width="0.463cm" svg:height="0.48cm" svg:x="3.0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9.479cm" svg:x2="4.71cm" svg:y2="9.479cm">
          <text:p/>
        </draw:line>
        <draw:line draw:style-name="gr8" draw:text-style-name="P1" draw:layer="layout" svg:x1="4.688cm" svg:y1="9.479cm" svg:x2="6.11cm" svg:y2="9.479cm">
          <text:p/>
        </draw:line>
        <draw:custom-shape draw:style-name="gr7" draw:text-style-name="P3" draw:layer="layout" svg:width="0.463cm" svg:height="0.48cm" svg:x="3.0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9.48cm" svg:x2="4.71cm" svg:y2="9.48cm">
          <text:p/>
        </draw:line>
        <draw:line draw:style-name="gr8" draw:text-style-name="P1" draw:layer="layout" svg:x1="4.688cm" svg:y1="9.48cm" svg:x2="6.11cm" svg:y2="9.48cm">
          <text:p/>
        </draw:line>
        <draw:custom-shape draw:style-name="gr7" draw:text-style-name="P3" draw:layer="layout" svg:width="0.463cm" svg:height="0.48cm" svg:x="5.8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2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088cm" svg:y1="9.48cm" svg:x2="7.51cm" svg:y2="9.48cm">
          <text:p/>
        </draw:line>
        <draw:custom-shape draw:style-name="gr7" draw:text-style-name="P3" draw:layer="layout" svg:width="0.463cm" svg:height="0.48cm" svg:x="3.0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10.98cm" svg:x2="4.71cm" svg:y2="10.98cm">
          <text:p/>
        </draw:line>
        <draw:custom-shape draw:style-name="gr7" draw:text-style-name="P3" draw:layer="layout" svg:width="0.463cm" svg:height="0.48cm" svg:x="3.0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4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88cm" svg:y="10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88cm" svg:y1="10.981cm" svg:x2="4.71cm" svg:y2="10.981cm">
          <text:p/>
        </draw:line>
        <draw:custom-shape draw:style-name="gr7" draw:text-style-name="P3" draw:layer="layout" svg:width="0.463cm" svg:height="0.48cm" svg:x="5.8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2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088cm" svg:y1="10.981cm" svg:x2="7.51cm" svg:y2="10.981cm">
          <text:p/>
        </draw:line>
        <draw:frame draw:style-name="gr9" draw:text-style-name="P2" draw:layer="layout" svg:width="1.213cm" svg:height="1.195cm" svg:x="4.815cm" svg:y="10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932cm" svg:y="9.977cm">
          <draw:text-box>
            <text:p>2</text:p>
          </draw:text-box>
        </draw:frame>
        <draw:custom-shape draw:style-name="gr7" draw:text-style-name="P3" draw:layer="layout" svg:width="0.463cm" svg:height="0.48cm" svg:x="12.98cm" svg:y="4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98cm" svg:y="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5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98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7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7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6.078cm" svg:x2="14.61cm" svg:y2="6.078cm">
          <text:p/>
        </draw:line>
        <draw:line draw:style-name="gr8" draw:text-style-name="P1" draw:layer="layout" svg:x1="13.188cm" svg:y1="7.678cm" svg:x2="14.61cm" svg:y2="7.678cm">
          <text:p/>
        </draw:line>
        <draw:line draw:style-name="gr8" draw:text-style-name="P1" draw:layer="layout" svg:x1="14.588cm" svg:y1="7.678cm" svg:x2="16.01cm" svg:y2="7.678cm">
          <text:p/>
        </draw:line>
        <draw:custom-shape draw:style-name="gr7" draw:text-style-name="P3" draw:layer="layout" svg:width="0.463cm" svg:height="0.48cm" svg:x="12.98cm" svg:y="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98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5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5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98cm" svg:y="7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7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6.079cm" svg:x2="14.61cm" svg:y2="6.079cm">
          <text:p/>
        </draw:line>
        <draw:line draw:style-name="gr8" draw:text-style-name="P1" draw:layer="layout" svg:x1="13.188cm" svg:y1="7.679cm" svg:x2="14.61cm" svg:y2="7.679cm">
          <text:p/>
        </draw:line>
        <draw:line draw:style-name="gr8" draw:text-style-name="P1" draw:layer="layout" svg:x1="14.588cm" svg:y1="7.679cm" svg:x2="16.01cm" svg:y2="7.679cm">
          <text:p/>
        </draw:line>
        <draw:custom-shape draw:style-name="gr7" draw:text-style-name="P3" draw:layer="layout" svg:width="0.463cm" svg:height="0.48cm" svg:x="12.98cm" svg:y="9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9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9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9.279cm" svg:x2="14.61cm" svg:y2="9.279cm">
          <text:p/>
        </draw:line>
        <draw:line draw:style-name="gr8" draw:text-style-name="P1" draw:layer="layout" svg:x1="14.588cm" svg:y1="9.279cm" svg:x2="16.01cm" svg:y2="9.279cm">
          <text:p/>
        </draw:line>
        <draw:custom-shape draw:style-name="gr7" draw:text-style-name="P3" draw:layer="layout" svg:width="0.463cm" svg:height="0.48cm" svg:x="12.98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9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9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9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9.28cm" svg:x2="14.61cm" svg:y2="9.28cm">
          <text:p/>
        </draw:line>
        <draw:line draw:style-name="gr8" draw:text-style-name="P1" draw:layer="layout" svg:x1="14.588cm" svg:y1="9.28cm" svg:x2="16.01cm" svg:y2="9.28cm">
          <text:p/>
        </draw:line>
        <draw:custom-shape draw:style-name="gr7" draw:text-style-name="P3" draw:layer="layout" svg:width="0.463cm" svg:height="0.48cm" svg:x="15.78cm" svg:y="9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18cm" svg:y="9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988cm" svg:y1="9.28cm" svg:x2="17.41cm" svg:y2="9.28cm">
          <text:p/>
        </draw:line>
        <draw:custom-shape draw:style-name="gr7" draw:text-style-name="P3" draw:layer="layout" svg:width="0.463cm" svg:height="0.48cm" svg:x="12.98cm" svg:y="10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0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10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10.78cm" svg:x2="14.61cm" svg:y2="10.78cm">
          <text:p/>
        </draw:line>
        <draw:custom-shape draw:style-name="gr7" draw:text-style-name="P3" draw:layer="layout" svg:width="0.463cm" svg:height="0.48cm" svg:x="12.98cm" svg:y="10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0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10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10.781cm" svg:x2="14.61cm" svg:y2="10.781cm">
          <text:p/>
        </draw:line>
        <draw:custom-shape draw:style-name="gr7" draw:text-style-name="P3" draw:layer="layout" svg:width="0.463cm" svg:height="0.48cm" svg:x="15.78cm" svg:y="10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18cm" svg:y="1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988cm" svg:y1="10.781cm" svg:x2="17.41cm" svg:y2="10.781cm">
          <text:p/>
        </draw:line>
        <draw:frame draw:style-name="gr9" draw:text-style-name="P2" draw:layer="layout" svg:width="1.213cm" svg:height="1.195cm" svg:x="14.715cm" svg:y="10.0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832cm" svg:y="9.777cm">
          <draw:text-box>
            <text:p>2</text:p>
          </draw:text-box>
        </draw:frame>
        <draw:custom-shape draw:style-name="gr7" draw:text-style-name="P3" draw:layer="layout" svg:width="0.463cm" svg:height="0.48cm" svg:x="12.98cm" svg:y="12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12.281cm" svg:x2="14.61cm" svg:y2="12.281cm">
          <text:p/>
        </draw:line>
        <draw:custom-shape draw:style-name="gr7" draw:text-style-name="P3" draw:layer="layout" svg:width="0.463cm" svg:height="0.48cm" svg:x="12.98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3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78cm" svg:y="1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188cm" svg:y1="12.282cm" svg:x2="14.61cm" svg:y2="12.282cm">
          <text:p/>
        </draw:line>
        <draw:custom-shape draw:style-name="gr7" draw:text-style-name="P3" draw:layer="layout" svg:width="0.463cm" svg:height="0.48cm" svg:x="15.78cm" svg:y="12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1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988cm" svg:y1="12.282cm" svg:x2="17.41cm" svg:y2="12.282cm">
          <text:p/>
        </draw:line>
        <draw:frame draw:style-name="gr9" draw:text-style-name="P2" draw:layer="layout" svg:width="1.213cm" svg:height="1.195cm" svg:x="14.715cm" svg:y="11.5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832cm" svg:y="11.278cm">
          <draw:text-box>
            <text:p>3</text:p>
          </draw:text-box>
        </draw:frame>
        <draw:custom-shape draw:style-name="gr7" draw:text-style-name="P3" draw:layer="layout" svg:width="0.463cm" svg:height="0.48cm" svg:x="3.58cm" svg:y="1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58cm" svg:y="20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0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58cm" svg:y="2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38cm" svg:y="2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788cm" svg:y1="20.278cm" svg:x2="5.21cm" svg:y2="20.278cm">
          <text:p/>
        </draw:line>
        <draw:line draw:style-name="gr8" draw:text-style-name="P1" draw:layer="layout" svg:x1="3.788cm" svg:y1="21.878cm" svg:x2="5.21cm" svg:y2="21.878cm">
          <text:p/>
        </draw:line>
        <draw:line draw:style-name="gr8" draw:text-style-name="P1" draw:layer="layout" svg:x1="5.188cm" svg:y1="21.878cm" svg:x2="6.61cm" svg:y2="21.878cm">
          <text:p/>
        </draw:line>
        <draw:custom-shape draw:style-name="gr7" draw:text-style-name="P3" draw:layer="layout" svg:width="0.463cm" svg:height="0.48cm" svg:x="3.58cm" svg:y="18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58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0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0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3.58cm" svg:y="2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38cm" svg:y="2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788cm" svg:y1="20.279cm" svg:x2="5.21cm" svg:y2="20.279cm">
          <text:p/>
        </draw:line>
        <draw:line draw:style-name="gr8" draw:text-style-name="P1" draw:layer="layout" svg:x1="3.788cm" svg:y1="21.879cm" svg:x2="5.21cm" svg:y2="21.879cm">
          <text:p/>
        </draw:line>
        <draw:line draw:style-name="gr8" draw:text-style-name="P1" draw:layer="layout" svg:x1="5.188cm" svg:y1="21.879cm" svg:x2="6.61cm" svg:y2="21.879cm">
          <text:p/>
        </draw:line>
        <draw:custom-shape draw:style-name="gr7" draw:text-style-name="P3" draw:layer="layout" svg:width="0.463cm" svg:height="0.48cm" svg:x="3.58cm" svg:y="2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3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788cm" svg:y1="23.479cm" svg:x2="5.21cm" svg:y2="23.479cm">
          <text:p/>
        </draw:line>
        <draw:line draw:style-name="gr8" draw:text-style-name="P1" draw:layer="layout" svg:x1="5.188cm" svg:y1="23.479cm" svg:x2="6.61cm" svg:y2="23.479cm">
          <text:p/>
        </draw:line>
        <draw:custom-shape draw:style-name="gr7" draw:text-style-name="P3" draw:layer="layout" svg:width="0.463cm" svg:height="0.48cm" svg:x="3.58cm" svg:y="2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38cm" svg:y="2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788cm" svg:y1="23.48cm" svg:x2="5.21cm" svg:y2="23.48cm">
          <text:p/>
        </draw:line>
        <draw:line draw:style-name="gr8" draw:text-style-name="P1" draw:layer="layout" svg:x1="5.188cm" svg:y1="23.48cm" svg:x2="6.61cm" svg:y2="23.48cm">
          <text:p/>
        </draw:line>
        <draw:custom-shape draw:style-name="gr7" draw:text-style-name="P3" draw:layer="layout" svg:width="0.463cm" svg:height="0.48cm" svg:x="6.38cm" svg:y="2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7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588cm" svg:y1="23.48cm" svg:x2="8.01cm" svg:y2="23.48cm">
          <text:p/>
        </draw:line>
        <draw:custom-shape draw:style-name="gr7" draw:text-style-name="P3" draw:layer="layout" svg:width="0.463cm" svg:height="0.48cm" svg:x="3.58cm" svg:y="2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38cm" svg:y="24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788cm" svg:y1="24.98cm" svg:x2="5.21cm" svg:y2="24.98cm">
          <text:p/>
        </draw:line>
        <draw:custom-shape draw:style-name="gr7" draw:text-style-name="P3" draw:layer="layout" svg:width="0.463cm" svg:height="0.48cm" svg:x="3.58cm" svg:y="2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4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9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38cm" svg:y="2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788cm" svg:y1="24.981cm" svg:x2="5.21cm" svg:y2="24.981cm">
          <text:p/>
        </draw:line>
        <draw:custom-shape draw:style-name="gr7" draw:text-style-name="P3" draw:layer="layout" svg:width="0.463cm" svg:height="0.48cm" svg:x="6.38cm" svg:y="2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7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588cm" svg:y1="24.981cm" svg:x2="8.01cm" svg:y2="24.981cm">
          <text:p/>
        </draw:line>
        <draw:frame draw:style-name="gr9" draw:text-style-name="P2" draw:layer="layout" svg:width="1.213cm" svg:height="1.195cm" svg:x="5.315cm" svg:y="24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5.432cm" svg:y="23.977cm">
          <draw:text-box>
            <text:p>2</text:p>
          </draw:text-box>
        </draw:frame>
        <draw:custom-shape draw:style-name="gr7" draw:text-style-name="P3" draw:layer="layout" svg:width="0.463cm" svg:height="0.48cm" svg:x="12.78cm" svg:y="17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20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19.278cm" svg:x2="14.41cm" svg:y2="19.278cm">
          <text:p/>
        </draw:line>
        <draw:line draw:style-name="gr8" draw:text-style-name="P1" draw:layer="layout" svg:x1="12.988cm" svg:y1="20.878cm" svg:x2="14.41cm" svg:y2="20.878cm">
          <text:p/>
        </draw:line>
        <draw:line draw:style-name="gr8" draw:text-style-name="P1" draw:layer="layout" svg:x1="14.388cm" svg:y1="20.878cm" svg:x2="15.81cm" svg:y2="20.878cm">
          <text:p/>
        </draw:line>
        <draw:custom-shape draw:style-name="gr7" draw:text-style-name="P3" draw:layer="layout" svg:width="0.463cm" svg:height="0.48cm" svg:x="12.78cm" svg:y="1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9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2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0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19.279cm" svg:x2="14.41cm" svg:y2="19.279cm">
          <text:p/>
        </draw:line>
        <draw:line draw:style-name="gr8" draw:text-style-name="P1" draw:layer="layout" svg:x1="12.988cm" svg:y1="20.879cm" svg:x2="14.41cm" svg:y2="20.879cm">
          <text:p/>
        </draw:line>
        <draw:line draw:style-name="gr8" draw:text-style-name="P1" draw:layer="layout" svg:x1="14.388cm" svg:y1="20.879cm" svg:x2="15.81cm" svg:y2="20.879cm">
          <text:p/>
        </draw:line>
        <draw:custom-shape draw:style-name="gr7" draw:text-style-name="P3" draw:layer="layout" svg:width="0.463cm" svg:height="0.48cm" svg:x="12.78cm" svg:y="2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2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2.479cm" svg:x2="14.41cm" svg:y2="22.479cm">
          <text:p/>
        </draw:line>
        <draw:line draw:style-name="gr8" draw:text-style-name="P1" draw:layer="layout" svg:x1="14.388cm" svg:y1="22.479cm" svg:x2="15.81cm" svg:y2="22.479cm">
          <text:p/>
        </draw:line>
        <draw:custom-shape draw:style-name="gr7" draw:text-style-name="P3" draw:layer="layout" svg:width="0.463cm" svg:height="0.48cm" svg:x="12.78cm" svg:y="2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2.48cm" svg:x2="14.41cm" svg:y2="22.48cm">
          <text:p/>
        </draw:line>
        <draw:line draw:style-name="gr8" draw:text-style-name="P1" draw:layer="layout" svg:x1="14.388cm" svg:y1="22.48cm" svg:x2="15.81cm" svg:y2="22.48cm">
          <text:p/>
        </draw:line>
        <draw:custom-shape draw:style-name="gr7" draw:text-style-name="P3" draw:layer="layout" svg:width="0.463cm" svg:height="0.48cm" svg:x="15.58cm" svg:y="2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2.48cm" svg:x2="17.21cm" svg:y2="22.48cm">
          <text:p/>
        </draw:line>
        <draw:custom-shape draw:style-name="gr7" draw:text-style-name="P3" draw:layer="layout" svg:width="0.463cm" svg:height="0.48cm" svg:x="12.78cm" svg:y="2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3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3.98cm" svg:x2="14.41cm" svg:y2="23.98cm">
          <text:p/>
        </draw:line>
        <draw:custom-shape draw:style-name="gr7" draw:text-style-name="P3" draw:layer="layout" svg:width="0.463cm" svg:height="0.48cm" svg:x="12.78cm" svg:y="2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3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3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3.981cm" svg:x2="14.41cm" svg:y2="23.981cm">
          <text:p/>
        </draw:line>
        <draw:custom-shape draw:style-name="gr7" draw:text-style-name="P3" draw:layer="layout" svg:width="0.463cm" svg:height="0.48cm" svg:x="15.58cm" svg:y="2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3.981cm" svg:x2="17.21cm" svg:y2="23.981cm">
          <text:p/>
        </draw:line>
        <draw:frame draw:style-name="gr9" draw:text-style-name="P2" draw:layer="layout" svg:width="1.213cm" svg:height="1.195cm" svg:x="14.515cm" svg:y="23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632cm" svg:y="22.977cm">
          <draw:text-box>
            <text:p>2</text:p>
          </draw:text-box>
        </draw:frame>
        <draw:custom-shape draw:style-name="gr7" draw:text-style-name="P3" draw:layer="layout" svg:width="0.463cm" svg:height="0.48cm" svg:x="12.78cm" svg:y="25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5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5.481cm" svg:x2="14.41cm" svg:y2="25.481cm">
          <text:p/>
        </draw:line>
        <draw:custom-shape draw:style-name="gr7" draw:text-style-name="P3" draw:layer="layout" svg:width="0.463cm" svg:height="0.48cm" svg:x="12.78cm" svg:y="2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5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5.482cm" svg:x2="14.41cm" svg:y2="25.482cm">
          <text:p/>
        </draw:line>
        <draw:custom-shape draw:style-name="gr7" draw:text-style-name="P3" draw:layer="layout" svg:width="0.463cm" svg:height="0.48cm" svg:x="15.58cm" svg:y="25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5.482cm" svg:x2="17.21cm" svg:y2="25.482cm">
          <text:p/>
        </draw:line>
        <draw:frame draw:style-name="gr9" draw:text-style-name="P2" draw:layer="layout" svg:width="1.213cm" svg:height="1.195cm" svg:x="14.515cm" svg:y="24.7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632cm" svg:y="24.478cm">
          <draw:text-box>
            <text:p>3</text:p>
          </draw:text-box>
        </draw:frame>
      </draw:page>
      <draw:page draw:name="page18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415cm" svg:height="13.91cm" svg:x="10.585cm" svg:y="1cm">
          <draw:image xlink:href="Pictures/10000001000001A30000026BDA7A3AD0DCAEE335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.002cm" svg:y="1cm">
          <draw:image xlink:href="Pictures/10000001000001A30000026BB32468E5DEB0C9B8.png" xlink:type="simple" xlink:show="embed" xlink:actuate="onLoad" draw:mime-type="image/png">
            <text:p/>
          </draw:image>
        </draw:frame>
        <draw:frame draw:style-name="gr2" draw:text-style-name="P1" draw:layer="layout" svg:width="9.414cm" svg:height="13.909cm" svg:x="10.586cm" svg:y="14.98cm">
          <draw:image xlink:href="Pictures/10000001000001A30000026BAEFEDE72BDF6E1FC.png" xlink:type="simple" xlink:show="embed" xlink:actuate="onLoad" draw:mime-type="image/png">
            <text:p/>
          </draw:image>
        </draw:frame>
        <draw:frame draw:style-name="gr2" draw:text-style-name="P1" draw:layer="layout" svg:width="9.944cm" svg:height="14.691cm" svg:x="0.524cm" svg:y="15.009cm">
          <draw:image xlink:href="Pictures/10000001000001A30000026B18D04236255151A2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6" draw:text-style-name="P2" draw:layer="layout" svg:width="1.896cm" svg:height="8.126cm" svg:x="1.155cm" svg:y="3.924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9</text:span><text:span text:style-name="T2"> </text:span></text:p>
            <text:p><text:span text:style-name="T2">8</text:span><text:span text:style-name="T2"> </text:span></text:p>
            <text:p><text:span text:style-name="T2">4</text:span></text:p>
          </draw:text-box>
        </draw:frame>
        <draw:frame draw:style-name="gr6" draw:text-style-name="P2" draw:layer="layout" svg:width="1.636cm" svg:height="8.126cm" svg:x="11.155cm" svg:y="3.925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8</text:span><text:span text:style-name="T2"> </text:span></text:p>
            <text:p><text:span text:style-name="T2">8</text:span><text:span text:style-name="T2"> </text:span></text:p>
            <text:p><text:span text:style-name="T2">5</text:span></text:p>
          </draw:text-box>
        </draw:frame>
        <draw:frame draw:style-name="gr18" draw:text-style-name="P2" draw:layer="layout" svg:width="2.017cm" svg:height="9.701cm" svg:x="11.155cm" svg:y="15.926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4</text:span><text:span text:style-name="T2"> </text:span></text:p>
            <text:p><text:span text:style-name="T2">2</text:span></text:p>
          </draw:text-box>
        </draw:frame>
        <draw:frame draw:style-name="gr18" draw:text-style-name="P2" draw:layer="layout" svg:width="1.558cm" svg:height="9.701cm" svg:x="1.155cm" svg:y="15.927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8</text:span><text:span text:style-name="T2"> </text:span></text:p>
            <text:p><text:span text:style-name="T2">8</text:span><text:span text:style-name="T2"> </text:span></text:p>
            <text:p><text:span text:style-name="T2">4</text:span><text:span text:style-name="T2"> </text:span></text:p>
            <text:p><text:span text:style-name="T2">1</text:span></text:p>
          </draw:text-box>
        </draw:frame>
        <draw:custom-shape draw:style-name="gr7" draw:text-style-name="P3" draw:layer="layout" svg:width="0.463cm" svg:height="0.48cm" svg:x="2.68cm" svg:y="1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8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9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18.378cm" svg:x2="4.31cm" svg:y2="18.378cm">
          <text:p/>
        </draw:line>
        <draw:line draw:style-name="gr8" draw:text-style-name="P1" draw:layer="layout" svg:x1="2.888cm" svg:y1="19.978cm" svg:x2="4.31cm" svg:y2="19.978cm">
          <text:p/>
        </draw:line>
        <draw:line draw:style-name="gr8" draw:text-style-name="P1" draw:layer="layout" svg:x1="4.288cm" svg:y1="19.978cm" svg:x2="5.71cm" svg:y2="19.978cm">
          <text:p/>
        </draw:line>
        <draw:custom-shape draw:style-name="gr7" draw:text-style-name="P3" draw:layer="layout" svg:width="0.463cm" svg:height="0.48cm" svg:x="2.68cm" svg:y="1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19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18.379cm" svg:x2="4.31cm" svg:y2="18.379cm">
          <text:p/>
        </draw:line>
        <draw:line draw:style-name="gr8" draw:text-style-name="P1" draw:layer="layout" svg:x1="2.888cm" svg:y1="19.979cm" svg:x2="4.31cm" svg:y2="19.979cm">
          <text:p/>
        </draw:line>
        <draw:line draw:style-name="gr8" draw:text-style-name="P1" draw:layer="layout" svg:x1="4.288cm" svg:y1="19.979cm" svg:x2="5.71cm" svg:y2="19.979cm">
          <text:p/>
        </draw:line>
        <draw:custom-shape draw:style-name="gr7" draw:text-style-name="P3" draw:layer="layout" svg:width="0.463cm" svg:height="0.48cm" svg:x="2.6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1.579cm" svg:x2="4.31cm" svg:y2="21.579cm">
          <text:p/>
        </draw:line>
        <draw:line draw:style-name="gr8" draw:text-style-name="P1" draw:layer="layout" svg:x1="4.288cm" svg:y1="21.579cm" svg:x2="5.71cm" svg:y2="21.579cm">
          <text:p/>
        </draw:line>
        <draw:custom-shape draw:style-name="gr7" draw:text-style-name="P3" draw:layer="layout" svg:width="0.463cm" svg:height="0.48cm" svg:x="2.6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1.58cm" svg:x2="4.31cm" svg:y2="21.58cm">
          <text:p/>
        </draw:line>
        <draw:line draw:style-name="gr8" draw:text-style-name="P1" draw:layer="layout" svg:x1="4.288cm" svg:y1="21.58cm" svg:x2="5.71cm" svg:y2="21.58cm">
          <text:p/>
        </draw:line>
        <draw:custom-shape draw:style-name="gr7" draw:text-style-name="P3" draw:layer="layout" svg:width="0.463cm" svg:height="0.48cm" svg:x="5.4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1.58cm" svg:x2="7.11cm" svg:y2="21.58cm">
          <text:p/>
        </draw:line>
        <draw:custom-shape draw:style-name="gr7" draw:text-style-name="P3" draw:layer="layout" svg:width="0.463cm" svg:height="0.48cm" svg:x="2.6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3.08cm" svg:x2="4.31cm" svg:y2="23.08cm">
          <text:p/>
        </draw:line>
        <draw:custom-shape draw:style-name="gr7" draw:text-style-name="P3" draw:layer="layout" svg:width="0.463cm" svg:height="0.48cm" svg:x="2.6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2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3.081cm" svg:x2="4.31cm" svg:y2="23.081cm">
          <text:p/>
        </draw:line>
        <draw:custom-shape draw:style-name="gr7" draw:text-style-name="P3" draw:layer="layout" svg:width="0.463cm" svg:height="0.48cm" svg:x="5.4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3.081cm" svg:x2="7.11cm" svg:y2="23.081cm">
          <text:p/>
        </draw:line>
        <draw:frame draw:style-name="gr9" draw:text-style-name="P2" draw:layer="layout" svg:width="1.213cm" svg:height="1.195cm" svg:x="4.415cm" svg:y="22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2.077cm">
          <draw:text-box>
            <text:p>2</text:p>
          </draw:text-box>
        </draw:frame>
        <draw:custom-shape draw:style-name="gr7" draw:text-style-name="P3" draw:layer="layout" svg:width="0.463cm" svg:height="0.48cm" svg:x="2.6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4.581cm" svg:x2="4.31cm" svg:y2="24.581cm">
          <text:p/>
        </draw:line>
        <draw:custom-shape draw:style-name="gr7" draw:text-style-name="P3" draw:layer="layout" svg:width="0.463cm" svg:height="0.48cm" svg:x="2.6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4.582cm" svg:x2="4.31cm" svg:y2="24.582cm">
          <text:p/>
        </draw:line>
        <draw:custom-shape draw:style-name="gr7" draw:text-style-name="P3" draw:layer="layout" svg:width="0.463cm" svg:height="0.48cm" svg:x="5.4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4.582cm" svg:x2="7.11cm" svg:y2="24.582cm">
          <text:p/>
        </draw:line>
        <draw:frame draw:style-name="gr9" draw:text-style-name="P2" draw:layer="layout" svg:width="1.213cm" svg:height="1.195cm" svg:x="4.415cm" svg:y="23.8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3.578cm">
          <draw:text-box>
            <text:p>3</text:p>
          </draw:text-box>
        </draw:frame>
        <draw:custom-shape draw:style-name="gr7" draw:text-style-name="P3" draw:layer="layout" svg:width="0.463cm" svg:height="0.48cm" svg:x="12.78cm" svg:y="1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8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9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18.378cm" svg:x2="14.41cm" svg:y2="18.378cm">
          <text:p/>
        </draw:line>
        <draw:line draw:style-name="gr8" draw:text-style-name="P1" draw:layer="layout" svg:x1="12.988cm" svg:y1="19.978cm" svg:x2="14.41cm" svg:y2="19.978cm">
          <text:p/>
        </draw:line>
        <draw:line draw:style-name="gr8" draw:text-style-name="P1" draw:layer="layout" svg:x1="14.388cm" svg:y1="19.978cm" svg:x2="15.81cm" svg:y2="19.978cm">
          <text:p/>
        </draw:line>
        <draw:custom-shape draw:style-name="gr7" draw:text-style-name="P3" draw:layer="layout" svg:width="0.463cm" svg:height="0.48cm" svg:x="12.78cm" svg:y="1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8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19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18.379cm" svg:x2="14.41cm" svg:y2="18.379cm">
          <text:p/>
        </draw:line>
        <draw:line draw:style-name="gr8" draw:text-style-name="P1" draw:layer="layout" svg:x1="12.988cm" svg:y1="19.979cm" svg:x2="14.41cm" svg:y2="19.979cm">
          <text:p/>
        </draw:line>
        <draw:line draw:style-name="gr8" draw:text-style-name="P1" draw:layer="layout" svg:x1="14.388cm" svg:y1="19.979cm" svg:x2="15.81cm" svg:y2="19.979cm">
          <text:p/>
        </draw:line>
        <draw:custom-shape draw:style-name="gr7" draw:text-style-name="P3" draw:layer="layout" svg:width="0.463cm" svg:height="0.48cm" svg:x="12.7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1.579cm" svg:x2="14.41cm" svg:y2="21.579cm">
          <text:p/>
        </draw:line>
        <draw:line draw:style-name="gr8" draw:text-style-name="P1" draw:layer="layout" svg:x1="14.388cm" svg:y1="21.579cm" svg:x2="15.81cm" svg:y2="21.579cm">
          <text:p/>
        </draw:line>
        <draw:custom-shape draw:style-name="gr7" draw:text-style-name="P3" draw:layer="layout" svg:width="0.463cm" svg:height="0.48cm" svg:x="12.7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1.58cm" svg:x2="14.41cm" svg:y2="21.58cm">
          <text:p/>
        </draw:line>
        <draw:line draw:style-name="gr8" draw:text-style-name="P1" draw:layer="layout" svg:x1="14.388cm" svg:y1="21.58cm" svg:x2="15.81cm" svg:y2="21.58cm">
          <text:p/>
        </draw:line>
        <draw:custom-shape draw:style-name="gr7" draw:text-style-name="P3" draw:layer="layout" svg:width="0.463cm" svg:height="0.48cm" svg:x="15.5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1.58cm" svg:x2="17.21cm" svg:y2="21.58cm">
          <text:p/>
        </draw:line>
        <draw:custom-shape draw:style-name="gr7" draw:text-style-name="P3" draw:layer="layout" svg:width="0.463cm" svg:height="0.48cm" svg:x="12.7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3.08cm" svg:x2="14.41cm" svg:y2="23.08cm">
          <text:p/>
        </draw:line>
        <draw:custom-shape draw:style-name="gr7" draw:text-style-name="P3" draw:layer="layout" svg:width="0.463cm" svg:height="0.48cm" svg:x="12.7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2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3.081cm" svg:x2="14.41cm" svg:y2="23.081cm">
          <text:p/>
        </draw:line>
        <draw:custom-shape draw:style-name="gr7" draw:text-style-name="P3" draw:layer="layout" svg:width="0.463cm" svg:height="0.48cm" svg:x="15.5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3.081cm" svg:x2="17.21cm" svg:y2="23.081cm">
          <text:p/>
        </draw:line>
        <draw:frame draw:style-name="gr9" draw:text-style-name="P2" draw:layer="layout" svg:width="1.213cm" svg:height="1.195cm" svg:x="14.515cm" svg:y="22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632cm" svg:y="22.077cm">
          <draw:text-box>
            <text:p>2</text:p>
          </draw:text-box>
        </draw:frame>
        <draw:custom-shape draw:style-name="gr7" draw:text-style-name="P3" draw:layer="layout" svg:width="0.463cm" svg:height="0.48cm" svg:x="12.7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4.581cm" svg:x2="14.41cm" svg:y2="24.581cm">
          <text:p/>
        </draw:line>
        <draw:custom-shape draw:style-name="gr7" draw:text-style-name="P3" draw:layer="layout" svg:width="0.463cm" svg:height="0.48cm" svg:x="12.7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4.582cm" svg:x2="14.41cm" svg:y2="24.582cm">
          <text:p/>
        </draw:line>
        <draw:custom-shape draw:style-name="gr7" draw:text-style-name="P3" draw:layer="layout" svg:width="0.463cm" svg:height="0.48cm" svg:x="15.5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4.582cm" svg:x2="17.21cm" svg:y2="24.582cm">
          <text:p/>
        </draw:line>
        <draw:frame draw:style-name="gr9" draw:text-style-name="P2" draw:layer="layout" svg:width="1.213cm" svg:height="1.195cm" svg:x="14.515cm" svg:y="23.8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632cm" svg:y="23.578cm">
          <draw:text-box>
            <text:p>3</text:p>
          </draw:text-box>
        </draw:frame>
        <draw:custom-shape draw:style-name="gr7" draw:text-style-name="P3" draw:layer="layout" svg:width="0.463cm" svg:height="0.48cm" svg:x="2.78cm" svg:y="4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78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78cm" svg:y="7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988cm" svg:y1="6.278cm" svg:x2="4.41cm" svg:y2="6.278cm">
          <text:p/>
        </draw:line>
        <draw:line draw:style-name="gr8" draw:text-style-name="P1" draw:layer="layout" svg:x1="2.988cm" svg:y1="7.878cm" svg:x2="4.41cm" svg:y2="7.878cm">
          <text:p/>
        </draw:line>
        <draw:line draw:style-name="gr8" draw:text-style-name="P1" draw:layer="layout" svg:x1="4.388cm" svg:y1="7.878cm" svg:x2="5.81cm" svg:y2="7.878cm">
          <text:p/>
        </draw:line>
        <draw:custom-shape draw:style-name="gr7" draw:text-style-name="P3" draw:layer="layout" svg:width="0.463cm" svg:height="0.48cm" svg:x="2.78cm" svg:y="4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78cm" svg:y="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78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7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988cm" svg:y1="6.279cm" svg:x2="4.41cm" svg:y2="6.279cm">
          <text:p/>
        </draw:line>
        <draw:line draw:style-name="gr8" draw:text-style-name="P1" draw:layer="layout" svg:x1="2.988cm" svg:y1="7.879cm" svg:x2="4.41cm" svg:y2="7.879cm">
          <text:p/>
        </draw:line>
        <draw:line draw:style-name="gr8" draw:text-style-name="P1" draw:layer="layout" svg:x1="4.388cm" svg:y1="7.879cm" svg:x2="5.81cm" svg:y2="7.879cm">
          <text:p/>
        </draw:line>
        <draw:custom-shape draw:style-name="gr7" draw:text-style-name="P3" draw:layer="layout" svg:width="0.463cm" svg:height="0.48cm" svg:x="2.7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988cm" svg:y1="9.479cm" svg:x2="4.41cm" svg:y2="9.479cm">
          <text:p/>
        </draw:line>
        <draw:line draw:style-name="gr8" draw:text-style-name="P1" draw:layer="layout" svg:x1="4.388cm" svg:y1="9.479cm" svg:x2="5.81cm" svg:y2="9.479cm">
          <text:p/>
        </draw:line>
        <draw:custom-shape draw:style-name="gr7" draw:text-style-name="P3" draw:layer="layout" svg:width="0.463cm" svg:height="0.48cm" svg:x="2.78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9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988cm" svg:y1="9.48cm" svg:x2="4.41cm" svg:y2="9.48cm">
          <text:p/>
        </draw:line>
        <draw:line draw:style-name="gr8" draw:text-style-name="P1" draw:layer="layout" svg:x1="4.388cm" svg:y1="9.48cm" svg:x2="5.81cm" svg:y2="9.48cm">
          <text:p/>
        </draw:line>
        <draw:custom-shape draw:style-name="gr7" draw:text-style-name="P3" draw:layer="layout" svg:width="0.463cm" svg:height="0.48cm" svg:x="5.58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9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788cm" svg:y1="9.48cm" svg:x2="7.21cm" svg:y2="9.48cm">
          <text:p/>
        </draw:line>
        <draw:custom-shape draw:style-name="gr7" draw:text-style-name="P3" draw:layer="layout" svg:width="0.463cm" svg:height="0.48cm" svg:x="2.7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988cm" svg:y1="10.98cm" svg:x2="4.41cm" svg:y2="10.98cm">
          <text:p/>
        </draw:line>
        <draw:custom-shape draw:style-name="gr7" draw:text-style-name="P3" draw:layer="layout" svg:width="0.463cm" svg:height="0.48cm" svg:x="2.78cm" svg:y="1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1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58cm" svg:y="10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988cm" svg:y1="10.981cm" svg:x2="4.41cm" svg:y2="10.981cm">
          <text:p/>
        </draw:line>
        <draw:custom-shape draw:style-name="gr7" draw:text-style-name="P3" draw:layer="layout" svg:width="0.463cm" svg:height="0.48cm" svg:x="5.5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9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788cm" svg:y1="10.981cm" svg:x2="7.21cm" svg:y2="10.981cm">
          <text:p/>
        </draw:line>
        <draw:frame draw:style-name="gr9" draw:text-style-name="P2" draw:layer="layout" svg:width="1.213cm" svg:height="1.195cm" svg:x="4.515cm" svg:y="10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632cm" svg:y="9.977cm">
          <draw:text-box>
            <text:p>2</text:p>
          </draw:text-box>
        </draw:frame>
        <draw:custom-shape draw:style-name="gr7" draw:text-style-name="P3" draw:layer="layout" svg:width="0.463cm" svg:height="0.48cm" svg:x="12.88cm" svg:y="4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6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6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7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7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7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6.378cm" svg:x2="14.51cm" svg:y2="6.378cm">
          <text:p/>
        </draw:line>
        <draw:line draw:style-name="gr8" draw:text-style-name="P1" draw:layer="layout" svg:x1="13.088cm" svg:y1="7.978cm" svg:x2="14.51cm" svg:y2="7.978cm">
          <text:p/>
        </draw:line>
        <draw:line draw:style-name="gr8" draw:text-style-name="P1" draw:layer="layout" svg:x1="14.488cm" svg:y1="7.978cm" svg:x2="15.91cm" svg:y2="7.978cm">
          <text:p/>
        </draw:line>
        <draw:custom-shape draw:style-name="gr7" draw:text-style-name="P3" draw:layer="layout" svg:width="0.463cm" svg:height="0.48cm" svg:x="12.88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6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88cm" svg:y="7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7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6.379cm" svg:x2="14.51cm" svg:y2="6.379cm">
          <text:p/>
        </draw:line>
        <draw:line draw:style-name="gr8" draw:text-style-name="P1" draw:layer="layout" svg:x1="13.088cm" svg:y1="7.979cm" svg:x2="14.51cm" svg:y2="7.979cm">
          <text:p/>
        </draw:line>
        <draw:line draw:style-name="gr8" draw:text-style-name="P1" draw:layer="layout" svg:x1="14.488cm" svg:y1="7.979cm" svg:x2="15.91cm" svg:y2="7.979cm">
          <text:p/>
        </draw:line>
        <draw:custom-shape draw:style-name="gr7" draw:text-style-name="P3" draw:layer="layout" svg:width="0.463cm" svg:height="0.48cm" svg:x="12.88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9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9.579cm" svg:x2="14.51cm" svg:y2="9.579cm">
          <text:p/>
        </draw:line>
        <draw:line draw:style-name="gr8" draw:text-style-name="P1" draw:layer="layout" svg:x1="14.488cm" svg:y1="9.579cm" svg:x2="15.91cm" svg:y2="9.579cm">
          <text:p/>
        </draw:line>
        <draw:custom-shape draw:style-name="gr7" draw:text-style-name="P3" draw:layer="layout" svg:width="0.463cm" svg:height="0.48cm" svg:x="12.88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9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9.58cm" svg:x2="14.51cm" svg:y2="9.58cm">
          <text:p/>
        </draw:line>
        <draw:line draw:style-name="gr8" draw:text-style-name="P1" draw:layer="layout" svg:x1="14.488cm" svg:y1="9.58cm" svg:x2="15.91cm" svg:y2="9.58cm">
          <text:p/>
        </draw:line>
        <draw:custom-shape draw:style-name="gr7" draw:text-style-name="P3" draw:layer="layout" svg:width="0.463cm" svg:height="0.48cm" svg:x="15.68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0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888cm" svg:y1="9.58cm" svg:x2="17.31cm" svg:y2="9.58cm">
          <text:p/>
        </draw:line>
        <draw:custom-shape draw:style-name="gr7" draw:text-style-name="P3" draw:layer="layout" svg:width="0.463cm" svg:height="0.48cm" svg:x="12.88cm" svg:y="10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10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11.08cm" svg:x2="14.51cm" svg:y2="11.08cm">
          <text:p/>
        </draw:line>
        <draw:custom-shape draw:style-name="gr7" draw:text-style-name="P3" draw:layer="layout" svg:width="0.463cm" svg:height="0.48cm" svg:x="12.88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10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2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68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088cm" svg:y1="11.081cm" svg:x2="14.51cm" svg:y2="11.081cm">
          <text:p/>
        </draw:line>
        <draw:custom-shape draw:style-name="gr7" draw:text-style-name="P3" draw:layer="layout" svg:width="0.463cm" svg:height="0.48cm" svg:x="15.68cm" svg:y="10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7.0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888cm" svg:y1="11.081cm" svg:x2="17.31cm" svg:y2="11.081cm">
          <text:p/>
        </draw:line>
        <draw:frame draw:style-name="gr9" draw:text-style-name="P2" draw:layer="layout" svg:width="1.213cm" svg:height="1.195cm" svg:x="14.615cm" svg:y="10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732cm" svg:y="10.077cm">
          <draw:text-box>
            <text:p>2</text:p>
          </draw:text-box>
        </draw:frame>
      </draw:page>
      <draw:page draw:name="page20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397cm" svg:height="13.8cm" svg:x="10.603cm" svg:y="1cm">
          <draw:image xlink:href="Pictures/10000001000001A30000026BD2A593334824EE0A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104567FE79FF35E5.png" xlink:type="simple" xlink:show="embed" xlink:actuate="onLoad" draw:mime-type="image/png">
            <text:p/>
          </draw:image>
        </draw:frame>
        <draw:frame draw:style-name="gr2" draw:text-style-name="P1" draw:layer="layout" svg:width="9.345cm" svg:height="13.702cm" svg:x="10.655cm" svg:y="14.998cm">
          <draw:image xlink:href="Pictures/10000001000001A30000026B14F346C29E0772B3.png" xlink:type="simple" xlink:show="embed" xlink:actuate="onLoad" draw:mime-type="image/png">
            <text:p/>
          </draw:image>
        </draw:frame>
        <draw:frame draw:style-name="gr2" draw:text-style-name="P1" draw:layer="layout" svg:width="9.238cm" svg:height="13.648cm" svg:x="1.238cm" svg:y="15.052cm">
          <draw:image xlink:href="Pictures/10000001000001A30000026BF4FEFF2D87E1A428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18" draw:text-style-name="P2" draw:layer="layout" svg:width="1.516cm" svg:height="9.701cm" svg:x="1.255cm" svg:y="3.525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7</text:span><text:span text:style-name="T2"> </text:span></text:p>
            <text:p><text:span text:style-name="T2">7</text:span><text:span text:style-name="T2"> </text:span></text:p>
            <text:p><text:span text:style-name="T2">5</text:span><text:span text:style-name="T2"> </text:span></text:p>
            <text:p><text:span text:style-name="T2">2</text:span></text:p>
          </draw:text-box>
        </draw:frame>
        <draw:frame draw:style-name="gr18" draw:text-style-name="P2" draw:layer="layout" svg:width="1.818cm" svg:height="9.701cm" svg:x="11.155cm" svg:y="3.226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8</text:span><text:span text:style-name="T2"> </text:span></text:p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2</text:span></text:p>
          </draw:text-box>
        </draw:frame>
        <draw:frame draw:style-name="gr21" draw:text-style-name="P2" draw:layer="layout" svg:width="2.132cm" svg:height="11.276cm" svg:x="11.155cm" svg:y="15.927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4</text:span><text:span text:style-name="T2"> </text:span></text:p>
            <text:p><text:span text:style-name="T2">3</text:span><text:span text:style-name="T2"> </text:span></text:p>
            <text:p><text:span text:style-name="T2">1</text:span></text:p>
          </draw:text-box>
        </draw:frame>
        <draw:frame draw:style-name="gr21" draw:text-style-name="P2" draw:layer="layout" svg:width="2.078cm" svg:height="11.276cm" svg:x="1.155cm" svg:y="15.928cm">
          <draw:text-box>
            <text:p><text:span text:style-name="T2">8</text:span><text:span text:style-name="T2"> </text:span></text:p>
            <text:p><text:span text:style-name="T2">7</text:span></text:p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2</text:span><text:span text:style-name="T2"> </text:span></text:p>
            <text:p><text:span text:style-name="T2">1</text:span></text:p>
          </draw:text-box>
        </draw:frame>
        <draw:custom-shape draw:style-name="gr7" draw:text-style-name="P3" draw:layer="layout" svg:width="0.463cm" svg:height="0.48cm" svg:x="2.88cm" svg:y="4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88cm" svg:y="5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5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88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7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5.978cm" svg:x2="4.51cm" svg:y2="5.978cm">
          <text:p/>
        </draw:line>
        <draw:line draw:style-name="gr8" draw:text-style-name="P1" draw:layer="layout" svg:x1="3.088cm" svg:y1="7.578cm" svg:x2="4.51cm" svg:y2="7.578cm">
          <text:p/>
        </draw:line>
        <draw:line draw:style-name="gr8" draw:text-style-name="P1" draw:layer="layout" svg:x1="4.488cm" svg:y1="7.578cm" svg:x2="5.91cm" svg:y2="7.578cm">
          <text:p/>
        </draw:line>
        <draw:custom-shape draw:style-name="gr7" draw:text-style-name="P3" draw:layer="layout" svg:width="0.463cm" svg:height="0.48cm" svg:x="2.88cm" svg:y="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88cm" svg:y="5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88cm" svg:y="7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5.979cm" svg:x2="4.51cm" svg:y2="5.979cm">
          <text:p/>
        </draw:line>
        <draw:line draw:style-name="gr8" draw:text-style-name="P1" draw:layer="layout" svg:x1="3.088cm" svg:y1="7.579cm" svg:x2="4.51cm" svg:y2="7.579cm">
          <text:p/>
        </draw:line>
        <draw:line draw:style-name="gr8" draw:text-style-name="P1" draw:layer="layout" svg:x1="4.488cm" svg:y1="7.579cm" svg:x2="5.91cm" svg:y2="7.579cm">
          <text:p/>
        </draw:line>
        <draw:custom-shape draw:style-name="gr7" draw:text-style-name="P3" draw:layer="layout" svg:width="0.463cm" svg:height="0.48cm" svg:x="2.88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8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8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9.179cm" svg:x2="4.51cm" svg:y2="9.179cm">
          <text:p/>
        </draw:line>
        <draw:line draw:style-name="gr8" draw:text-style-name="P1" draw:layer="layout" svg:x1="4.488cm" svg:y1="9.179cm" svg:x2="5.91cm" svg:y2="9.179cm">
          <text:p/>
        </draw:line>
        <draw:custom-shape draw:style-name="gr7" draw:text-style-name="P3" draw:layer="layout" svg:width="0.463cm" svg:height="0.48cm" svg:x="2.88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8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8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8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9.18cm" svg:x2="4.51cm" svg:y2="9.18cm">
          <text:p/>
        </draw:line>
        <draw:line draw:style-name="gr8" draw:text-style-name="P1" draw:layer="layout" svg:x1="4.488cm" svg:y1="9.18cm" svg:x2="5.91cm" svg:y2="9.18cm">
          <text:p/>
        </draw:line>
        <draw:custom-shape draw:style-name="gr7" draw:text-style-name="P3" draw:layer="layout" svg:width="0.463cm" svg:height="0.48cm" svg:x="5.68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8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88cm" svg:y1="9.18cm" svg:x2="7.31cm" svg:y2="9.18cm">
          <text:p/>
        </draw:line>
        <draw:custom-shape draw:style-name="gr7" draw:text-style-name="P3" draw:layer="layout" svg:width="0.463cm" svg:height="0.48cm" svg:x="2.88cm" svg:y="10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0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0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10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10.68cm" svg:x2="4.51cm" svg:y2="10.68cm">
          <text:p/>
        </draw:line>
        <draw:custom-shape draw:style-name="gr7" draw:text-style-name="P3" draw:layer="layout" svg:width="0.463cm" svg:height="0.48cm" svg:x="2.88cm" svg:y="10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0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0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10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10.681cm" svg:x2="4.51cm" svg:y2="10.681cm">
          <text:p/>
        </draw:line>
        <draw:custom-shape draw:style-name="gr7" draw:text-style-name="P3" draw:layer="layout" svg:width="0.463cm" svg:height="0.48cm" svg:x="5.68cm" svg:y="10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10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88cm" svg:y1="10.681cm" svg:x2="7.31cm" svg:y2="10.681cm">
          <text:p/>
        </draw:line>
        <draw:frame draw:style-name="gr9" draw:text-style-name="P2" draw:layer="layout" svg:width="1.213cm" svg:height="1.195cm" svg:x="4.615cm" svg:y="9.9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732cm" svg:y="9.677cm">
          <draw:text-box>
            <text:p>2</text:p>
          </draw:text-box>
        </draw:frame>
        <draw:custom-shape draw:style-name="gr7" draw:text-style-name="P3" draw:layer="layout" svg:width="0.463cm" svg:height="0.48cm" svg:x="2.88cm" svg:y="1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12.181cm" svg:x2="4.51cm" svg:y2="12.181cm">
          <text:p/>
        </draw:line>
        <draw:custom-shape draw:style-name="gr7" draw:text-style-name="P3" draw:layer="layout" svg:width="0.463cm" svg:height="0.48cm" svg:x="2.88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1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12.182cm" svg:x2="4.51cm" svg:y2="12.182cm">
          <text:p/>
        </draw:line>
        <draw:custom-shape draw:style-name="gr7" draw:text-style-name="P3" draw:layer="layout" svg:width="0.463cm" svg:height="0.48cm" svg:x="5.68cm" svg:y="1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88cm" svg:y1="12.182cm" svg:x2="7.31cm" svg:y2="12.182cm">
          <text:p/>
        </draw:line>
        <draw:frame draw:style-name="gr9" draw:text-style-name="P2" draw:layer="layout" svg:width="1.213cm" svg:height="1.195cm" svg:x="4.615cm" svg:y="11.4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732cm" svg:y="11.178cm">
          <draw:text-box>
            <text:p>3</text:p>
          </draw:text-box>
        </draw:frame>
        <draw:custom-shape draw:style-name="gr7" draw:text-style-name="P3" draw:layer="layout" svg:width="0.463cm" svg:height="0.48cm" svg:x="12.58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58cm" svg:y="5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58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7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5.778cm" svg:x2="14.21cm" svg:y2="5.778cm">
          <text:p/>
        </draw:line>
        <draw:line draw:style-name="gr8" draw:text-style-name="P1" draw:layer="layout" svg:x1="12.788cm" svg:y1="7.378cm" svg:x2="14.21cm" svg:y2="7.378cm">
          <text:p/>
        </draw:line>
        <draw:line draw:style-name="gr8" draw:text-style-name="P1" draw:layer="layout" svg:x1="14.188cm" svg:y1="7.378cm" svg:x2="15.61cm" svg:y2="7.378cm">
          <text:p/>
        </draw:line>
        <draw:custom-shape draw:style-name="gr7" draw:text-style-name="P3" draw:layer="layout" svg:width="0.463cm" svg:height="0.48cm" svg:x="12.58cm" svg:y="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58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5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58cm" svg:y="7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7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5.779cm" svg:x2="14.21cm" svg:y2="5.779cm">
          <text:p/>
        </draw:line>
        <draw:line draw:style-name="gr8" draw:text-style-name="P1" draw:layer="layout" svg:x1="12.788cm" svg:y1="7.379cm" svg:x2="14.21cm" svg:y2="7.379cm">
          <text:p/>
        </draw:line>
        <draw:line draw:style-name="gr8" draw:text-style-name="P1" draw:layer="layout" svg:x1="14.188cm" svg:y1="7.379cm" svg:x2="15.61cm" svg:y2="7.379cm">
          <text:p/>
        </draw:line>
        <draw:custom-shape draw:style-name="gr7" draw:text-style-name="P3" draw:layer="layout" svg:width="0.463cm" svg:height="0.48cm" svg:x="12.58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8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8.979cm" svg:x2="14.21cm" svg:y2="8.979cm">
          <text:p/>
        </draw:line>
        <draw:line draw:style-name="gr8" draw:text-style-name="P1" draw:layer="layout" svg:x1="14.188cm" svg:y1="8.979cm" svg:x2="15.61cm" svg:y2="8.979cm">
          <text:p/>
        </draw:line>
        <draw:custom-shape draw:style-name="gr7" draw:text-style-name="P3" draw:layer="layout" svg:width="0.463cm" svg:height="0.48cm" svg:x="12.58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8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8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8.98cm" svg:x2="14.21cm" svg:y2="8.98cm">
          <text:p/>
        </draw:line>
        <draw:line draw:style-name="gr8" draw:text-style-name="P1" draw:layer="layout" svg:x1="14.188cm" svg:y1="8.98cm" svg:x2="15.61cm" svg:y2="8.98cm">
          <text:p/>
        </draw:line>
        <draw:custom-shape draw:style-name="gr7" draw:text-style-name="P3" draw:layer="layout" svg:width="0.463cm" svg:height="0.48cm" svg:x="15.38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78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88cm" svg:y1="8.98cm" svg:x2="17.01cm" svg:y2="8.98cm">
          <text:p/>
        </draw:line>
        <draw:custom-shape draw:style-name="gr7" draw:text-style-name="P3" draw:layer="layout" svg:width="0.463cm" svg:height="0.48cm" svg:x="12.5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10.48cm" svg:x2="14.21cm" svg:y2="10.48cm">
          <text:p/>
        </draw:line>
        <draw:custom-shape draw:style-name="gr7" draw:text-style-name="P3" draw:layer="layout" svg:width="0.463cm" svg:height="0.48cm" svg:x="12.5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1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10.481cm" svg:x2="14.21cm" svg:y2="10.481cm">
          <text:p/>
        </draw:line>
        <draw:custom-shape draw:style-name="gr7" draw:text-style-name="P3" draw:layer="layout" svg:width="0.463cm" svg:height="0.48cm" svg:x="15.3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7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88cm" svg:y1="10.481cm" svg:x2="17.01cm" svg:y2="10.481cm">
          <text:p/>
        </draw:line>
        <draw:frame draw:style-name="gr9" draw:text-style-name="P2" draw:layer="layout" svg:width="1.213cm" svg:height="1.195cm" svg:x="14.315cm" svg:y="9.7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432cm" svg:y="9.477cm">
          <draw:text-box>
            <text:p>2</text:p>
          </draw:text-box>
        </draw:frame>
        <draw:custom-shape draw:style-name="gr7" draw:text-style-name="P3" draw:layer="layout" svg:width="0.463cm" svg:height="0.48cm" svg:x="12.58cm" svg:y="1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1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11.981cm" svg:x2="14.21cm" svg:y2="11.981cm">
          <text:p/>
        </draw:line>
        <draw:custom-shape draw:style-name="gr7" draw:text-style-name="P3" draw:layer="layout" svg:width="0.463cm" svg:height="0.48cm" svg:x="12.58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98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38cm" svg:y="11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88cm" svg:y1="11.982cm" svg:x2="14.21cm" svg:y2="11.982cm">
          <text:p/>
        </draw:line>
        <draw:custom-shape draw:style-name="gr7" draw:text-style-name="P3" draw:layer="layout" svg:width="0.463cm" svg:height="0.48cm" svg:x="15.38cm" svg:y="1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78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88cm" svg:y1="11.982cm" svg:x2="17.01cm" svg:y2="11.982cm">
          <text:p/>
        </draw:line>
        <draw:frame draw:style-name="gr9" draw:text-style-name="P2" draw:layer="layout" svg:width="1.213cm" svg:height="1.195cm" svg:x="14.315cm" svg:y="11.2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432cm" svg:y="10.978cm">
          <draw:text-box>
            <text:p>3</text:p>
          </draw:text-box>
        </draw:frame>
        <draw:custom-shape draw:style-name="gr7" draw:text-style-name="P3" draw:layer="layout" svg:width="0.463cm" svg:height="0.48cm" svg:x="2.68cm" svg:y="1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8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9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18.378cm" svg:x2="4.31cm" svg:y2="18.378cm">
          <text:p/>
        </draw:line>
        <draw:line draw:style-name="gr8" draw:text-style-name="P1" draw:layer="layout" svg:x1="2.888cm" svg:y1="19.978cm" svg:x2="4.31cm" svg:y2="19.978cm">
          <text:p/>
        </draw:line>
        <draw:line draw:style-name="gr8" draw:text-style-name="P1" draw:layer="layout" svg:x1="4.288cm" svg:y1="19.978cm" svg:x2="5.71cm" svg:y2="19.978cm">
          <text:p/>
        </draw:line>
        <draw:custom-shape draw:style-name="gr7" draw:text-style-name="P3" draw:layer="layout" svg:width="0.463cm" svg:height="0.48cm" svg:x="2.68cm" svg:y="1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19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18.379cm" svg:x2="4.31cm" svg:y2="18.379cm">
          <text:p/>
        </draw:line>
        <draw:line draw:style-name="gr8" draw:text-style-name="P1" draw:layer="layout" svg:x1="2.888cm" svg:y1="19.979cm" svg:x2="4.31cm" svg:y2="19.979cm">
          <text:p/>
        </draw:line>
        <draw:line draw:style-name="gr8" draw:text-style-name="P1" draw:layer="layout" svg:x1="4.288cm" svg:y1="19.979cm" svg:x2="5.71cm" svg:y2="19.979cm">
          <text:p/>
        </draw:line>
        <draw:custom-shape draw:style-name="gr7" draw:text-style-name="P3" draw:layer="layout" svg:width="0.463cm" svg:height="0.48cm" svg:x="2.6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1.579cm" svg:x2="4.31cm" svg:y2="21.579cm">
          <text:p/>
        </draw:line>
        <draw:line draw:style-name="gr8" draw:text-style-name="P1" draw:layer="layout" svg:x1="4.288cm" svg:y1="21.579cm" svg:x2="5.71cm" svg:y2="21.579cm">
          <text:p/>
        </draw:line>
        <draw:custom-shape draw:style-name="gr7" draw:text-style-name="P3" draw:layer="layout" svg:width="0.463cm" svg:height="0.48cm" svg:x="2.6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1.58cm" svg:x2="4.31cm" svg:y2="21.58cm">
          <text:p/>
        </draw:line>
        <draw:line draw:style-name="gr8" draw:text-style-name="P1" draw:layer="layout" svg:x1="4.288cm" svg:y1="21.58cm" svg:x2="5.71cm" svg:y2="21.58cm">
          <text:p/>
        </draw:line>
        <draw:custom-shape draw:style-name="gr7" draw:text-style-name="P3" draw:layer="layout" svg:width="0.463cm" svg:height="0.48cm" svg:x="5.4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1.58cm" svg:x2="7.11cm" svg:y2="21.58cm">
          <text:p/>
        </draw:line>
        <draw:custom-shape draw:style-name="gr7" draw:text-style-name="P3" draw:layer="layout" svg:width="0.463cm" svg:height="0.48cm" svg:x="2.6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3.08cm" svg:x2="4.31cm" svg:y2="23.08cm">
          <text:p/>
        </draw:line>
        <draw:custom-shape draw:style-name="gr7" draw:text-style-name="P3" draw:layer="layout" svg:width="0.463cm" svg:height="0.48cm" svg:x="2.6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2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3.081cm" svg:x2="4.31cm" svg:y2="23.081cm">
          <text:p/>
        </draw:line>
        <draw:custom-shape draw:style-name="gr7" draw:text-style-name="P3" draw:layer="layout" svg:width="0.463cm" svg:height="0.48cm" svg:x="5.4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3.081cm" svg:x2="7.11cm" svg:y2="23.081cm">
          <text:p/>
        </draw:line>
        <draw:frame draw:style-name="gr9" draw:text-style-name="P2" draw:layer="layout" svg:width="1.213cm" svg:height="1.195cm" svg:x="4.415cm" svg:y="22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2.077cm">
          <draw:text-box>
            <text:p>2</text:p>
          </draw:text-box>
        </draw:frame>
        <draw:custom-shape draw:style-name="gr7" draw:text-style-name="P3" draw:layer="layout" svg:width="0.463cm" svg:height="0.48cm" svg:x="2.6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4.581cm" svg:x2="4.31cm" svg:y2="24.581cm">
          <text:p/>
        </draw:line>
        <draw:custom-shape draw:style-name="gr7" draw:text-style-name="P3" draw:layer="layout" svg:width="0.463cm" svg:height="0.48cm" svg:x="2.6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4.582cm" svg:x2="4.31cm" svg:y2="24.582cm">
          <text:p/>
        </draw:line>
        <draw:custom-shape draw:style-name="gr7" draw:text-style-name="P3" draw:layer="layout" svg:width="0.463cm" svg:height="0.48cm" svg:x="5.4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4.582cm" svg:x2="7.11cm" svg:y2="24.582cm">
          <text:p/>
        </draw:line>
        <draw:frame draw:style-name="gr9" draw:text-style-name="P2" draw:layer="layout" svg:width="1.213cm" svg:height="1.195cm" svg:x="4.415cm" svg:y="23.8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3.578cm">
          <draw:text-box>
            <text:p>3</text:p>
          </draw:text-box>
        </draw:frame>
        <draw:custom-shape draw:style-name="gr7" draw:text-style-name="P3" draw:layer="layout" svg:width="0.463cm" svg:height="0.48cm" svg:x="2.68cm" svg:y="2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5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6.182cm" svg:x2="4.31cm" svg:y2="26.182cm">
          <text:p/>
        </draw:line>
        <draw:custom-shape draw:style-name="gr7" draw:text-style-name="P3" draw:layer="layout" svg:width="0.463cm" svg:height="0.48cm" svg:x="2.68cm" svg:y="2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5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6.183cm" svg:x2="4.31cm" svg:y2="26.183cm">
          <text:p/>
        </draw:line>
        <draw:custom-shape draw:style-name="gr7" draw:text-style-name="P3" draw:layer="layout" svg:width="0.463cm" svg:height="0.48cm" svg:x="5.48cm" svg:y="2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5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6.183cm" svg:x2="7.11cm" svg:y2="26.183cm">
          <text:p/>
        </draw:line>
        <draw:frame draw:style-name="gr9" draw:text-style-name="P2" draw:layer="layout" svg:width="1.213cm" svg:height="1.195cm" svg:x="4.415cm" svg:y="25.431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5.179cm">
          <draw:text-box>
            <text:p>4</text:p>
          </draw:text-box>
        </draw:frame>
        <draw:custom-shape draw:style-name="gr7" draw:text-style-name="P3" draw:layer="layout" svg:width="0.463cm" svg:height="0.48cm" svg:x="12.78cm" svg:y="1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8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9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18.378cm" svg:x2="14.41cm" svg:y2="18.378cm">
          <text:p/>
        </draw:line>
        <draw:line draw:style-name="gr8" draw:text-style-name="P1" draw:layer="layout" svg:x1="12.988cm" svg:y1="19.978cm" svg:x2="14.41cm" svg:y2="19.978cm">
          <text:p/>
        </draw:line>
        <draw:line draw:style-name="gr8" draw:text-style-name="P1" draw:layer="layout" svg:x1="14.388cm" svg:y1="19.978cm" svg:x2="15.81cm" svg:y2="19.978cm">
          <text:p/>
        </draw:line>
        <draw:custom-shape draw:style-name="gr7" draw:text-style-name="P3" draw:layer="layout" svg:width="0.463cm" svg:height="0.48cm" svg:x="12.78cm" svg:y="1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8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2.78cm" svg:y="1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1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19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18.379cm" svg:x2="14.41cm" svg:y2="18.379cm">
          <text:p/>
        </draw:line>
        <draw:line draw:style-name="gr8" draw:text-style-name="P1" draw:layer="layout" svg:x1="12.988cm" svg:y1="19.979cm" svg:x2="14.41cm" svg:y2="19.979cm">
          <text:p/>
        </draw:line>
        <draw:line draw:style-name="gr8" draw:text-style-name="P1" draw:layer="layout" svg:x1="14.388cm" svg:y1="19.979cm" svg:x2="15.81cm" svg:y2="19.979cm">
          <text:p/>
        </draw:line>
        <draw:custom-shape draw:style-name="gr7" draw:text-style-name="P3" draw:layer="layout" svg:width="0.463cm" svg:height="0.48cm" svg:x="12.7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1.579cm" svg:x2="14.41cm" svg:y2="21.579cm">
          <text:p/>
        </draw:line>
        <draw:line draw:style-name="gr8" draw:text-style-name="P1" draw:layer="layout" svg:x1="14.388cm" svg:y1="21.579cm" svg:x2="15.81cm" svg:y2="21.579cm">
          <text:p/>
        </draw:line>
        <draw:custom-shape draw:style-name="gr7" draw:text-style-name="P3" draw:layer="layout" svg:width="0.463cm" svg:height="0.48cm" svg:x="12.78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1.58cm" svg:x2="14.41cm" svg:y2="21.58cm">
          <text:p/>
        </draw:line>
        <draw:line draw:style-name="gr8" draw:text-style-name="P1" draw:layer="layout" svg:x1="14.388cm" svg:y1="21.58cm" svg:x2="15.81cm" svg:y2="21.58cm">
          <text:p/>
        </draw:line>
        <draw:custom-shape draw:style-name="gr7" draw:text-style-name="P3" draw:layer="layout" svg:width="0.463cm" svg:height="0.48cm" svg:x="15.58cm" svg:y="2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1.58cm" svg:x2="17.21cm" svg:y2="21.58cm">
          <text:p/>
        </draw:line>
        <draw:custom-shape draw:style-name="gr7" draw:text-style-name="P3" draw:layer="layout" svg:width="0.463cm" svg:height="0.48cm" svg:x="12.7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3.08cm" svg:x2="14.41cm" svg:y2="23.08cm">
          <text:p/>
        </draw:line>
        <draw:custom-shape draw:style-name="gr7" draw:text-style-name="P3" draw:layer="layout" svg:width="0.463cm" svg:height="0.48cm" svg:x="12.78cm" svg:y="2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2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3.081cm" svg:x2="14.41cm" svg:y2="23.081cm">
          <text:p/>
        </draw:line>
        <draw:custom-shape draw:style-name="gr7" draw:text-style-name="P3" draw:layer="layout" svg:width="0.463cm" svg:height="0.48cm" svg:x="15.58cm" svg:y="2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3.081cm" svg:x2="17.21cm" svg:y2="23.081cm">
          <text:p/>
        </draw:line>
        <draw:frame draw:style-name="gr9" draw:text-style-name="P2" draw:layer="layout" svg:width="1.213cm" svg:height="1.195cm" svg:x="14.515cm" svg:y="22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632cm" svg:y="22.077cm">
          <draw:text-box>
            <text:p>2</text:p>
          </draw:text-box>
        </draw:frame>
        <draw:custom-shape draw:style-name="gr7" draw:text-style-name="P3" draw:layer="layout" svg:width="0.463cm" svg:height="0.48cm" svg:x="12.7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4.581cm" svg:x2="14.41cm" svg:y2="24.581cm">
          <text:p/>
        </draw:line>
        <draw:custom-shape draw:style-name="gr7" draw:text-style-name="P3" draw:layer="layout" svg:width="0.463cm" svg:height="0.48cm" svg:x="12.78cm" svg:y="24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4.582cm" svg:x2="14.41cm" svg:y2="24.582cm">
          <text:p/>
        </draw:line>
        <draw:custom-shape draw:style-name="gr7" draw:text-style-name="P3" draw:layer="layout" svg:width="0.463cm" svg:height="0.48cm" svg:x="15.58cm" svg:y="2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4.582cm" svg:x2="17.21cm" svg:y2="24.582cm">
          <text:p/>
        </draw:line>
        <draw:frame draw:style-name="gr9" draw:text-style-name="P2" draw:layer="layout" svg:width="1.213cm" svg:height="1.195cm" svg:x="14.515cm" svg:y="23.8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632cm" svg:y="23.578cm">
          <draw:text-box>
            <text:p>3</text:p>
          </draw:text-box>
        </draw:frame>
        <draw:custom-shape draw:style-name="gr7" draw:text-style-name="P3" draw:layer="layout" svg:width="0.463cm" svg:height="0.48cm" svg:x="12.78cm" svg:y="2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5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6.182cm" svg:x2="14.41cm" svg:y2="26.182cm">
          <text:p/>
        </draw:line>
        <draw:custom-shape draw:style-name="gr7" draw:text-style-name="P3" draw:layer="layout" svg:width="0.463cm" svg:height="0.48cm" svg:x="12.78cm" svg:y="2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18cm" svg:y="25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5.58cm" svg:y="2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88cm" svg:y1="26.183cm" svg:x2="14.41cm" svg:y2="26.183cm">
          <text:p/>
        </draw:line>
        <draw:custom-shape draw:style-name="gr7" draw:text-style-name="P3" draw:layer="layout" svg:width="0.463cm" svg:height="0.48cm" svg:x="15.58cm" svg:y="2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98cm" svg:y="25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788cm" svg:y1="26.183cm" svg:x2="17.21cm" svg:y2="26.183cm">
          <text:p/>
        </draw:line>
        <draw:frame draw:style-name="gr9" draw:text-style-name="P2" draw:layer="layout" svg:width="1.213cm" svg:height="1.195cm" svg:x="14.515cm" svg:y="25.431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4.632cm" svg:y="25.179cm">
          <draw:text-box>
            <text:p>4</text:p>
          </draw:text-box>
        </draw:frame>
      </draw:page>
      <draw:page draw:name="page22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439cm" svg:height="13.945cm" svg:x="10.561cm" svg:y="1cm">
          <draw:image xlink:href="Pictures/10000001000001A30000026BE629FCB77E807243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03CBC87C2FB0D2B1.png" xlink:type="simple" xlink:show="embed" xlink:actuate="onLoad" draw:mime-type="image/png">
            <text:p/>
          </draw:image>
        </draw:frame>
        <draw:frame draw:style-name="gr2" draw:text-style-name="P1" draw:layer="layout" svg:width="9.3cm" svg:height="13.74cm" svg:x="10.7cm" svg:y="15.065cm">
          <draw:image xlink:href="Pictures/10000001000001A30000026BCC042C4F4B86E6DC.png" xlink:type="simple" xlink:show="embed" xlink:actuate="onLoad" draw:mime-type="image/png">
            <text:p/>
          </draw:image>
        </draw:frame>
        <draw:frame draw:style-name="gr22" draw:text-style-name="P4" draw:layer="layout" svg:width="9.323cm" svg:height="13.774cm" svg:x="1.177cm" svg:y="14.926cm">
          <draw:image xlink:href="Pictures/10000001000001A30000026BA61E469D0EA614BF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4.693cm" svg:height="2.609cm" svg:x="5.669cm" svg:y="1.344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cm" svg:y="1.345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15.271cm" svg:y="14.946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2" draw:text-style-name="P1" draw:layer="layout" svg:width="4.693cm" svg:height="2.609cm" svg:x="5.772cm" svg:y="14.947cm">
          <draw:image xlink:href="Pictures/1000245D0000242A0000141B5E638895706BF5B1.svg" xlink:type="simple" xlink:show="embed" xlink:actuate="onLoad" draw:mime-type="image/svg+xml">
            <text:p/>
          </draw:image>
          <draw:image xlink:href="Pictures/100000010000015E000000C3FCC54AB49ADE24E9.png" xlink:type="simple" xlink:show="embed" xlink:actuate="onLoad" draw:mime-type="image/png"/>
        </draw:frame>
        <draw:frame draw:style-name="gr3" draw:text-style-name="P2" draw:layer="layout" svg:width="3.47cm" svg:height="1.276cm" svg:x="1.0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595cm" svg:y="13.5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.0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3" draw:text-style-name="P2" draw:layer="layout" svg:width="3.47cm" svg:height="1.276cm" svg:x="10.495cm" svg:y="27.358cm">
          <draw:text-box>
            <text:p><text:span text:style-name="T1">L</text:span><text:span text:style-name="T1">e</text:span><text:span text:style-name="T1">v</text:span><text:span text:style-name="T1">e</text:span><text:span text:style-name="T1">l </text:span><text:span text:style-name="T1">7</text:span></text:p>
          </draw:text-box>
        </draw:frame>
        <draw:frame draw:style-name="gr18" draw:text-style-name="P2" draw:layer="layout" svg:width="1.747cm" svg:height="9.701cm" svg:x="1.355cm" svg:y="2.926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8</text:span><text:span text:style-name="T2"> </text:span></text:p>
            <text:p><text:span text:style-name="T2">5</text:span><text:span text:style-name="T2"> </text:span></text:p>
            <text:p><text:span text:style-name="T2">4</text:span><text:span text:style-name="T2"> </text:span></text:p>
            <text:p><text:span text:style-name="T2">4</text:span></text:p>
          </draw:text-box>
        </draw:frame>
        <draw:frame draw:style-name="gr21" draw:text-style-name="P2" draw:layer="layout" svg:width="2.251cm" svg:height="11.276cm" svg:x="10.755cm" svg:y="1.927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7</text:span><text:span text:style-name="T2"> </text:span></text:p>
            <text:p><text:span text:style-name="T2">5</text:span><text:span text:style-name="T2"> </text:span></text:p>
            <text:p><text:span text:style-name="T2">4</text:span><text:span text:style-name="T2"> </text:span></text:p>
            <text:p><text:span text:style-name="T2">3</text:span><text:span text:style-name="T2"> </text:span></text:p>
            <text:p><text:span text:style-name="T2">2</text:span></text:p>
          </draw:text-box>
        </draw:frame>
        <draw:frame draw:style-name="gr23" draw:text-style-name="P2" draw:layer="layout" svg:width="1.838cm" svg:height="12.851cm" svg:x="1.155cm" svg:y="14.828cm">
          <draw:text-box>
            <text:p><text:span text:style-name="T2">8</text:span><text:span text:style-name="T2"> </text:span></text:p>
            <text:p><text:span text:style-name="T2">7</text:span><text:span text:style-name="T2"> </text:span></text:p>
            <text:p><text:span text:style-name="T2">6</text:span><text:span text:style-name="T2"> </text:span></text:p>
            <text:p><text:span text:style-name="T2">5</text:span><text:span text:style-name="T2"> </text:span></text:p>
            <text:p><text:span text:style-name="T2">4</text:span><text:span text:style-name="T2"> </text:span></text:p>
            <text:p><text:span text:style-name="T2">3</text:span><text:span text:style-name="T2"> </text:span></text:p>
            <text:p><text:span text:style-name="T2">2</text:span><text:span text:style-name="T2"> </text:span></text:p>
            <text:p><text:span text:style-name="T2">1</text:span></text:p>
          </draw:text-box>
        </draw:frame>
        <draw:custom-shape draw:style-name="gr7" draw:text-style-name="P3" draw:layer="layout" svg:width="0.463cm" svg:height="0.48cm" svg:x="2.8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88cm" svg:y="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88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6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6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5.378cm" svg:x2="4.51cm" svg:y2="5.378cm">
          <text:p/>
        </draw:line>
        <draw:line draw:style-name="gr8" draw:text-style-name="P1" draw:layer="layout" svg:x1="3.088cm" svg:y1="6.978cm" svg:x2="4.51cm" svg:y2="6.978cm">
          <text:p/>
        </draw:line>
        <draw:line draw:style-name="gr8" draw:text-style-name="P1" draw:layer="layout" svg:x1="4.488cm" svg:y1="6.978cm" svg:x2="5.91cm" svg:y2="6.978cm">
          <text:p/>
        </draw:line>
        <draw:custom-shape draw:style-name="gr7" draw:text-style-name="P3" draw:layer="layout" svg:width="0.463cm" svg:height="0.48cm" svg:x="2.88cm" svg:y="3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88cm" svg:y="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5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88cm" svg:y="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6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6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5.379cm" svg:x2="4.51cm" svg:y2="5.379cm">
          <text:p/>
        </draw:line>
        <draw:line draw:style-name="gr8" draw:text-style-name="P1" draw:layer="layout" svg:x1="3.088cm" svg:y1="6.979cm" svg:x2="4.51cm" svg:y2="6.979cm">
          <text:p/>
        </draw:line>
        <draw:line draw:style-name="gr8" draw:text-style-name="P1" draw:layer="layout" svg:x1="4.488cm" svg:y1="6.979cm" svg:x2="5.91cm" svg:y2="6.979cm">
          <text:p/>
        </draw:line>
        <draw:custom-shape draw:style-name="gr7" draw:text-style-name="P3" draw:layer="layout" svg:width="0.463cm" svg:height="0.48cm" svg:x="2.88cm" svg:y="8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8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8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8.579cm" svg:x2="4.51cm" svg:y2="8.579cm">
          <text:p/>
        </draw:line>
        <draw:line draw:style-name="gr8" draw:text-style-name="P1" draw:layer="layout" svg:x1="4.488cm" svg:y1="8.579cm" svg:x2="5.91cm" svg:y2="8.579cm">
          <text:p/>
        </draw:line>
        <draw:custom-shape draw:style-name="gr7" draw:text-style-name="P3" draw:layer="layout" svg:width="0.463cm" svg:height="0.48cm" svg:x="2.88cm" svg:y="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8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8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8.58cm" svg:x2="4.51cm" svg:y2="8.58cm">
          <text:p/>
        </draw:line>
        <draw:line draw:style-name="gr8" draw:text-style-name="P1" draw:layer="layout" svg:x1="4.488cm" svg:y1="8.58cm" svg:x2="5.91cm" svg:y2="8.58cm">
          <text:p/>
        </draw:line>
        <draw:custom-shape draw:style-name="gr7" draw:text-style-name="P3" draw:layer="layout" svg:width="0.463cm" svg:height="0.48cm" svg:x="5.68cm" svg:y="8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8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88cm" svg:y1="8.58cm" svg:x2="7.31cm" svg:y2="8.58cm">
          <text:p/>
        </draw:line>
        <draw:custom-shape draw:style-name="gr7" draw:text-style-name="P3" draw:layer="layout" svg:width="0.463cm" svg:height="0.48cm" svg:x="2.88cm" svg:y="9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9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9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10.08cm" svg:x2="4.51cm" svg:y2="10.08cm">
          <text:p/>
        </draw:line>
        <draw:custom-shape draw:style-name="gr7" draw:text-style-name="P3" draw:layer="layout" svg:width="0.463cm" svg:height="0.48cm" svg:x="2.88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9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9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10.081cm" svg:x2="4.51cm" svg:y2="10.081cm">
          <text:p/>
        </draw:line>
        <draw:custom-shape draw:style-name="gr7" draw:text-style-name="P3" draw:layer="layout" svg:width="0.463cm" svg:height="0.48cm" svg:x="5.68cm" svg:y="9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9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88cm" svg:y1="10.081cm" svg:x2="7.31cm" svg:y2="10.081cm">
          <text:p/>
        </draw:line>
        <draw:frame draw:style-name="gr9" draw:text-style-name="P2" draw:layer="layout" svg:width="1.213cm" svg:height="1.195cm" svg:x="4.615cm" svg:y="9.3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732cm" svg:y="9.077cm">
          <draw:text-box>
            <text:p>2</text:p>
          </draw:text-box>
        </draw:frame>
        <draw:custom-shape draw:style-name="gr7" draw:text-style-name="P3" draw:layer="layout" svg:width="0.463cm" svg:height="0.48cm" svg:x="2.88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11.581cm" svg:x2="4.51cm" svg:y2="11.581cm">
          <text:p/>
        </draw:line>
        <draw:custom-shape draw:style-name="gr7" draw:text-style-name="P3" draw:layer="layout" svg:width="0.463cm" svg:height="0.48cm" svg:x="2.88cm" svg:y="1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28cm" svg:y="1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68cm" svg:y="11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088cm" svg:y1="11.582cm" svg:x2="4.51cm" svg:y2="11.582cm">
          <text:p/>
        </draw:line>
        <draw:custom-shape draw:style-name="gr7" draw:text-style-name="P3" draw:layer="layout" svg:width="0.463cm" svg:height="0.48cm" svg:x="5.68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7.08cm" svg:y="1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88cm" svg:y1="11.582cm" svg:x2="7.31cm" svg:y2="11.582cm">
          <text:p/>
        </draw:line>
        <draw:frame draw:style-name="gr9" draw:text-style-name="P2" draw:layer="layout" svg:width="1.213cm" svg:height="1.195cm" svg:x="4.615cm" svg:y="10.8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732cm" svg:y="10.578cm">
          <draw:text-box>
            <text:p>3</text:p>
          </draw:text-box>
        </draw:frame>
        <draw:custom-shape draw:style-name="gr7" draw:text-style-name="P3" draw:layer="layout" svg:width="0.463cm" svg:height="0.48cm" svg:x="11.98cm" svg:y="2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1.98cm" svg:y="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1.98cm" svg:y="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5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4.278cm" svg:x2="13.61cm" svg:y2="4.278cm">
          <text:p/>
        </draw:line>
        <draw:line draw:style-name="gr8" draw:text-style-name="P1" draw:layer="layout" svg:x1="12.188cm" svg:y1="5.878cm" svg:x2="13.61cm" svg:y2="5.878cm">
          <text:p/>
        </draw:line>
        <draw:line draw:style-name="gr8" draw:text-style-name="P1" draw:layer="layout" svg:x1="13.588cm" svg:y1="5.878cm" svg:x2="15.01cm" svg:y2="5.878cm">
          <text:p/>
        </draw:line>
        <draw:custom-shape draw:style-name="gr7" draw:text-style-name="P3" draw:layer="layout" svg:width="0.463cm" svg:height="0.48cm" svg:x="11.98cm" svg:y="2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1.98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1.98cm" svg:y="5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5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4.279cm" svg:x2="13.61cm" svg:y2="4.279cm">
          <text:p/>
        </draw:line>
        <draw:line draw:style-name="gr8" draw:text-style-name="P1" draw:layer="layout" svg:x1="12.188cm" svg:y1="5.879cm" svg:x2="13.61cm" svg:y2="5.879cm">
          <text:p/>
        </draw:line>
        <draw:line draw:style-name="gr8" draw:text-style-name="P1" draw:layer="layout" svg:x1="13.588cm" svg:y1="5.879cm" svg:x2="15.01cm" svg:y2="5.879cm">
          <text:p/>
        </draw:line>
        <draw:custom-shape draw:style-name="gr7" draw:text-style-name="P3" draw:layer="layout" svg:width="0.463cm" svg:height="0.48cm" svg:x="11.98cm" svg:y="7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7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7.479cm" svg:x2="13.61cm" svg:y2="7.479cm">
          <text:p/>
        </draw:line>
        <draw:line draw:style-name="gr8" draw:text-style-name="P1" draw:layer="layout" svg:x1="13.588cm" svg:y1="7.479cm" svg:x2="15.01cm" svg:y2="7.479cm">
          <text:p/>
        </draw:line>
        <draw:custom-shape draw:style-name="gr7" draw:text-style-name="P3" draw:layer="layout" svg:width="0.463cm" svg:height="0.48cm" svg:x="11.98cm" svg:y="7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7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7.48cm" svg:x2="13.61cm" svg:y2="7.48cm">
          <text:p/>
        </draw:line>
        <draw:line draw:style-name="gr8" draw:text-style-name="P1" draw:layer="layout" svg:x1="13.588cm" svg:y1="7.48cm" svg:x2="15.01cm" svg:y2="7.48cm">
          <text:p/>
        </draw:line>
        <draw:custom-shape draw:style-name="gr7" draw:text-style-name="P3" draw:layer="layout" svg:width="0.463cm" svg:height="0.48cm" svg:x="14.78cm" svg:y="7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988cm" svg:y1="7.48cm" svg:x2="16.41cm" svg:y2="7.48cm">
          <text:p/>
        </draw:line>
        <draw:custom-shape draw:style-name="gr7" draw:text-style-name="P3" draw:layer="layout" svg:width="0.463cm" svg:height="0.48cm" svg:x="11.98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8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8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8.98cm" svg:x2="13.61cm" svg:y2="8.98cm">
          <text:p/>
        </draw:line>
        <draw:custom-shape draw:style-name="gr7" draw:text-style-name="P3" draw:layer="layout" svg:width="0.463cm" svg:height="0.48cm" svg:x="11.98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8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8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8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8.981cm" svg:x2="13.61cm" svg:y2="8.981cm">
          <text:p/>
        </draw:line>
        <draw:custom-shape draw:style-name="gr7" draw:text-style-name="P3" draw:layer="layout" svg:width="0.463cm" svg:height="0.48cm" svg:x="14.78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8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988cm" svg:y1="8.981cm" svg:x2="16.41cm" svg:y2="8.981cm">
          <text:p/>
        </draw:line>
        <draw:frame draw:style-name="gr9" draw:text-style-name="P2" draw:layer="layout" svg:width="1.213cm" svg:height="1.195cm" svg:x="13.715cm" svg:y="8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3.832cm" svg:y="7.977cm">
          <draw:text-box>
            <text:p>2</text:p>
          </draw:text-box>
        </draw:frame>
        <draw:custom-shape draw:style-name="gr7" draw:text-style-name="P3" draw:layer="layout" svg:width="0.463cm" svg:height="0.48cm" svg:x="11.9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1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10.481cm" svg:x2="13.61cm" svg:y2="10.481cm">
          <text:p/>
        </draw:line>
        <draw:custom-shape draw:style-name="gr7" draw:text-style-name="P3" draw:layer="layout" svg:width="0.463cm" svg:height="0.48cm" svg:x="11.98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1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10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10.482cm" svg:x2="13.61cm" svg:y2="10.482cm">
          <text:p/>
        </draw:line>
        <draw:custom-shape draw:style-name="gr7" draw:text-style-name="P3" draw:layer="layout" svg:width="0.463cm" svg:height="0.48cm" svg:x="14.78cm" svg:y="1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988cm" svg:y1="10.482cm" svg:x2="16.41cm" svg:y2="10.482cm">
          <text:p/>
        </draw:line>
        <draw:frame draw:style-name="gr9" draw:text-style-name="P2" draw:layer="layout" svg:width="1.213cm" svg:height="1.195cm" svg:x="13.715cm" svg:y="9.7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3.832cm" svg:y="9.478cm">
          <draw:text-box>
            <text:p>3</text:p>
          </draw:text-box>
        </draw:frame>
        <draw:custom-shape draw:style-name="gr7" draw:text-style-name="P3" draw:layer="layout" svg:width="0.463cm" svg:height="0.48cm" svg:x="11.98cm" svg:y="11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1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11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11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12.082cm" svg:x2="13.61cm" svg:y2="12.082cm">
          <text:p/>
        </draw:line>
        <draw:custom-shape draw:style-name="gr7" draw:text-style-name="P3" draw:layer="layout" svg:width="0.463cm" svg:height="0.48cm" svg:x="11.98cm" svg:y="11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11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3.38cm" svg:y="1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4.78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88cm" svg:y1="12.083cm" svg:x2="13.61cm" svg:y2="12.083cm">
          <text:p/>
        </draw:line>
        <draw:custom-shape draw:style-name="gr7" draw:text-style-name="P3" draw:layer="layout" svg:width="0.463cm" svg:height="0.48cm" svg:x="14.78cm" svg:y="11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16.18cm" svg:y="1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988cm" svg:y1="12.083cm" svg:x2="16.41cm" svg:y2="12.083cm">
          <text:p/>
        </draw:line>
        <draw:frame draw:style-name="gr9" draw:text-style-name="P2" draw:layer="layout" svg:width="1.213cm" svg:height="1.195cm" svg:x="13.715cm" svg:y="11.331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13.832cm" svg:y="11.079cm">
          <draw:text-box>
            <text:p>4</text:p>
          </draw:text-box>
        </draw:frame>
        <draw:custom-shape draw:style-name="gr7" draw:text-style-name="P3" draw:layer="layout" svg:width="0.463cm" svg:height="0.48cm" svg:x="2.68cm" svg:y="15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1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17.278cm" svg:x2="4.31cm" svg:y2="17.278cm">
          <text:p/>
        </draw:line>
        <draw:line draw:style-name="gr8" draw:text-style-name="P1" draw:layer="layout" svg:x1="2.888cm" svg:y1="18.878cm" svg:x2="4.31cm" svg:y2="18.878cm">
          <text:p/>
        </draw:line>
        <draw:line draw:style-name="gr8" draw:text-style-name="P1" draw:layer="layout" svg:x1="4.288cm" svg:y1="18.878cm" svg:x2="5.71cm" svg:y2="18.878cm">
          <text:p/>
        </draw:line>
        <draw:custom-shape draw:style-name="gr7" draw:text-style-name="P3" draw:layer="layout" svg:width="0.463cm" svg:height="0.48cm" svg:x="2.68cm" svg:y="15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2.68cm" svg:y="1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18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1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17.279cm" svg:x2="4.31cm" svg:y2="17.279cm">
          <text:p/>
        </draw:line>
        <draw:line draw:style-name="gr8" draw:text-style-name="P1" draw:layer="layout" svg:x1="2.888cm" svg:y1="18.879cm" svg:x2="4.31cm" svg:y2="18.879cm">
          <text:p/>
        </draw:line>
        <draw:line draw:style-name="gr8" draw:text-style-name="P1" draw:layer="layout" svg:x1="4.288cm" svg:y1="18.879cm" svg:x2="5.71cm" svg:y2="18.879cm">
          <text:p/>
        </draw:line>
        <draw:custom-shape draw:style-name="gr7" draw:text-style-name="P3" draw:layer="layout" svg:width="0.463cm" svg:height="0.48cm" svg:x="2.68cm" svg:y="2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0.479cm" svg:x2="4.31cm" svg:y2="20.479cm">
          <text:p/>
        </draw:line>
        <draw:line draw:style-name="gr8" draw:text-style-name="P1" draw:layer="layout" svg:x1="4.288cm" svg:y1="20.479cm" svg:x2="5.71cm" svg:y2="20.479cm">
          <text:p/>
        </draw:line>
        <draw:custom-shape draw:style-name="gr7" draw:text-style-name="P3" draw:layer="layout" svg:width="0.463cm" svg:height="0.48cm" svg:x="2.68cm" svg:y="2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0.48cm" svg:x2="4.31cm" svg:y2="20.48cm">
          <text:p/>
        </draw:line>
        <draw:line draw:style-name="gr8" draw:text-style-name="P1" draw:layer="layout" svg:x1="4.288cm" svg:y1="20.48cm" svg:x2="5.71cm" svg:y2="20.48cm">
          <text:p/>
        </draw:line>
        <draw:custom-shape draw:style-name="gr7" draw:text-style-name="P3" draw:layer="layout" svg:width="0.463cm" svg:height="0.48cm" svg:x="5.48cm" svg:y="2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0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0.48cm" svg:x2="7.11cm" svg:y2="20.48cm">
          <text:p/>
        </draw:line>
        <draw:custom-shape draw:style-name="gr7" draw:text-style-name="P3" draw:layer="layout" svg:width="0.463cm" svg:height="0.48cm" svg:x="2.68cm" svg:y="2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1.98cm" svg:x2="4.31cm" svg:y2="21.98cm">
          <text:p/>
        </draw:line>
        <draw:custom-shape draw:style-name="gr7" draw:text-style-name="P3" draw:layer="layout" svg:width="0.463cm" svg:height="0.48cm" svg:x="2.68cm" svg:y="2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1.981cm" svg:x2="4.31cm" svg:y2="21.981cm">
          <text:p/>
        </draw:line>
        <draw:custom-shape draw:style-name="gr7" draw:text-style-name="P3" draw:layer="layout" svg:width="0.463cm" svg:height="0.48cm" svg:x="5.48cm" svg:y="2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1.981cm" svg:x2="7.11cm" svg:y2="21.981cm">
          <text:p/>
        </draw:line>
        <draw:frame draw:style-name="gr9" draw:text-style-name="P2" draw:layer="layout" svg:width="1.213cm" svg:height="1.195cm" svg:x="4.415cm" svg:y="21.229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0.977cm">
          <draw:text-box>
            <text:p>2</text:p>
          </draw:text-box>
        </draw:frame>
        <draw:custom-shape draw:style-name="gr7" draw:text-style-name="P3" draw:layer="layout" svg:width="0.463cm" svg:height="0.48cm" svg:x="2.6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3.481cm" svg:x2="4.31cm" svg:y2="23.481cm">
          <text:p/>
        </draw:line>
        <draw:custom-shape draw:style-name="gr7" draw:text-style-name="P3" draw:layer="layout" svg:width="0.463cm" svg:height="0.48cm" svg:x="2.68cm" svg:y="2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3.482cm" svg:x2="4.31cm" svg:y2="23.482cm">
          <text:p/>
        </draw:line>
        <draw:custom-shape draw:style-name="gr7" draw:text-style-name="P3" draw:layer="layout" svg:width="0.463cm" svg:height="0.48cm" svg:x="5.48cm" svg:y="2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3.482cm" svg:x2="7.11cm" svg:y2="23.482cm">
          <text:p/>
        </draw:line>
        <draw:frame draw:style-name="gr9" draw:text-style-name="P2" draw:layer="layout" svg:width="1.213cm" svg:height="1.195cm" svg:x="4.415cm" svg:y="22.73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2.478cm">
          <draw:text-box>
            <text:p>3</text:p>
          </draw:text-box>
        </draw:frame>
        <draw:custom-shape draw:style-name="gr7" draw:text-style-name="P3" draw:layer="layout" svg:width="0.463cm" svg:height="0.48cm" svg:x="2.68cm" svg:y="2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4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5.082cm" svg:x2="4.31cm" svg:y2="25.082cm">
          <text:p/>
        </draw:line>
        <draw:custom-shape draw:style-name="gr7" draw:text-style-name="P3" draw:layer="layout" svg:width="0.463cm" svg:height="0.48cm" svg:x="2.68cm" svg:y="2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4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5.083cm" svg:x2="4.31cm" svg:y2="25.083cm">
          <text:p/>
        </draw:line>
        <draw:custom-shape draw:style-name="gr7" draw:text-style-name="P3" draw:layer="layout" svg:width="0.463cm" svg:height="0.48cm" svg:x="5.48cm" svg:y="2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4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5.083cm" svg:x2="7.11cm" svg:y2="25.083cm">
          <text:p/>
        </draw:line>
        <draw:frame draw:style-name="gr9" draw:text-style-name="P2" draw:layer="layout" svg:width="1.213cm" svg:height="1.195cm" svg:x="4.415cm" svg:y="24.331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4.079cm">
          <draw:text-box>
            <text:p>4</text:p>
          </draw:text-box>
        </draw:frame>
        <draw:custom-shape draw:style-name="gr7" draw:text-style-name="P3" draw:layer="layout" svg:width="0.463cm" svg:height="0.48cm" svg:x="2.68cm" svg:y="2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6.783cm" svg:x2="4.31cm" svg:y2="26.783cm">
          <text:p/>
        </draw:line>
        <draw:custom-shape draw:style-name="gr7" draw:text-style-name="P3" draw:layer="layout" svg:width="0.463cm" svg:height="0.48cm" svg:x="2.68cm" svg:y="2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4.08cm" svg:y="2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5.48cm" svg:y="2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88cm" svg:y1="26.784cm" svg:x2="4.31cm" svg:y2="26.784cm">
          <text:p/>
        </draw:line>
        <draw:custom-shape draw:style-name="gr7" draw:text-style-name="P3" draw:layer="layout" svg:width="0.463cm" svg:height="0.48cm" svg:x="5.48cm" svg:y="2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63cm" svg:height="0.48cm" svg:x="6.88cm" svg:y="2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688cm" svg:y1="26.784cm" svg:x2="7.11cm" svg:y2="26.784cm">
          <text:p/>
        </draw:line>
        <draw:frame draw:style-name="gr9" draw:text-style-name="P2" draw:layer="layout" svg:width="1.213cm" svg:height="1.195cm" svg:x="4.415cm" svg:y="26.032cm">
          <draw:text-box>
            <text:p><text:span text:style-name="T3">.</text:span><text:span text:style-name="T3">.</text:span><text:span text:style-name="T3">.</text:span></text:p>
          </draw:text-box>
        </draw:frame>
        <draw:frame draw:style-name="gr10" draw:text-style-name="P2" draw:layer="layout" svg:width="0.853cm" svg:height="0.962cm" svg:x="4.532cm" svg:y="25.78cm">
          <draw:text-box>
            <text:p>5</text:p>
          </draw:text-box>
        </draw:frame>
      </draw:page>
      <draw:page draw:name="page24" draw:style-name="dp1" draw:master-page-name="Default">
        <draw:line draw:style-name="gr1" draw:text-style-name="P1" draw:layer="layout" svg:x1="10.504cm" svg:y1="1cm" svg:x2="10.54cm" svg:y2="28.7cm">
          <text:p/>
        </draw:line>
        <draw:line draw:style-name="gr1" draw:text-style-name="P1" draw:layer="layout" svg:x1="1cm" svg:y1="14.981cm" svg:x2="20cm" svg:y2="14.945cm">
          <text:p/>
        </draw:line>
        <draw:frame draw:style-name="gr2" draw:text-style-name="P1" draw:layer="layout" svg:width="9.463cm" svg:height="13.933cm" svg:x="10.537cm" svg:y="1cm">
          <draw:image xlink:href="Pictures/10000001000001A30000026B772D0A51E350BBC9.png" xlink:type="simple" xlink:show="embed" xlink:actuate="onLoad" draw:mime-type="image/png">
            <text:p/>
          </draw:image>
        </draw:frame>
        <draw:frame draw:style-name="gr2" draw:text-style-name="P1" draw:layer="layout" svg:width="9.398cm" svg:height="13.97cm" svg:x="1cm" svg:y="1cm">
          <draw:image xlink:href="Pictures/10000001000001A30000026B6077197A17D9E066.png" xlink:type="simple" xlink:show="embed" xlink:actuate="onLoad" draw:mime-type="image/png">
            <text:p/>
          </draw:image>
        </draw:frame>
        <draw:frame draw:style-name="gr2" draw:text-style-name="P1" draw:layer="layout" svg:width="9.512cm" svg:height="13.932cm" svg:x="10.488cm" svg:y="15.065cm">
          <draw:image xlink:href="Pictures/10000001000001A30000026B3A65A891FEB7B64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1:17:01.090416612</meta:creation-date>
    <dc:date>2023-05-17T11:01:39.169731208</dc:date>
    <meta:editing-duration>P6DT3H11M13S</meta:editing-duration>
    <meta:editing-cycles>102</meta:editing-cycles>
    <meta:generator>LibreOffice/7.3.7.2$Linux_X86_64 LibreOffice_project/30$Build-2</meta:generator>
    <meta:document-statistic meta:object-count="2531"/>
  </office:meta>
</office:document-meta>
</file>